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OrgTitle"><text:title>SweetSai - a Sweet based web app dev effort for Semantic Style Sheets</text:title></text:p>
      <text:p text:style-name="OrgTitle"/>
      <text:p text:style-name="OrgSubtitle"><text:initial-creator>Sai Gollapudi</text:initial-creator></text:p>
      <text:p text:style-name="OrgSubtitle"/>
      <text:p text:style-name="OrgSubtitle"><text:date style:data-style-name="N75" text:date-value="2016-03-02T15:04:40+05:30">02 Mar 2016</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Introduction</text:a></text:p>
          <text:p text:style-name="Contents_20_1"><text:a xlink:type="simple" xlink:href="#sec-2">2. Requirements</text:a></text:p>
          <text:p text:style-name="Contents_20_2"><text:a xlink:type="simple" xlink:href="#sec-2-1">2.1. overview of requirement</text:a></text:p>
          <text:p text:style-name="Contents_20_2"><text:a xlink:type="simple" xlink:href="#sec-2-2">2.2. roadmap of activity</text:a></text:p>
          <text:p text:style-name="Contents_20_2"><text:a xlink:type="simple" xlink:href="#sec-2-3">2.3. r0 - release 0 requirement</text:a></text:p>
          <text:p text:style-name="Contents_20_1"><text:a xlink:type="simple" xlink:href="#sec-3">3. Design</text:a></text:p>
          <text:p text:style-name="Contents_20_2"><text:a xlink:type="simple" xlink:href="#sec-3-1">3.1. installation information</text:a></text:p>
          <text:p text:style-name="Contents_20_2"><text:a xlink:type="simple" xlink:href="#sec-3-2">3.2. execution information</text:a></text:p>
          <text:p text:style-name="Contents_20_2"><text:a xlink:type="simple" xlink:href="#sec-3-3">3.3. server side</text:a></text:p>
          <text:p text:style-name="Contents_20_3"><text:a xlink:type="simple" xlink:href="#sec-3-3-1">3.3.1. CORS</text:a></text:p>
          <text:p text:style-name="Contents_20_3"><text:a xlink:type="simple" xlink:href="#sec-3-3-2">3.3.2. SWeet Store API</text:a></text:p>
          <text:p text:style-name="Contents_20_2"><text:a xlink:type="simple" xlink:href="#sec-3-4">3.4. client side</text:a></text:p>
          <text:p text:style-name="Contents_20_2"><text:a xlink:type="simple" xlink:href="#sec-3-5">3.5. Software Engineering aspects</text:a></text:p>
          <text:p text:style-name="Contents_20_1"><text:a xlink:type="simple" xlink:href="#sec-4">4. implementation</text:a></text:p>
          <text:p text:style-name="Contents_20_2"><text:a xlink:type="simple" xlink:href="#sec-4-1">4.1. basic layout &amp; structure</text:a></text:p>
          <text:p text:style-name="Contents_20_2"><text:a xlink:type="simple" xlink:href="#sec-4-2">4.2. Editor</text:a></text:p>
          <text:p text:style-name="Contents_20_3"><text:a xlink:type="simple" xlink:href="#sec-4-2-1">4.2.1. model (database work)</text:a></text:p>
          <text:p text:style-name="Contents_20_3"><text:a xlink:type="simple" xlink:href="#sec-4-2-2">4.2.2. view</text:a></text:p>
          <text:p text:style-name="Contents_20_3"><text:a xlink:type="simple" xlink:href="#sec-4-2-3">4.2.3. my welcome page</text:a></text:p>
          <text:p text:style-name="Contents_20_3"><text:a xlink:type="simple" xlink:href="#sec-4-2-4">4.2.4. controller</text:a></text:p>
          <text:p text:style-name="Contents_20_2"><text:a xlink:type="simple" xlink:href="#sec-4-3">4.3. support infra</text:a></text:p>
          <text:p text:style-name="Contents_20_3"><text:a xlink:type="simple" xlink:href="#sec-4-3-1">4.3.1. Config.py file</text:a></text:p>
          <text:p text:style-name="Contents_20_3"><text:a xlink:type="simple" xlink:href="#sec-4-3-2">4.3.2. _<text:span text:style-name="OrgSubscript">init</text:span>__.py file</text:a></text:p>
          <text:p text:style-name="Contents_20_3"><text:a xlink:type="simple" xlink:href="#sec-4-3-3">4.3.3. Authentication of user</text:a></text:p>
          <text:p text:style-name="Contents_20_3"><text:a xlink:type="simple" xlink:href="#sec-4-3-4">4.3.4. Macro for rendering WTF forms</text:a></text:p>
          <text:p text:style-name="Contents_20_1"><text:a xlink:type="simple" xlink:href="#sec-5">5. Installations</text:a></text:p>
          <text:p text:style-name="Contents_20_1"><text:a xlink:type="simple" xlink:href="#sec-6">6. Execution</text:a></text:p>
          <text:p text:style-name="Contents_20_1"><text:a xlink:type="simple" xlink:href="#sec-7">7. Server Side or Back-End Development work</text:a></text:p>
          <text:p text:style-name="Contents_20_2"><text:a xlink:type="simple" xlink:href="#sec-7-1">7.1. Important code files</text:a></text:p>
          <text:p text:style-name="Contents_20_2"><text:a xlink:type="simple" xlink:href="#sec-7-2">7.2. SweetSai.py</text:a></text:p>
          <text:p text:style-name="Contents_20_2"><text:a xlink:type="simple" xlink:href="#sec-7-3">7.3. forms.py file</text:a></text:p>
          <text:p text:style-name="Contents_20_2"><text:a xlink:type="simple" xlink:href="#sec-7-4">7.4. my HTML files</text:a></text:p>
          <text:p text:style-name="Contents_20_3"><text:a xlink:type="simple" xlink:href="#sec-7-4-1">7.4.1. core or base template</text:a></text:p>
          <text:p text:style-name="Contents_20_3"><text:a xlink:type="simple" xlink:href="#sec-7-4-2">7.4.2. navigation bar template</text:a></text:p>
          <text:p text:style-name="Contents_20_3"><text:a xlink:type="simple" xlink:href="#sec-7-4-3">7.4.3. how I intend to show sweets</text:a></text:p>
          <text:p text:style-name="Contents_20_3"><text:a xlink:type="simple" xlink:href="#sec-7-4-4">7.4.4. my page for getting Sweet User ID</text:a></text:p>
          <text:p text:style-name="Contents_20_3"><text:a xlink:type="simple" xlink:href="#sec-7-4-5">7.4.5. Submit page</text:a></text:p>
          <text:p text:style-name="Contents_20_3"><text:a xlink:type="simple" xlink:href="#sec-7-4-6">7.4.6. success page</text:a></text:p>
          <text:p text:style-name="Contents_20_3"><text:a xlink:type="simple" xlink:href="#sec-7-4-7">7.4.7. Here is my success page in HTML</text:a></text:p>
          <text:p text:style-name="Contents_20_3"><text:a xlink:type="simple" xlink:href="#sec-7-4-8">7.4.8. my logout page</text:a></text:p>
          <text:p text:style-name="Contents_20_3"><text:a xlink:type="simple" xlink:href="#sec-7-4-9">7.4.9. my LoginForm page</text:a></text:p>
          <text:p text:style-name="Contents_20_3"><text:a xlink:type="simple" xlink:href="#sec-7-4-10">7.4.10. style.css file</text:a></text:p>
          <text:p text:style-name="Contents_20_1"><text:a xlink:type="simple" xlink:href="#sec-8">8. Client-side or Front-End Development work</text:a></text:p>
          <text:p text:style-name="Contents_20_2"><text:a xlink:type="simple" xlink:href="#sec-8-1">8.1. JavaScript code for front-end</text:a></text:p>
          <text:p text:style-name="Contents_20_2"><text:a xlink:type="simple" xlink:href="#sec-8-2">8.2. HTML code for front-end</text:a></text:p>
          <text:p text:style-name="Contents_20_1"><text:a xlink:type="simple" xlink:href="#sec-9">9. clipboard</text:a></text:p>
        </text:index-body>
      </text:table-of-content>
      <text:h text:style-name="Heading_20_1" text:outline-level="1"><text:bookmark-start text:name="OrgXref.sec-1"/><text:bookmark text:name="sec-1"/>Introduction<text:bookmark-end text:name="OrgXref.sec-1"/></text:h>
      <text:p text:style-name="Text_20_body">
Essentially we are trying to implement the notion of Semantic Style
Sheets. Style Sheets essentially provide alternate views to one
singular content. In our case we wish to provide alternate narratives
to one singular narrative. The alternative narratives may be more
meaningful to end users. This idea of a more meaningful narrative is
what we are calling semantic. So, a semantic style sheet is a
renarrating a existing page into something that has more meaning to an
enduser.

</text:p>
      <text:p text:style-name="Text_20_body">

The renarration of a page to a more meaningful version is a type of
page transformation. We see the page transformation involving new set
of parameters

</text:p>
      <text:list text:continue-numbering="false" text:style-name="OrgBulletedList">
        <text:list-item>
          <text:p text:style-name="Text_20_body">
'd' a data-structure (perhaps an ontology) to markup a page into a
  semantically meaningful setup. This is user-defined.

</text:p>
        </text:list-item>
        <text:list-item>
          <text:p text:style-name="Text_20_body">
'v' a data-structure (perhaps an ontology) to define the various
  communities to which viewer belongs to. This defines which view to
  show to a community of user.

</text:p>
        </text:list-item>
        <text:list-item>
          <text:p text:style-name="Text_20_body">
'r' this defines the renarration rules. This is also a
  data-structure (perhaps an ontology) which gives the various choices
  of renarration that are possible for a markup.

</text:p>
        </text:list-item>
      </text:list>
      <text:h text:style-name="Heading_20_1" text:outline-level="1"><text:bookmark-start text:name="OrgXref.sec-2"/><text:bookmark text:name="sec-2"/>Requirements<text:bookmark-end text:name="OrgXref.sec-2"/></text:h>
      <text:h text:style-name="Heading_20_2" text:outline-level="2"><text:bookmark-start text:name="OrgXref.sec-2-1"/><text:bookmark text:name="sec-2-1"/>overview of requirement<text:bookmark-end text:name="OrgXref.sec-2-1"/></text:h>
      <text:p text:style-name="Text_20_body">
The overall aim is to develop a tool that would enable the following:

</text:p>
      <text:list text:continue-numbering="false" text:style-name="OrgBulletedList">
        <text:list-item>
          <text:p text:style-name="Text_20_body">
an editor environment

</text:p>
        </text:list-item>
      </text:list>
      <text:p text:style-name="Text_20_body">
++ a user should be able to define a document structure (as an
 ontology). This we are calling as 'd' in our transformation function
+++ this ontology will initially be a simple data structure. Over time
 it will evolve into a more elaborate, user definable ontology.
++ a user should be able to import a web page by inputing a URL in the
 input text area
++ a user should be able to markup an input html doc with user defined tags (based on a user ontology, which we
  are calling 'd') 

</text:p>
      <text:list text:continue-numbering="false" text:style-name="OrgBulletedList">
        <text:list-item>
          <text:p text:style-name="Text_20_body">
a viewer environment 

</text:p>
        </text:list-item>
      </text:list>
      <text:p text:style-name="Text_20_body">
++ a viewer where a user is allowed to see a marked-up file in a newly
renarrated manner
+++ for this to happen, the user is identified as part of a viewer
ontology called 'v'. Initially we will pre-define this ontology as a
simple data-structure. Over time this will evolve into a more
elaborate ontology that is user definable.
+++ there is also a rules for renarration 'r' that we will be using to
define how one must transform a marked-up content. This can be quite
elaborate. However, for the initial round, we will fix this to be a
simple structure and evolve it into a more complex ontology over time.

</text:p>
      <text:h text:style-name="Heading_20_2" text:outline-level="2"><text:bookmark-start text:name="OrgXref.sec-2-2"/><text:bookmark text:name="sec-2-2"/>roadmap of activity<text:bookmark-end text:name="OrgXref.sec-2-2"/></text:h>
      <text:p text:style-name="Text_20_body">
This Semantic Style Sheet system will be developed in releases called
r0, r1, r2, r3… 

</text:p>
      <text:list text:continue-numbering="false" text:style-name="OrgBulletedList">
        <text:list-item>
          <text:p text:style-name="Text_20_body">
r0 - basic implementation of a python server, client side pages to
  input URLs, view web pages

</text:p>
        </text:list-item>
        <text:list-item>
          <text:p text:style-name="Text_20_body">
r1 - ability to markup a web page, adding a simple 'd'

</text:p>
        </text:list-item>
        <text:list-item>
          <text:p text:style-name="Text_20_body">
r2 - ability to persist the markup done in r1 (database)

</text:p>
        </text:list-item>
        <text:list-item>
          <text:p text:style-name="Text_20_body">
r3 - ability to input 'v' and 'r'

</text:p>
        </text:list-item>
        <text:list-item>
          <text:p text:style-name="Text_20_body">
etc.

</text:p>
        </text:list-item>
      </text:list>
      <text:h text:style-name="Heading_20_2" text:outline-level="2"><text:bookmark-start text:name="OrgXref.sec-2-3"/><text:bookmark text:name="sec-2-3"/>r0 - release 0 requirement<text:bookmark-end text:name="OrgXref.sec-2-3"/></text:h>
      <text:list text:continue-numbering="false" text:style-name="OrgBulletedList">
        <text:list-item>
          <text:p text:style-name="Text_20_body">
To develop a client server app using Python backend. 

</text:p>
        </text:list-item>
        <text:list-item>
          <text:p text:style-name="Text_20_body">
The UI should be sufficient to take on a URL.

</text:p>
        </text:list-item>
        <text:list-item>
          <text:p text:style-name="Text_20_body">
There should be an ability to view a userinput page.

</text:p>
        </text:list-item>
      </text:list>
      <text:p text:style-name="Text_20_body">

To develop a SweetApp. Aim of the app would be able to manipulate
Sweets. By manipulation I mean that I should be able to create and
query sweets of my own making. They should be independent of any
specific Sweet App. 

</text:p>
      <text:h text:style-name="Heading_20_1" text:outline-level="1"><text:bookmark-start text:name="OrgXref.sec-3"/><text:bookmark text:name="sec-3"/>Design<text:bookmark-end text:name="OrgXref.sec-3"/></text:h>
      <text:p text:style-name="Text_20_body">
This pilot, experimental appliction is designed as a client server web
application. There is a server side and a client side to it. The
inspiration for this work comes from looking at other Sweet based apps
like Alipi, Swtr and Restory. These can be found [here :
<text:a xlink:type="simple" xlink:href="https://github.com/janastu">https://github.com/janastu</text:a>] on github at janastu.

</text:p>
      <text:h text:style-name="Heading_20_2" text:outline-level="2"><text:bookmark-start text:name="OrgXref.sec-3-1"/><text:bookmark text:name="sec-3-1"/>installation information<text:bookmark-end text:name="OrgXref.sec-3-1"/></text:h>
      <text:list text:continue-numbering="false" text:style-name="OrgBulletedList">
        <text:list-item>
          <text:p text:style-name="Text_20_body">
assuming we have Python, Flask, Jinja2, MongoDB already installed

</text:p>
        </text:list-item>
        <text:list-item>
          <text:p text:style-name="Text_20_body">
tangle the SweetSai.org file to get codeblocks. Some will be in the
  current directory, some will be in ./app directory, yet others in
  ./app/static, ./app/templates, ./app/static/css, and in
  ./app/static/js directories.

</text:p>
        </text:list-item>
      </text:list>
      <text:h text:style-name="Heading_20_2" text:outline-level="2"><text:bookmark-start text:name="OrgXref.sec-3-2"/><text:bookmark text:name="sec-3-2"/>execution information<text:bookmark-end text:name="OrgXref.sec-3-2"/></text:h>
      <text:list text:continue-numbering="false" text:style-name="OrgBulletedList">
        <text:list-item>
          <text:p text:style-name="Text_20_body">
the app will run on local host at 127.0.0.1:5000 port

</text:p>
        </text:list-item>
        <text:list-item>
          <text:p text:style-name="Text_20_body">
to run we need to activate the virtual environment of sweetEnv by
  typing ./sweetEnv/bin/activate

</text:p>
        </text:list-item>
        <text:list-item>
          <text:p text:style-name="Text_20_body">
to deactivate the virutatal environment, type in deactivate

</text:p>
        </text:list-item>
        <text:list-item>
          <text:p text:style-name="Text_20_body">
to execute this application, type in the virtual environment, the
  following: python SweetSai.py. Go to a browser and look for the app
  running at the 127.0.0.1:5000 local address.

</text:p>
        </text:list-item>
      </text:list>
      <text:h text:style-name="Heading_20_2" text:outline-level="2"><text:bookmark-start text:name="OrgXref.sec-3-3"/><text:bookmark text:name="sec-3-3"/>server side<text:bookmark-end text:name="OrgXref.sec-3-3"/></text:h>
      <text:p text:style-name="Text_20_body">
Initial design choices are based on reference works already done for
Sweets and similar apps. Some choices of technology include

</text:p>
      <text:list text:continue-numbering="false" text:style-name="OrgBulletedList">
        <text:list-item>
          <text:p text:style-name="Text_20_body">
Python 2.7 for scripting

</text:p>
        </text:list-item>
        <text:list-item>
          <text:p text:style-name="Text_20_body">
Flask (micro web development environment)

</text:p>
        </text:list-item>
        <text:list-item>
          <text:p text:style-name="Text_20_body">
WTF for forms

</text:p>
        </text:list-item>
        <text:list-item>
          <text:p text:style-name="Text_20_body">
Requests library for creating / handling HTTP requests

</text:p>
        </text:list-item>
        <text:list-item>
          <text:p text:style-name="Text_20_body">
sqlite database - I am using sqlite database for my work. For this
  we need to have Flask-sqlalchemy and sqlalchemy-migrate packages
  installed. As each database is stored in a single file and there is no need to start a database server, this is a

</text:p>
        </text:list-item>
      </text:list>
      <text:p text:style-name="Text_20_body">
good choice for our application.

</text:p>
      <text:list text:continue-numbering="false" text:style-name="OrgBulletedList">
        <text:list-item>
          <text:p text:style-name="Text_20_body">
I am also opting to use MongoDb for persistence of information.

</text:p>
        </text:list-item>
      </text:list>
      <text:p text:style-name="Text_20_body">

When working with Node.js for AngularJS, I used npm package manager.

</text:p>
      <text:h text:style-name="Heading_20_3" text:outline-level="3"><text:bookmark-start text:name="OrgXref.sec-3-3-1"/><text:bookmark text:name="sec-3-3-1"/>CORS<text:bookmark-end text:name="OrgXref.sec-3-3-1"/></text:h>
      <text:p text:style-name="Text_20_body">
In our initial part of the development we only needed to display the
Sweets that we could GET via the front-end app from the existing
back-end swtrstore (Sweet Store). To do this we could conceptually just rely on the frontend, which would be
develop using JavaScript. This would make HTTP GET request to the
Sweet Store and fetch us the HTML page with the Sweets, and then
essential display this gathered info.

</text:p>
      <text:p text:style-name="Text_20_body">

There is one challenge to this design approach - CORS. CORS security
check would forbid the browser to do a cross-domain request to the
Sweet Store. That is, by design a Client (browser) should be
contacting the Server (Sweet Store). However, the Sweet Store server
(due to CORS) will not trust our domain and not accept our HTTP
requests. 

</text:p>
      <text:p text:style-name="Text_20_body">

To overcome this, we are actually not anymore calling the Sweet Store
from the front-end web browser, but actually calling the store from
this back-end or server-side code. 

</text:p>
      <text:p text:style-name="Text_20_body">

Due to this, we need to make our Client (Browser) talk to
our own trusted Server (written up in Python/Flask) and then, in turn,
have that local server be registered with Sweet Store as a trusted
domain and then, finally, have our trusted local domain work with Sweet
Store. The exchange between our trusted local domain Server and our
Client browser can happen using JSON objects - which need to be
formatted by the client for viewing on the client side. Essentially
the connectivity then is from our BrowserClient to our trusted Local
Server. This is in JSON. Then, our trusted Local Server then connects
with Sweet Store directly using Python/ Flask based HTTP protocol
(which does not incur CORS treatment). 

</text:p>
      <text:p text:style-name="Text_20_body">

Here a Python code makes a request to the Sweet store, gathers the
Sweets from that using an API. This gathered info is in the form of a
JSON object. This sweet store furnished JSON object would then be
filtered on the front-end and then displayed.

</text:p>
      <text:p text:style-name="Text_20_body">

If we just seek the <text:a xlink:type="simple" xlink:href="http://teststore.swtr.us">Sweet Store Page</text:a>, we get the HTML output. But, we
can actually call in the API <text:a xlink:type="simple" xlink:href="http://teststore.swtr.us/api/sweets/q?who=SaiGo">here</text:a>. This is where the Sweet Store API
rests. This API allows us to fetch the JSON objects.  

</text:p>
      <text:h text:style-name="Heading_20_3" text:outline-level="3"><text:bookmark-start text:name="OrgXref.sec-3-3-2"/><text:bookmark text:name="sec-3-3-2"/>SWeet Store API<text:bookmark-end text:name="OrgXref.sec-3-3-2"/></text:h>
      <text:p text:style-name="Text_20_body">
Normal Sweet Store HTML page is available at
<text:a xlink:type="simple" xlink:href="http://teststore.swtr.us">http://teststore.swtr.us</text:a>. The API is available at <text:a xlink:type="simple" xlink:href="http://teststore.swtr.us/api/sweets/q?who=SaiGo">http://teststore.swtr.us/api/sweets/q?who=SaiGo</text:a> 
Post "q?" one can query who=&lt;userid&gt;, or what=&lt;context&gt;, or
where&lt;url&gt;. Or, have a combination of all of these. The connector is
the "&amp;" symbol. 

</text:p>
      <text:p text:style-name="Text_20_body">

The object that is returned will be a JSON object. 

</text:p>
      <text:h text:style-name="Heading_20_2" text:outline-level="2"><text:bookmark-start text:name="OrgXref.sec-3-4"/><text:bookmark text:name="sec-3-4"/>client side<text:bookmark-end text:name="OrgXref.sec-3-4"/></text:h>
      <text:p text:style-name="Text_20_body">
??Angular JS framework is being used for doing the FrontEnd JavaScript
development. For AngularJS package management (in the front-end), I
use Bower. Bower is to AngularJS what "npm" is to Node.js (in the
back-end). I use "Karma" the test runner for my Angular JS front-end.

</text:p>
      <text:h text:style-name="Heading_20_2" text:outline-level="2"><text:bookmark-start text:name="OrgXref.sec-3-5"/><text:bookmark text:name="sec-3-5"/>Software Engineering aspects<text:bookmark-end text:name="OrgXref.sec-3-5"/></text:h>
      <text:p text:style-name="Text_20_body">
Software Engineering design choices include

</text:p>
      <text:list text:continue-numbering="false" text:style-name="OrgBulletedList">
        <text:list-item>
          <text:p text:style-name="Text_20_body">
using emacs-org-mode for Literate Programming 

</text:p>
        </text:list-item>
        <text:list-item>
          <text:p text:style-name="Text_20_body">
using Virtual Environments

</text:p>
        </text:list-item>
        <text:list-item>
          <text:p text:style-name="Text_20_body">
developing the app in multiple releases r0, r1, r2…

</text:p>
        </text:list-item>
      </text:list>
      <text:h text:style-name="Heading_20_1" text:outline-level="1"><text:bookmark-start text:name="OrgXref.sec-4"/><text:bookmark text:name="sec-4"/>implementation<text:bookmark-end text:name="OrgXref.sec-4"/></text:h>
      <text:h text:style-name="Heading_20_2" text:outline-level="2"><text:bookmark-start text:name="OrgXref.sec-4-1"/><text:bookmark text:name="sec-4-1"/>basic layout &amp; structure<text:bookmark-end text:name="OrgXref.sec-4-1"/></text:h>
      <text:p text:style-name="Text_20_body">
Some of the coding and structure for this work has been inspired by a
tutorial by Miguel grinberg. 
[http://blog.miguelgrinberg.com/post/the-flask-mega-tutorial-part-iii-web-forms:
Here] is that tutorial.

</text:p>
      <text:p text:style-name="Text_20_body">

Directory structure for this app is like this:
SweetSai/sweetEnv - for Virtual Environment
SweetSai/app - for packages
SweetSai/app/templates - for web based templates; html files
SweetSai/app/static - for static files

</text:p>
      <text:p text:style-name="Text_20_body">

The development of this work has been done in two parts: Editor and
Viewer. Both have been implemented in the MVC design pattern.

</text:p>
      <text:h text:style-name="Heading_20_2" text:outline-level="2"><text:bookmark-start text:name="OrgXref.sec-4-2"/><text:bookmark text:name="sec-4-2"/>Editor<text:bookmark-end text:name="OrgXref.sec-4-2"/></text:h>
      <text:p text:style-name="Text_20_body">
Editor has been implemented as a portal using Python, Flask, Jinja2
framework. It is being executed in a virtual environment. 

</text:p>
      <text:h text:style-name="Heading_20_3" text:outline-level="3"><text:bookmark-start text:name="OrgXref.sec-4-2-1"/><text:bookmark text:name="sec-4-2-1"/>model (database work)<text:bookmark-end text:name="OrgXref.sec-4-2-1"/></text:h>
      <text:list text:continue-numbering="false" text:style-name="OrgBulletedList">
        <text:list-item>
          <text:p text:style-name="Text_20_body">
<text:bookmark-start text:name="OrgXref.sec-4-2-1-1"/><text:bookmark text:name="sec-4-2-1-1"/>database related files<text:bookmark-end text:name="OrgXref.sec-4-2-1-1"/>We chose sqlite database for our work. we had to update the config file with sqlite database related
constants: SQLALCHEMY<text:span text:style-name="OrgSubscript">DATABASE</text:span><text:span text:style-name="OrgSubscript">URI</text:span> and SQLALCHEMY<text:span text:style-name="OrgSubscript">MIGRATE</text:span><text:span text:style-name="OrgSubscript">REPO</text:span>.

</text:p>
          <text:p text:style-name="Text_20_body">

we intialize our database in our init.py file.

</text:p>
          <text:p text:style-name="Text_20_body">

our database is expressed as objects. This is defined in our models.py
file.

</text:p>
        </text:list-item>
      </text:list>
      <text:list text:continue-numbering="false" text:style-name="OrgBulletedList">
        <text:list-item>
          <text:p text:style-name="Text_20_body">
<text:bookmark-start text:name="OrgXref.sec-4-2-1-2"/><text:bookmark text:name="sec-4-2-1-2"/>models.py file<text:bookmark-end text:name="OrgXref.sec-4-2-1-2"/>In the MVC architecture, this part – dealing with models – relates
to the models of the database and app that i have used.

</text:p>
          <text:p text:style-name="OrgSrcBlock"><text:span text:style-name="OrgSrcFontLockKeywordFace">from</text:span><text:s/>app<text:s/><text:span text:style-name="OrgSrcFontLockKeywordFace">import</text:span><text:s/>db</text:p>
          <text:p text:style-name="OrgSrcBlock"/>
          <text:p text:style-name="OrgSrcBlock"><text:span text:style-name="OrgSrcFontLockCommentDelimiterFace">#<text:s/></text:span><text:span text:style-name="OrgSrcFontLockCommentFace">creating<text:s/>an<text:s/>object<text:s/>for<text:s/>a<text:s/>table<text:s/>named<text:s/>User</text:span></text:p>
          <text:p text:style-name="OrgSrcBlock"><text:span text:style-name="OrgSrcFontLockKeywordFace">class</text:span><text:s/><text:span text:style-name="OrgSrcFontLockTypeFace">User</text:span>(db.Model):</text:p>
          <text:p text:style-name="OrgSrcBlock"><text:s/><text:s/><text:s/><text:span text:style-name="OrgSrcFontLockBuiltinFace">id</text:span><text:s/><text:s/><text:s/><text:s/><text:s/><text:s/><text:s/><text:s/><text:s/><text:s/><text:s/><text:s/>=<text:s/>db.Column(db.Integer,<text:s/><text:s/><text:s/><text:s/><text:s/>primary_key<text:s/>=<text:s/><text:span text:style-name="OrgSrcFontLockConstantFace">True</text:span>)</text:p>
          <text:p text:style-name="OrgSrcBlock"><text:s/><text:s/><text:s/><text:span text:style-name="OrgSrcFontLockVariableNameFace">login_name</text:span><text:s/><text:s/><text:s/><text:s/>=<text:s/>db.Column(db.String(64),<text:s/><text:s/>index=<text:span text:style-name="OrgSrcFontLockConstantFace">True</text:span>,<text:s/>unique=<text:span text:style-name="OrgSrcFontLockConstantFace">True</text:span>)</text:p>
          <text:p text:style-name="OrgSrcBlock"><text:s/><text:s/><text:s/><text:span text:style-name="OrgSrcFontLockVariableNameFace">login_emailID</text:span><text:s/>=<text:s/>db.Column(db.String(120),<text:s/>index=<text:span text:style-name="OrgSrcFontLockConstantFace">True</text:span>,<text:s/>unique=<text:span text:style-name="OrgSrcFontLockConstantFace">True</text:span>)</text:p>
          <text:p text:style-name="OrgSrcBlock"><text:s/><text:s/><text:s/><text:span text:style-name="OrgSrcFontLockVariableNameFace">sweets</text:span><text:s/><text:s/><text:s/><text:s/><text:s/><text:s/><text:s/><text:s/>=<text:s/>db.relationship(<text:span text:style-name="OrgSrcFontLockStringFace">'</text:span><text:span text:style-name="OrgSrcFontLockStringFace">Sweet</text:span><text:span text:style-name="OrgSrcFontLockStringFace">'</text:span>,<text:s/>backref=<text:span text:style-name="OrgSrcFontLockStringFace">'</text:span><text:span text:style-name="OrgSrcFontLockStringFace">author</text:span><text:span text:style-name="OrgSrcFontLockStringFace">'</text:span>,<text:s/>lazy=<text:span text:style-name="OrgSrcFontLockStringFace">'</text:span><text:span text:style-name="OrgSrcFontLockStringFace">dynamic</text:span><text:span text:style-name="OrgSrcFontLockStringFace">'</text:span>)</text:p>
          <text:p text:style-name="OrgSrcBlock"/>
          <text:p text:style-name="OrgSrcBlock"><text:s/><text:s/><text:s/><text:span text:style-name="OrgSrcFontLockCommentDelimiterFace">#<text:s/></text:span><text:span text:style-name="OrgSrcFontLockCommentFace">should<text:s/>the<text:s/>user<text:s/>be<text:s/>allowed<text:s/>to<text:s/>authenticate?</text:span></text:p>
          <text:p text:style-name="OrgSrcBlock"><text:s/><text:s/><text:s/><text:span text:style-name="OrgSrcFontLockKeywordFace">def</text:span><text:s/><text:span text:style-name="OrgSrcFontLockFunctionNameFace">is_authenticated</text:span>(<text:span text:style-name="OrgSrcFontLockKeywordFace">self</text:span>):</text:p>
          <text:p text:style-name="OrgSrcBlock"><text:s/><text:s/><text:s/><text:s/><text:s/><text:s/><text:s/><text:span text:style-name="OrgSrcFontLockKeywordFace">return</text:span><text:s/><text:span text:style-name="OrgSrcFontLockConstantFace">True</text:span></text:p>
          <text:p text:style-name="OrgSrcBlock"/>
          <text:p text:style-name="OrgSrcBlock"><text:s/><text:s/><text:s/><text:span text:style-name="OrgSrcFontLockCommentDelimiterFace">#<text:s/></text:span><text:span text:style-name="OrgSrcFontLockCommentFace">banned<text:s/>users<text:s/>can<text:s/>be<text:s/>considered<text:s/>inactive<text:s/><text:s/><text:s/><text:s/></text:span></text:p>
          <text:p text:style-name="OrgSrcBlock"><text:s/><text:s/><text:s/><text:span text:style-name="OrgSrcFontLockKeywordFace">def</text:span><text:s/><text:span text:style-name="OrgSrcFontLockFunctionNameFace">is_active</text:span>(<text:span text:style-name="OrgSrcFontLockKeywordFace">self</text:span>):</text:p>
          <text:p text:style-name="OrgSrcBlock"><text:s/><text:s/><text:s/><text:s/><text:s/><text:s/><text:s/><text:span text:style-name="OrgSrcFontLockKeywordFace">return</text:span><text:s/><text:span text:style-name="OrgSrcFontLockConstantFace">True</text:span></text:p>
          <text:p text:style-name="OrgSrcBlock"/>
          <text:p text:style-name="OrgSrcBlock"><text:s/><text:s/><text:s/><text:span text:style-name="OrgSrcFontLockCommentDelimiterFace">#<text:s/></text:span><text:span text:style-name="OrgSrcFontLockCommentFace">fake<text:s/>users<text:s/>who<text:s/>are<text:s/>not<text:s/>allowed<text:s/>to<text:s/>even<text:s/>log<text:s/>on</text:span></text:p>
          <text:p text:style-name="OrgSrcBlock"><text:s/><text:s/><text:s/><text:span text:style-name="OrgSrcFontLockKeywordFace">def</text:span><text:s/><text:span text:style-name="OrgSrcFontLockFunctionNameFace">is_anonymous</text:span>(<text:span text:style-name="OrgSrcFontLockKeywordFace">self</text:span>):</text:p>
          <text:p text:style-name="OrgSrcBlock"><text:s/><text:s/><text:s/><text:s/><text:s/><text:s/><text:s/><text:span text:style-name="OrgSrcFontLockKeywordFace">return</text:span><text:s/><text:span text:style-name="OrgSrcFontLockConstantFace">False</text:span></text:p>
          <text:p text:style-name="OrgSrcBlock"/>
          <text:p text:style-name="OrgSrcBlock"><text:s/><text:s/><text:s/><text:span text:style-name="OrgSrcFontLockCommentDelimiterFace">#<text:s/></text:span><text:span text:style-name="OrgSrcFontLockCommentFace">returns<text:s/>a<text:s/>unique<text:s/>identifier<text:s/>for<text:s/>user<text:s/><text:s/><text:s/><text:s/></text:span></text:p>
          <text:p text:style-name="OrgSrcBlock"><text:s/><text:s/><text:s/><text:span text:style-name="OrgSrcFontLockKeywordFace">def</text:span><text:s/><text:span text:style-name="OrgSrcFontLockFunctionNameFace">get_id</text:span>(<text:span text:style-name="OrgSrcFontLockKeywordFace">self</text:span>):</text:p>
          <text:p text:style-name="OrgSrcBlock"><text:s/><text:s/><text:s/><text:s/><text:s/><text:s/><text:s/><text:span text:style-name="OrgSrcFontLockKeywordFace">try</text:span>:</text:p>
          <text:p text:style-name="OrgSrcBlock"><text:s/><text:s/><text:s/><text:s/><text:s/><text:s/><text:s/><text:s/><text:s/><text:s/><text:s/><text:span text:style-name="OrgSrcFontLockKeywordFace">return</text:span><text:s/><text:span text:style-name="OrgSrcFontLockBuiltinFace">unicode</text:span>(<text:span text:style-name="OrgSrcFontLockKeywordFace">self</text:span>.<text:span text:style-name="OrgSrcFontLockBuiltinFace">id</text:span>)<text:s/><text:span text:style-name="OrgSrcFontLockCommentDelimiterFace">#<text:s/></text:span><text:span text:style-name="OrgSrcFontLockCommentFace">python<text:s/>2</text:span></text:p>
          <text:p text:style-name="OrgSrcBlock"><text:s/><text:s/><text:s/><text:s/><text:s/><text:s/><text:s/><text:span text:style-name="OrgSrcFontLockKeywordFace">except</text:span><text:s/><text:span text:style-name="OrgSrcFontLockTypeFace">NameError</text:span>:</text:p>
          <text:p text:style-name="OrgSrcBlock"><text:s/><text:s/><text:s/><text:s/><text:s/><text:s/><text:s/><text:s/><text:s/><text:s/><text:span text:style-name="OrgSrcFontLockKeywordFace">return</text:span><text:s/><text:span text:style-name="OrgSrcFontLockBuiltinFace">str</text:span>(<text:span text:style-name="OrgSrcFontLockKeywordFace">self</text:span>.<text:span text:style-name="OrgSrcFontLockBuiltinFace">id</text:span>)<text:s/><text:s/><text:s/><text:s/><text:s/><text:s/><text:span text:style-name="OrgSrcFontLockCommentDelimiterFace">#<text:s/></text:span><text:span text:style-name="OrgSrcFontLockCommentFace">python<text:s/>3</text:span></text:p>
          <text:p text:style-name="OrgSrcBlock"/>
          <text:p text:style-name="OrgSrcBlock"><text:s/><text:s/><text:s/><text:span text:style-name="OrgSrcFontLockKeywordFace">def</text:span><text:s/><text:span text:style-name="OrgSrcFontLockFunctionNameFace">__repr__</text:span>(<text:span text:style-name="OrgSrcFontLockKeywordFace">self</text:span>):</text:p>
          <text:p text:style-name="OrgSrcBlock"><text:s/><text:s/><text:s/><text:s/><text:s/><text:s/><text:s/><text:span text:style-name="OrgSrcFontLockKeywordFace">return</text:span><text:s/><text:span text:style-name="OrgSrcFontLockStringFace">'</text:span><text:span text:style-name="OrgSrcFontLockStringFace">&lt;User<text:s/>%r&gt;</text:span><text:span text:style-name="OrgSrcFontLockStringFace">'</text:span><text:s/>%<text:s/>(<text:span text:style-name="OrgSrcFontLockKeywordFace">self</text:span>.login_name)</text:p>
          <text:p text:style-name="OrgSrcBlock"/>
          <text:p text:style-name="OrgSrcBlock"/>
          <text:p text:style-name="OrgSrcBlock"><text:span text:style-name="OrgSrcFontLockKeywordFace">class</text:span><text:s/><text:span text:style-name="OrgSrcFontLockTypeFace">Sweet</text:span>(db.Model):</text:p>
          <text:p text:style-name="OrgSrcBlock"><text:s/><text:s/><text:s/><text:span text:style-name="OrgSrcFontLockBuiltinFace">id</text:span><text:s/><text:s/><text:s/><text:s/><text:s/><text:s/><text:s/><text:s/>=<text:s/>db.Column(db.Integer,<text:s/><text:s/><text:s/><text:s/><text:s/>primary_key=<text:span text:style-name="OrgSrcFontLockConstantFace">True</text:span>)</text:p>
          <text:p text:style-name="OrgSrcBlock"/>
          <text:p text:style-name="OrgSrcBlock"><text:s/><text:s/><text:s/><text:span text:style-name="OrgSrcFontLockCommentDelimiterFace">#<text:s/></text:span><text:span text:style-name="OrgSrcFontLockCommentFace">the<text:s/></text:span><text:span text:style-name="OrgSrcFontLockCommentFace">"</text:span><text:span text:style-name="OrgSrcFontLockCommentFace">s</text:span><text:span text:style-name="OrgSrcFontLockCommentFace">"</text:span><text:span text:style-name="OrgSrcFontLockCommentFace"><text:s/>in<text:s/>front<text:s/>represents<text:s/>the<text:s/>notion<text:s/>of<text:s/>a<text:s/></text:span><text:span text:style-name="OrgSrcFontLockCommentFace">"</text:span><text:span text:style-name="OrgSrcFontLockCommentFace">sweet</text:span><text:span text:style-name="OrgSrcFontLockCommentFace">"</text:span><text:span text:style-name="OrgSrcFontLockCommentFace">;<text:s/>these<text:s/>are</text:span></text:p>
          <text:p text:style-name="OrgSrcBlock"><text:s/><text:s/><text:s/><text:span text:style-name="OrgSrcFontLockCommentDelimiterFace">#<text:s/></text:span><text:span text:style-name="OrgSrcFontLockCommentFace">attributes<text:s/>of<text:s/>a<text:s/></text:span><text:span text:style-name="OrgSrcFontLockCommentFace">"</text:span><text:span text:style-name="OrgSrcFontLockCommentFace">sweet</text:span><text:span text:style-name="OrgSrcFontLockCommentFace">"</text:span></text:p>
          <text:p text:style-name="OrgSrcBlock"><text:s/><text:s/><text:s/><text:span text:style-name="OrgSrcFontLockVariableNameFace">sUsrname</text:span><text:s/><text:s/>=<text:s/>db.Column(db.String(64),<text:s/><text:s/>index=<text:span text:style-name="OrgSrcFontLockConstantFace">True</text:span>,<text:s/>unique=<text:span text:style-name="OrgSrcFontLockConstantFace">True</text:span>)<text:s/><text:span text:style-name="OrgSrcFontLockCommentDelimiterFace">#</text:span><text:span text:style-name="OrgSrcFontLockCommentFace">this<text:s/>is<text:s/>the<text:s/>Sweet<text:s/>user<text:s/>name</text:span></text:p>
          <text:p text:style-name="OrgSrcBlock"><text:s/><text:s/><text:s/><text:span text:style-name="OrgSrcFontLockVariableNameFace">sUrl</text:span><text:s/><text:s/><text:s/><text:s/><text:s/><text:s/>=<text:s/>db.Column(db.String(320),<text:s/>index=<text:span text:style-name="OrgSrcFontLockConstantFace">True</text:span>,<text:s/>unique=<text:span text:style-name="OrgSrcFontLockConstantFace">True</text:span>)</text:p>
          <text:p text:style-name="OrgSrcBlock"><text:s/><text:s/><text:s/><text:span text:style-name="OrgSrcFontLockVariableNameFace">sContext</text:span><text:s/><text:s/>=<text:s/>db.Column(db.String(64),<text:s/><text:s/>index=<text:span text:style-name="OrgSrcFontLockConstantFace">True</text:span>,<text:s/>unique=<text:span text:style-name="OrgSrcFontLockConstantFace">True</text:span>)</text:p>
          <text:p text:style-name="OrgSrcBlock"><text:s/><text:s/><text:s/><text:span text:style-name="OrgSrcFontLockVariableNameFace">sAttrib</text:span><text:s/><text:s/><text:s/>=<text:s/>db.Column(db.Text,<text:s/><text:s/><text:s/><text:s/><text:s/><text:s/><text:s/><text:s/>index=<text:span text:style-name="OrgSrcFontLockConstantFace">True</text:span>,<text:s/>unique=<text:span text:style-name="OrgSrcFontLockConstantFace">True</text:span>)</text:p>
          <text:p text:style-name="OrgSrcBlock"><text:s/><text:s/><text:s/><text:span text:style-name="OrgSrcFontLockVariableNameFace">sTimestamp</text:span>=<text:s/>db.Column(db.DateTime)</text:p>
          <text:p text:style-name="OrgSrcBlock"><text:s/><text:s/><text:s/><text:span text:style-name="OrgSrcFontLockVariableNameFace">sUser_id</text:span><text:s/><text:s/>=<text:s/>db.Column(db.Integer,<text:s/><text:s/><text:s/><text:s/><text:s/>db.ForeignKey(<text:span text:style-name="OrgSrcFontLockStringFace">'</text:span><text:span text:style-name="OrgSrcFontLockStringFace">user.id</text:span><text:span text:style-name="OrgSrcFontLockStringFace">'</text:span>))</text:p>
          <text:p text:style-name="OrgSrcBlock"/>
          <text:p text:style-name="OrgSrcBlock"><text:s/><text:s/><text:s/><text:span text:style-name="OrgSrcFontLockKeywordFace">def</text:span><text:s/><text:span text:style-name="OrgSrcFontLockFunctionNameFace">__repr__</text:span>(<text:span text:style-name="OrgSrcFontLockKeywordFace">self</text:span>):</text:p>
          <text:p text:style-name="OrgSrcBlockLastLine"><text:s/><text:s/><text:s/><text:s/><text:s/><text:s/><text:s/><text:span text:style-name="OrgSrcFontLockKeywordFace">return</text:span><text:s/><text:span text:style-name="OrgSrcFontLockStringFace">'</text:span><text:span text:style-name="OrgSrcFontLockStringFace">&lt;Sweet<text:s/>%r&gt;</text:span><text:span text:style-name="OrgSrcFontLockStringFace">'</text:span><text:s/>%<text:s/>(<text:span text:style-name="OrgSrcFontLockKeywordFace">self</text:span>.sUsrname)</text:p>
        </text:list-item>
      </text:list>
      <text:list text:continue-numbering="false" text:style-name="OrgBulletedList">
        <text:list-item>
          <text:p text:style-name="Text_20_body">
<text:bookmark-start text:name="OrgXref.sec-4-2-1-3"/><text:bookmark text:name="sec-4-2-1-3"/>Table of Users<text:bookmark-end text:name="OrgXref.sec-4-2-1-3"/>Definition for User table

</text:p>
          <text:p text:style-name="OrgSrcBlock"><text:span text:style-name="OrgSrcFontLockCommentDelimiterFace">#<text:s/></text:span><text:span text:style-name="OrgSrcFontLockCommentFace">creating<text:s/>an<text:s/>object<text:s/>for<text:s/>a<text:s/>table<text:s/>named<text:s/>User</text:span></text:p>
          <text:p text:style-name="OrgSrcBlock"><text:span text:style-name="OrgSrcFontLockKeywordFace">class</text:span><text:s/><text:span text:style-name="OrgSrcFontLockTypeFace">User</text:span>(db.Model):</text:p>
          <text:p text:style-name="OrgSrcBlock"><text:s/><text:s/><text:s/><text:span text:style-name="OrgSrcFontLockBuiltinFace">id</text:span><text:s/><text:s/><text:s/><text:s/><text:s/><text:s/><text:s/><text:s/><text:s/><text:s/><text:s/><text:s/>=<text:s/>db.Column(db.Integer,<text:s/><text:s/><text:s/><text:s/><text:s/>primary_key<text:s/>=<text:s/><text:span text:style-name="OrgSrcFontLockConstantFace">True</text:span>)</text:p>
          <text:p text:style-name="OrgSrcBlock"><text:s/><text:s/><text:s/><text:span text:style-name="OrgSrcFontLockVariableNameFace">login_name</text:span><text:s/><text:s/><text:s/><text:s/>=<text:s/>db.Column(db.String(64),<text:s/><text:s/>index=<text:span text:style-name="OrgSrcFontLockConstantFace">True</text:span>,<text:s/>unique=<text:span text:style-name="OrgSrcFontLockConstantFace">True</text:span>)</text:p>
          <text:p text:style-name="OrgSrcBlock"><text:s/><text:s/><text:s/><text:span text:style-name="OrgSrcFontLockVariableNameFace">login_emailID</text:span><text:s/>=<text:s/>db.Column(db.String(120),<text:s/>index=<text:span text:style-name="OrgSrcFontLockConstantFace">True</text:span>,<text:s/>unique=<text:span text:style-name="OrgSrcFontLockConstantFace">True</text:span>)</text:p>
          <text:p text:style-name="OrgSrcBlock"><text:s/><text:s/><text:s/><text:span text:style-name="OrgSrcFontLockVariableNameFace">sweets</text:span><text:s/><text:s/><text:s/><text:s/><text:s/><text:s/><text:s/><text:s/>=<text:s/>db.relationship(<text:span text:style-name="OrgSrcFontLockStringFace">'</text:span><text:span text:style-name="OrgSrcFontLockStringFace">Sweet</text:span><text:span text:style-name="OrgSrcFontLockStringFace">'</text:span>,<text:s/>backref=<text:span text:style-name="OrgSrcFontLockStringFace">'</text:span><text:span text:style-name="OrgSrcFontLockStringFace">author</text:span><text:span text:style-name="OrgSrcFontLockStringFace">'</text:span>,<text:s/>lazy=<text:span text:style-name="OrgSrcFontLockStringFace">'</text:span><text:span text:style-name="OrgSrcFontLockStringFace">dynamic</text:span><text:span text:style-name="OrgSrcFontLockStringFace">'</text:span>)</text:p>
          <text:p text:style-name="OrgSrcBlock"/>
          <text:p text:style-name="OrgSrcBlock"><text:s/><text:s/><text:s/><text:span text:style-name="OrgSrcFontLockCommentDelimiterFace">#<text:s/></text:span><text:span text:style-name="OrgSrcFontLockCommentFace">should<text:s/>the<text:s/>user<text:s/>be<text:s/>allowed<text:s/>to<text:s/>authenticate?</text:span></text:p>
          <text:p text:style-name="OrgSrcBlock"><text:s/><text:s/><text:s/><text:span text:style-name="OrgSrcFontLockKeywordFace">def</text:span><text:s/><text:span text:style-name="OrgSrcFontLockFunctionNameFace">is_authenticated</text:span>(<text:span text:style-name="OrgSrcFontLockKeywordFace">self</text:span>):</text:p>
          <text:p text:style-name="OrgSrcBlock"><text:s/><text:s/><text:s/><text:s/><text:s/><text:s/><text:s/><text:span text:style-name="OrgSrcFontLockKeywordFace">return</text:span><text:s/><text:span text:style-name="OrgSrcFontLockConstantFace">True</text:span></text:p>
          <text:p text:style-name="OrgSrcBlock"/>
          <text:p text:style-name="OrgSrcBlock"><text:s/><text:s/><text:s/><text:span text:style-name="OrgSrcFontLockCommentDelimiterFace">#<text:s/></text:span><text:span text:style-name="OrgSrcFontLockCommentFace">banned<text:s/>users<text:s/>can<text:s/>be<text:s/>considered<text:s/>inactive<text:s/><text:s/><text:s/><text:s/></text:span></text:p>
          <text:p text:style-name="OrgSrcBlock"><text:s/><text:s/><text:s/><text:span text:style-name="OrgSrcFontLockKeywordFace">def</text:span><text:s/><text:span text:style-name="OrgSrcFontLockFunctionNameFace">is_active</text:span>(<text:span text:style-name="OrgSrcFontLockKeywordFace">self</text:span>):</text:p>
          <text:p text:style-name="OrgSrcBlock"><text:s/><text:s/><text:s/><text:s/><text:s/><text:s/><text:s/><text:span text:style-name="OrgSrcFontLockKeywordFace">return</text:span><text:s/><text:span text:style-name="OrgSrcFontLockConstantFace">True</text:span></text:p>
          <text:p text:style-name="OrgSrcBlock"/>
          <text:p text:style-name="OrgSrcBlock"><text:s/><text:s/><text:s/><text:span text:style-name="OrgSrcFontLockCommentDelimiterFace">#<text:s/></text:span><text:span text:style-name="OrgSrcFontLockCommentFace">fake<text:s/>users<text:s/>who<text:s/>are<text:s/>not<text:s/>allowed<text:s/>to<text:s/>even<text:s/>log<text:s/>on</text:span></text:p>
          <text:p text:style-name="OrgSrcBlock"><text:s/><text:s/><text:s/><text:span text:style-name="OrgSrcFontLockKeywordFace">def</text:span><text:s/><text:span text:style-name="OrgSrcFontLockFunctionNameFace">is_anonymous</text:span>(<text:span text:style-name="OrgSrcFontLockKeywordFace">self</text:span>):</text:p>
          <text:p text:style-name="OrgSrcBlock"><text:s/><text:s/><text:s/><text:s/><text:s/><text:s/><text:s/><text:span text:style-name="OrgSrcFontLockKeywordFace">return</text:span><text:s/><text:span text:style-name="OrgSrcFontLockConstantFace">False</text:span></text:p>
          <text:p text:style-name="OrgSrcBlock"/>
          <text:p text:style-name="OrgSrcBlock"><text:s/><text:s/><text:s/><text:span text:style-name="OrgSrcFontLockCommentDelimiterFace">#<text:s/></text:span><text:span text:style-name="OrgSrcFontLockCommentFace">returns<text:s/>a<text:s/>unique<text:s/>identifier<text:s/>for<text:s/>user<text:s/><text:s/><text:s/><text:s/></text:span></text:p>
          <text:p text:style-name="OrgSrcBlock"><text:s/><text:s/><text:s/><text:span text:style-name="OrgSrcFontLockKeywordFace">def</text:span><text:s/><text:span text:style-name="OrgSrcFontLockFunctionNameFace">get_id</text:span>(<text:span text:style-name="OrgSrcFontLockKeywordFace">self</text:span>):</text:p>
          <text:p text:style-name="OrgSrcBlock"><text:s/><text:s/><text:s/><text:s/><text:s/><text:s/><text:s/><text:span text:style-name="OrgSrcFontLockKeywordFace">try</text:span>:</text:p>
          <text:p text:style-name="OrgSrcBlock"><text:s/><text:s/><text:s/><text:s/><text:s/><text:s/><text:s/><text:s/><text:s/><text:s/><text:s/><text:span text:style-name="OrgSrcFontLockKeywordFace">return</text:span><text:s/><text:span text:style-name="OrgSrcFontLockBuiltinFace">unicode</text:span>(<text:span text:style-name="OrgSrcFontLockKeywordFace">self</text:span>.<text:span text:style-name="OrgSrcFontLockBuiltinFace">id</text:span>)<text:s/><text:span text:style-name="OrgSrcFontLockCommentDelimiterFace">#<text:s/></text:span><text:span text:style-name="OrgSrcFontLockCommentFace">python<text:s/>2</text:span></text:p>
          <text:p text:style-name="OrgSrcBlock"><text:s/><text:s/><text:s/><text:s/><text:s/><text:s/><text:s/><text:span text:style-name="OrgSrcFontLockKeywordFace">except</text:span><text:s/><text:span text:style-name="OrgSrcFontLockTypeFace">NameError</text:span>:</text:p>
          <text:p text:style-name="OrgSrcBlock"><text:s/><text:s/><text:s/><text:s/><text:s/><text:s/><text:s/><text:s/><text:s/><text:s/><text:span text:style-name="OrgSrcFontLockKeywordFace">return</text:span><text:s/><text:span text:style-name="OrgSrcFontLockBuiltinFace">str</text:span>(<text:span text:style-name="OrgSrcFontLockKeywordFace">self</text:span>.<text:span text:style-name="OrgSrcFontLockBuiltinFace">id</text:span>)<text:s/><text:s/><text:s/><text:s/><text:s/><text:s/><text:span text:style-name="OrgSrcFontLockCommentDelimiterFace">#<text:s/></text:span><text:span text:style-name="OrgSrcFontLockCommentFace">python<text:s/>3</text:span></text:p>
          <text:p text:style-name="OrgSrcBlock"/>
          <text:p text:style-name="OrgSrcBlock"><text:s/><text:s/><text:s/><text:span text:style-name="OrgSrcFontLockKeywordFace">def</text:span><text:s/><text:span text:style-name="OrgSrcFontLockFunctionNameFace">__repr__</text:span>(<text:span text:style-name="OrgSrcFontLockKeywordFace">self</text:span>):</text:p>
          <text:p text:style-name="OrgSrcBlockLastLine"><text:s/><text:s/><text:s/><text:s/><text:s/><text:s/><text:s/><text:span text:style-name="OrgSrcFontLockKeywordFace">return</text:span><text:s/><text:span text:style-name="OrgSrcFontLockStringFace">'</text:span><text:span text:style-name="OrgSrcFontLockStringFace">&lt;User<text:s/>%r&gt;</text:span><text:span text:style-name="OrgSrcFontLockStringFace">'</text:span><text:s/>%<text:s/>(<text:span text:style-name="OrgSrcFontLockKeywordFace">self</text:span>.login_name)</text:p>
        </text:list-item>
      </text:list>
      <text:list text:continue-numbering="false" text:style-name="OrgBulletedList">
        <text:list-item>
          <text:p text:style-name="Text_20_body">
<text:bookmark-start text:name="OrgXref.sec-4-2-1-4"/><text:bookmark text:name="sec-4-2-1-4"/>Table of Sweets<text:bookmark-end text:name="OrgXref.sec-4-2-1-4"/>Definition for Sweet table. creating an object for a table named
Sweet. Sweet has its own ID… but it also has a link with User table one User can scribe multiple Sweets

</text:p>
          <text:p text:style-name="OrgSrcBlock"><text:span text:style-name="OrgSrcFontLockKeywordFace">class</text:span><text:s/><text:span text:style-name="OrgSrcFontLockTypeFace">Sweet</text:span>(db.Model):</text:p>
          <text:p text:style-name="OrgSrcBlock"><text:s/><text:s/><text:s/><text:span text:style-name="OrgSrcFontLockBuiltinFace">id</text:span><text:s/><text:s/><text:s/><text:s/><text:s/><text:s/><text:s/><text:s/>=<text:s/>db.Column(db.Integer,<text:s/><text:s/><text:s/><text:s/><text:s/>primary_key=<text:span text:style-name="OrgSrcFontLockConstantFace">True</text:span>)</text:p>
          <text:p text:style-name="OrgSrcBlock"/>
          <text:p text:style-name="OrgSrcBlock"><text:s/><text:s/><text:s/><text:span text:style-name="OrgSrcFontLockCommentDelimiterFace">#<text:s/></text:span><text:span text:style-name="OrgSrcFontLockCommentFace">the<text:s/></text:span><text:span text:style-name="OrgSrcFontLockCommentFace">"</text:span><text:span text:style-name="OrgSrcFontLockCommentFace">s</text:span><text:span text:style-name="OrgSrcFontLockCommentFace">"</text:span><text:span text:style-name="OrgSrcFontLockCommentFace"><text:s/>in<text:s/>front<text:s/>represents<text:s/>the<text:s/>notion<text:s/>of<text:s/>a<text:s/></text:span><text:span text:style-name="OrgSrcFontLockCommentFace">"</text:span><text:span text:style-name="OrgSrcFontLockCommentFace">sweet</text:span><text:span text:style-name="OrgSrcFontLockCommentFace">"</text:span><text:span text:style-name="OrgSrcFontLockCommentFace">;<text:s/>these<text:s/>are</text:span></text:p>
          <text:p text:style-name="OrgSrcBlock"><text:s/><text:s/><text:s/><text:span text:style-name="OrgSrcFontLockCommentDelimiterFace">#<text:s/></text:span><text:span text:style-name="OrgSrcFontLockCommentFace">attributes<text:s/>of<text:s/>a<text:s/></text:span><text:span text:style-name="OrgSrcFontLockCommentFace">"</text:span><text:span text:style-name="OrgSrcFontLockCommentFace">sweet</text:span><text:span text:style-name="OrgSrcFontLockCommentFace">"</text:span></text:p>
          <text:p text:style-name="OrgSrcBlock"><text:s/><text:s/><text:s/><text:span text:style-name="OrgSrcFontLockVariableNameFace">sUsrname</text:span><text:s/><text:s/>=<text:s/>db.Column(db.String(64),<text:s/><text:s/>index=<text:span text:style-name="OrgSrcFontLockConstantFace">True</text:span>,<text:s/>unique=<text:span text:style-name="OrgSrcFontLockConstantFace">True</text:span>)<text:s/><text:span text:style-name="OrgSrcFontLockCommentDelimiterFace">#</text:span><text:span text:style-name="OrgSrcFontLockCommentFace">this<text:s/>is<text:s/>the<text:s/>Sweet<text:s/>user<text:s/>name</text:span></text:p>
          <text:p text:style-name="OrgSrcBlock"><text:s/><text:s/><text:s/><text:span text:style-name="OrgSrcFontLockVariableNameFace">sUrl</text:span><text:s/><text:s/><text:s/><text:s/><text:s/><text:s/>=<text:s/>db.Column(db.String(320),<text:s/>index=<text:span text:style-name="OrgSrcFontLockConstantFace">True</text:span>,<text:s/>unique=<text:span text:style-name="OrgSrcFontLockConstantFace">True</text:span>)</text:p>
          <text:p text:style-name="OrgSrcBlock"><text:s/><text:s/><text:s/><text:span text:style-name="OrgSrcFontLockVariableNameFace">sContext</text:span><text:s/><text:s/>=<text:s/>db.Column(db.String(64),<text:s/><text:s/>index=<text:span text:style-name="OrgSrcFontLockConstantFace">True</text:span>,<text:s/>unique=<text:span text:style-name="OrgSrcFontLockConstantFace">True</text:span>)</text:p>
          <text:p text:style-name="OrgSrcBlock"><text:s/><text:s/><text:s/><text:span text:style-name="OrgSrcFontLockVariableNameFace">sAttrib</text:span><text:s/><text:s/><text:s/>=<text:s/>db.Column(db.Text,<text:s/><text:s/><text:s/><text:s/><text:s/><text:s/><text:s/><text:s/>index=<text:span text:style-name="OrgSrcFontLockConstantFace">True</text:span>,<text:s/>unique=<text:span text:style-name="OrgSrcFontLockConstantFace">True</text:span>)</text:p>
          <text:p text:style-name="OrgSrcBlock"><text:s/><text:s/><text:s/><text:span text:style-name="OrgSrcFontLockVariableNameFace">sTimestamp</text:span>=<text:s/>db.Column(db.DateTime)</text:p>
          <text:p text:style-name="OrgSrcBlock"><text:s/><text:s/><text:s/><text:span text:style-name="OrgSrcFontLockVariableNameFace">sUser_id</text:span><text:s/><text:s/>=<text:s/>db.Column(db.Integer,<text:s/><text:s/><text:s/><text:s/><text:s/>db.ForeignKey(<text:span text:style-name="OrgSrcFontLockStringFace">'</text:span><text:span text:style-name="OrgSrcFontLockStringFace">user.id</text:span><text:span text:style-name="OrgSrcFontLockStringFace">'</text:span>))</text:p>
          <text:p text:style-name="OrgSrcBlock"/>
          <text:p text:style-name="OrgSrcBlock"><text:s/><text:s/><text:s/><text:span text:style-name="OrgSrcFontLockKeywordFace">def</text:span><text:s/><text:span text:style-name="OrgSrcFontLockFunctionNameFace">__repr__</text:span>(<text:span text:style-name="OrgSrcFontLockKeywordFace">self</text:span>):</text:p>
          <text:p text:style-name="OrgSrcBlockLastLine"><text:s/><text:s/><text:s/><text:s/><text:s/><text:s/><text:s/><text:span text:style-name="OrgSrcFontLockKeywordFace">return</text:span><text:s/><text:span text:style-name="OrgSrcFontLockStringFace">'</text:span><text:span text:style-name="OrgSrcFontLockStringFace">&lt;Sweet<text:s/>%r&gt;</text:span><text:span text:style-name="OrgSrcFontLockStringFace">'</text:span><text:s/>%<text:s/>(<text:span text:style-name="OrgSrcFontLockKeywordFace">self</text:span>.sUsrname)</text:p>
        </text:list-item>
      </text:list>
      <text:list text:continue-numbering="false" text:style-name="OrgBulletedList">
        <text:list-item>
          <text:p text:style-name="Text_20_body">
<text:bookmark-start text:name="OrgXref.sec-4-2-1-5"/><text:bookmark text:name="sec-4-2-1-5"/>db Creation script file: db<text:span text:style-name="OrgSubscript">create</text:span>.py<text:bookmark-end text:name="OrgXref.sec-4-2-1-5"/>Here is a python script that creates the database

</text:p>
          <text:p text:style-name="OrgSrcBlock"><text:span text:style-name="OrgSrcFontLockCommentDelimiterFace">#</text:span><text:span text:style-name="OrgSrcFontLockCommentFace">!sweetEnv/bin/python</text:span></text:p>
          <text:p text:style-name="OrgSrcBlock"/>
          <text:p text:style-name="OrgSrcBlock"><text:span text:style-name="OrgSrcFontLockCommentDelimiterFace">#<text:s/></text:span><text:span text:style-name="OrgSrcFontLockCommentFace">the<text:s/>source<text:s/>for<text:s/>this<text:s/>comes<text:s/>from<text:s/></text:span></text:p>
          <text:p text:style-name="OrgSrcBlock"><text:span text:style-name="OrgSrcFontLockCommentDelimiterFace">#<text:s/></text:span><text:span text:style-name="OrgSrcFontLockCommentFace">http://blog.miguelgrinberg.com/post/the-flask-mega-tutorial-part-iv-database</text:span></text:p>
          <text:p text:style-name="OrgSrcBlock"><text:span text:style-name="OrgSrcFontLockCommentDelimiterFace">#<text:s/></text:span><text:span text:style-name="OrgSrcFontLockCommentFace">this<text:s/>is<text:s/>a<text:s/>database<text:s/>migration<text:s/>script<text:s/>used<text:s/>for<text:s/>moving<text:s/>from<text:s/>one<text:s/>to<text:s/></text:span></text:p>
          <text:p text:style-name="OrgSrcBlock"><text:span text:style-name="OrgSrcFontLockCommentDelimiterFace">#<text:s/></text:span><text:span text:style-name="OrgSrcFontLockCommentFace">another<text:s/>version<text:s/>of<text:s/>a<text:s/>database</text:span></text:p>
          <text:p text:style-name="OrgSrcBlock"/>
          <text:p text:style-name="OrgSrcBlock"><text:span text:style-name="OrgSrcFontLockKeywordFace">from</text:span><text:s/>migrate.versioning<text:s/><text:span text:style-name="OrgSrcFontLockKeywordFace">import</text:span><text:s/>api</text:p>
          <text:p text:style-name="OrgSrcBlock"><text:span text:style-name="OrgSrcFontLockKeywordFace">from</text:span><text:s/>config<text:s/><text:span text:style-name="OrgSrcFontLockKeywordFace">import</text:span><text:s/>SQLALCHEMY_DATABASE_URI</text:p>
          <text:p text:style-name="OrgSrcBlock"><text:span text:style-name="OrgSrcFontLockKeywordFace">from</text:span><text:s/>config<text:s/><text:span text:style-name="OrgSrcFontLockKeywordFace">import</text:span><text:s/>SQLALCHEMY_MIGRATE_REPO</text:p>
          <text:p text:style-name="OrgSrcBlock"><text:span text:style-name="OrgSrcFontLockKeywordFace">from</text:span><text:s/>app<text:s/><text:span text:style-name="OrgSrcFontLockKeywordFace">import</text:span><text:s/>db</text:p>
          <text:p text:style-name="OrgSrcBlock"><text:span text:style-name="OrgSrcFontLockKeywordFace">import</text:span><text:s/>os.path</text:p>
          <text:p text:style-name="OrgSrcBlock"/>
          <text:p text:style-name="OrgSrcBlock">db.create_all()</text:p>
          <text:p text:style-name="OrgSrcBlock"><text:span text:style-name="OrgSrcFontLockKeywordFace">if</text:span><text:s/><text:span text:style-name="OrgSrcFontLockKeywordFace">not</text:span><text:s/>os.path.exists(SQLALCHEMY_MIGRATE_REPO):</text:p>
          <text:p text:style-name="OrgSrcBlock"><text:s/><text:s/><text:s/><text:s/>api.create(SQLALCHEMY_MIGRATE_REPO,<text:s/><text:span text:style-name="OrgSrcFontLockStringFace">'</text:span><text:span text:style-name="OrgSrcFontLockStringFace">database<text:s/>repository</text:span><text:span text:style-name="OrgSrcFontLockStringFace">'</text:span>)</text:p>
          <text:p text:style-name="OrgSrcBlock"><text:s/><text:s/><text:s/><text:s/>api.version_control(SQLALCHEMY_DATABASE_URI,<text:s/>SQLALCHEMY_MIGRATE_REPO)</text:p>
          <text:p text:style-name="OrgSrcBlock"><text:span text:style-name="OrgSrcFontLockKeywordFace">else</text:span>:</text:p>
          <text:p text:style-name="OrgSrcBlockLastLine"><text:s/><text:s/><text:s/><text:s/>api.version_control(SQLALCHEMY_DATABASE_URI,<text:s/>SQLALCHEMY_MIGRATE_REPO,<text:s/>api.version(SQLALCHEMY_MIGRATE_REPO))</text:p>
          <text:p text:style-name="Text_20_body">
to create the database we just need to run the following python
command in our virtual environment:

</text:p>
          <text:p text:style-name="OrgSrcBlockLastLine">./db_create.py</text:p>
          <text:p text:style-name="Text_20_body">
This will create a database with the label app.db file. This will be a
sqlite database. the script will also create a directory called
"db<text:span text:style-name="OrgSubscript">repository</text:span>". This new directory wiill store the db migration files.

</text:p>
        </text:list-item>
      </text:list>
      <text:list text:continue-numbering="false" text:style-name="OrgBulletedList">
        <text:list-item>
          <text:p text:style-name="Text_20_body">
<text:bookmark-start text:name="OrgXref.sec-4-2-1-6"/><text:bookmark text:name="sec-4-2-1-6"/>db Migration script file: db<text:span text:style-name="OrgSubscript">migrate</text:span>.py<text:bookmark-end text:name="OrgXref.sec-4-2-1-6"/>migration is implemented to allow us to (in the future) to change the
model of the database. Here is a script in python to facilitate that.

</text:p>
          <text:p text:style-name="OrgSrcBlock"><text:span text:style-name="OrgSrcFontLockCommentDelimiterFace">#</text:span><text:span text:style-name="OrgSrcFontLockCommentFace">!sweetEnv/bin/python</text:span></text:p>
          <text:p text:style-name="OrgSrcBlock"><text:span text:style-name="OrgSrcFontLockKeywordFace">import</text:span><text:s/>imp</text:p>
          <text:p text:style-name="OrgSrcBlock"><text:span text:style-name="OrgSrcFontLockKeywordFace">from</text:span><text:s/>migrate.versioning<text:s/><text:span text:style-name="OrgSrcFontLockKeywordFace">import</text:span><text:s/>api</text:p>
          <text:p text:style-name="OrgSrcBlock"><text:span text:style-name="OrgSrcFontLockKeywordFace">from</text:span><text:s/>app<text:s/><text:span text:style-name="OrgSrcFontLockKeywordFace">import</text:span><text:s/>db</text:p>
          <text:p text:style-name="OrgSrcBlock"><text:span text:style-name="OrgSrcFontLockKeywordFace">from</text:span><text:s/>config<text:s/><text:span text:style-name="OrgSrcFontLockKeywordFace">import</text:span><text:s/>SQLALCHEMY_DATABASE_URI</text:p>
          <text:p text:style-name="OrgSrcBlock"><text:span text:style-name="OrgSrcFontLockKeywordFace">from</text:span><text:s/>config<text:s/><text:span text:style-name="OrgSrcFontLockKeywordFace">import</text:span><text:s/>SQLALCHEMY_MIGRATE_REPO</text:p>
          <text:p text:style-name="OrgSrcBlock"/>
          <text:p text:style-name="OrgSrcBlock"><text:span text:style-name="OrgSrcFontLockVariableNameFace">v</text:span><text:s/>=<text:s/>api.db_version(SQLALCHEMY_DATABASE_URI,<text:s/>SQLALCHEMY_MIGRATE_REPO)</text:p>
          <text:p text:style-name="OrgSrcBlock"><text:span text:style-name="OrgSrcFontLockVariableNameFace">migration</text:span><text:s/>=<text:s/>SQLALCHEMY_MIGRATE_REPO<text:s/>+<text:s/>(<text:span text:style-name="OrgSrcFontLockStringFace">'</text:span><text:span text:style-name="OrgSrcFontLockStringFace">/versions/%03d_migration.py</text:span><text:span text:style-name="OrgSrcFontLockStringFace">'</text:span><text:s/>%<text:s/>(v+1))</text:p>
          <text:p text:style-name="OrgSrcBlock"><text:span text:style-name="OrgSrcFontLockVariableNameFace">tmp_module</text:span><text:s/>=<text:s/>imp.new_module(<text:span text:style-name="OrgSrcFontLockStringFace">'</text:span><text:span text:style-name="OrgSrcFontLockStringFace">old_model</text:span><text:span text:style-name="OrgSrcFontLockStringFace">'</text:span>)</text:p>
          <text:p text:style-name="OrgSrcBlock"/>
          <text:p text:style-name="OrgSrcBlock"><text:span text:style-name="OrgSrcFontLockVariableNameFace">old_model</text:span><text:s/>=<text:s/>api.create_model(SQLALCHEMY_DATABASE_URI,<text:s/>SQLALCHEMY_MIGRATE_REPO)</text:p>
          <text:p text:style-name="OrgSrcBlock"><text:span text:style-name="OrgSrcFontLockKeywordFace">exec</text:span>(old_model,<text:s/>tmp_module.__dict__)</text:p>
          <text:p text:style-name="OrgSrcBlock"><text:span text:style-name="OrgSrcFontLockVariableNameFace">script</text:span><text:s/>=<text:s/>api.make_update_script_for_model(SQLALCHEMY_DATABASE_URI,<text:s/>SQLALCHEMY_MIGRATE_REPO,<text:s/>tmp_module.meta,<text:s/>db.metadata)</text:p>
          <text:p text:style-name="OrgSrcBlock"><text:span text:style-name="OrgSrcFontLockBuiltinFace">open</text:span>(migration,<text:s/><text:span text:style-name="OrgSrcFontLockStringFace">"</text:span><text:span text:style-name="OrgSrcFontLockStringFace">wt</text:span><text:span text:style-name="OrgSrcFontLockStringFace">"</text:span>).write(script)</text:p>
          <text:p text:style-name="OrgSrcBlock"/>
          <text:p text:style-name="OrgSrcBlock">api.upgrade(SQLALCHEMY_DATABASE_URI,<text:s/>SQLALCHEMY_MIGRATE_REPO)</text:p>
          <text:p text:style-name="OrgSrcBlock"><text:span text:style-name="OrgSrcFontLockVariableNameFace">v</text:span><text:s/>=<text:s/>api.db_version(SQLALCHEMY_DATABASE_URI,<text:s/>SQLALCHEMY_MIGRATE_REPO)</text:p>
          <text:p text:style-name="OrgSrcBlock"/>
          <text:p text:style-name="OrgSrcBlock"><text:span text:style-name="OrgSrcFontLockKeywordFace">print</text:span>(<text:span text:style-name="OrgSrcFontLockStringFace">'</text:span><text:span text:style-name="OrgSrcFontLockStringFace">New<text:s/>migration<text:s/>saved<text:s/>as<text:s/></text:span><text:span text:style-name="OrgSrcFontLockStringFace">'</text:span><text:s/>+<text:s/>migration)</text:p>
          <text:p text:style-name="OrgSrcBlockLastLine"><text:span text:style-name="OrgSrcFontLockKeywordFace">print</text:span>(<text:span text:style-name="OrgSrcFontLockStringFace">'</text:span><text:span text:style-name="OrgSrcFontLockStringFace">Current<text:s/>database<text:s/>version:<text:s/></text:span><text:span text:style-name="OrgSrcFontLockStringFace">'</text:span><text:s/>+<text:s/><text:span text:style-name="OrgSrcFontLockBuiltinFace">str</text:span>(v))</text:p>
          <text:p text:style-name="Text_20_body">
To ensure proper migration tracking, try to not rename existing
fields. Limit changes to addition / deletion of fields only. Typing
can also be changed. Generated migration script can also be checked to
see if it is correct. 

</text:p>
          <text:p text:style-name="Text_20_body">

migration script can be run by executing the following python script
in our virtual environment

</text:p>
          <text:p text:style-name="OrgSrcBlockLastLine">./db_migrate.py</text:p>
          <text:p text:style-name="Text_20_body">
The script has print statements to show where the migration has been
stored. version number is also displayed by this script.

</text:p>
        </text:list-item>
      </text:list>
      <text:list text:continue-numbering="false" text:style-name="OrgBulletedList">
        <text:list-item>
          <text:p text:style-name="Text_20_body">
<text:bookmark-start text:name="OrgXref.sec-4-2-1-7"/><text:bookmark text:name="sec-4-2-1-7"/>db upgradation script file: db<text:span text:style-name="OrgSubscript">upgrade</text:span>.py<text:bookmark-end text:name="OrgXref.sec-4-2-1-7"/>This python script upgrades the sqlite database to the latest revision.

</text:p>
          <text:p text:style-name="OrgSrcBlock"><text:span text:style-name="OrgSrcFontLockCommentDelimiterFace">#</text:span><text:span text:style-name="OrgSrcFontLockCommentFace">!sweetEnv/bin/python</text:span></text:p>
          <text:p text:style-name="OrgSrcBlock"><text:span text:style-name="OrgSrcFontLockKeywordFace">from</text:span><text:s/>migrate.versioning<text:s/><text:span text:style-name="OrgSrcFontLockKeywordFace">import</text:span><text:s/>api</text:p>
          <text:p text:style-name="OrgSrcBlock"><text:span text:style-name="OrgSrcFontLockKeywordFace">from</text:span><text:s/>config<text:s/><text:span text:style-name="OrgSrcFontLockKeywordFace">import</text:span><text:s/>SQLALCHEMY_DATABASE_URI</text:p>
          <text:p text:style-name="OrgSrcBlock"><text:span text:style-name="OrgSrcFontLockKeywordFace">from</text:span><text:s/>config<text:s/><text:span text:style-name="OrgSrcFontLockKeywordFace">import</text:span><text:s/>SQLALCHEMY_MIGRATE_REPO</text:p>
          <text:p text:style-name="OrgSrcBlock"/>
          <text:p text:style-name="OrgSrcBlock">api.upgrade(SQLALCHEMY_DATABASE_URI,<text:s/>SQLALCHEMY_MIGRATE_REPO)</text:p>
          <text:p text:style-name="OrgSrcBlock"><text:span text:style-name="OrgSrcFontLockVariableNameFace">v</text:span><text:s/>=<text:s/>api.db_version(SQLALCHEMY_DATABASE_URI,<text:s/>SQLALCHEMY_MIGRATE_REPO)</text:p>
          <text:p text:style-name="OrgSrcBlock"/>
          <text:p text:style-name="OrgSrcBlockLastLine"><text:span text:style-name="OrgSrcFontLockKeywordFace">print</text:span>(<text:span text:style-name="OrgSrcFontLockStringFace">'</text:span><text:span text:style-name="OrgSrcFontLockStringFace">Current<text:s/>database<text:s/>version:<text:s/></text:span><text:span text:style-name="OrgSrcFontLockStringFace">'</text:span><text:s/>+<text:s/><text:span text:style-name="OrgSrcFontLockBuiltinFace">str</text:span>(v))</text:p>
        </text:list-item>
      </text:list>
      <text:list text:continue-numbering="false" text:style-name="OrgBulletedList">
        <text:list-item>
          <text:p text:style-name="Text_20_body">
<text:bookmark-start text:name="OrgXref.sec-4-2-1-8"/><text:bookmark text:name="sec-4-2-1-8"/>db downgrade script file: db<text:span text:style-name="OrgSubscript">downgrade</text:span>.py<text:bookmark-end text:name="OrgXref.sec-4-2-1-8"/>This python script downgrades the sqlite database by one version.

</text:p>
          <text:p text:style-name="OrgSrcBlock"><text:span text:style-name="OrgSrcFontLockCommentDelimiterFace">#</text:span><text:span text:style-name="OrgSrcFontLockCommentFace">!sweetEnv/bin/python</text:span></text:p>
          <text:p text:style-name="OrgSrcBlock"><text:span text:style-name="OrgSrcFontLockKeywordFace">from</text:span><text:s/>migrate.versioning<text:s/><text:span text:style-name="OrgSrcFontLockKeywordFace">import</text:span><text:s/>api</text:p>
          <text:p text:style-name="OrgSrcBlock"><text:span text:style-name="OrgSrcFontLockKeywordFace">from</text:span><text:s/>config<text:s/><text:span text:style-name="OrgSrcFontLockKeywordFace">import</text:span><text:s/>SQLALCHEMY_DATABASE_URI</text:p>
          <text:p text:style-name="OrgSrcBlock"><text:span text:style-name="OrgSrcFontLockKeywordFace">from</text:span><text:s/>config<text:s/><text:span text:style-name="OrgSrcFontLockKeywordFace">import</text:span><text:s/>SQLALCHEMY_MIGRATE_REPO</text:p>
          <text:p text:style-name="OrgSrcBlock"/>
          <text:p text:style-name="OrgSrcBlock"><text:span text:style-name="OrgSrcFontLockVariableNameFace">v</text:span><text:s/>=<text:s/>api.db_version(SQLALCHEMY_DATABASE_URI,<text:s/>SQLALCHEMY_MIGRATE_REPO)</text:p>
          <text:p text:style-name="OrgSrcBlock">api.downgrade(SQLALCHEMY_DATABASE_URI,<text:s/>SQLALCHEMY_MIGRATE_REPO,<text:s/>v<text:s/>-<text:s/>1)</text:p>
          <text:p text:style-name="OrgSrcBlock"><text:span text:style-name="OrgSrcFontLockVariableNameFace">v</text:span><text:s/>=<text:s/>api.db_version(SQLALCHEMY_DATABASE_URI,<text:s/>SQLALCHEMY_MIGRATE_REPO)</text:p>
          <text:p text:style-name="OrgSrcBlock"/>
          <text:p text:style-name="OrgSrcBlockLastLine"><text:span text:style-name="OrgSrcFontLockKeywordFace">print</text:span>(<text:span text:style-name="OrgSrcFontLockStringFace">'</text:span><text:span text:style-name="OrgSrcFontLockStringFace">Current<text:s/>database<text:s/>version:<text:s/></text:span><text:span text:style-name="OrgSrcFontLockStringFace">'</text:span><text:s/>+<text:s/><text:span text:style-name="OrgSrcFontLockBuiltinFace">str</text:span>(v))</text:p>
        </text:list-item>
      </text:list>
      <text:h text:style-name="Heading_20_3" text:outline-level="3"><text:bookmark-start text:name="OrgXref.sec-4-2-2"/><text:bookmark text:name="sec-4-2-2"/>view<text:bookmark-end text:name="OrgXref.sec-4-2-2"/></text:h>
      <text:p text:style-name="Text_20_body">
This code represents the actions to be taken by the webapp when
various views are encountered. 

</text:p>
      <text:p text:style-name="OrgSrcBlock"><text:span text:style-name="OrgSrcFontLockKeywordFace">from</text:span><text:s/>flask<text:s/><text:span text:style-name="OrgSrcFontLockKeywordFace">import</text:span><text:s/>(render_template,<text:s/></text:p>
      <text:p text:style-name="OrgSrcBlock"><text:s/><text:s/><text:s/><text:s/><text:s/><text:s/><text:s/><text:s/><text:s/><text:s/><text:s/><text:s/><text:s/><text:s/><text:s/><text:s/><text:s/><text:s/><text:s/>flash,<text:s/></text:p>
      <text:p text:style-name="OrgSrcBlock"><text:s/><text:s/><text:s/><text:s/><text:s/><text:s/><text:s/><text:s/><text:s/><text:s/><text:s/><text:s/><text:s/><text:s/><text:s/><text:s/><text:s/><text:s/><text:s/>redirect,</text:p>
      <text:p text:style-name="OrgSrcBlock"><text:s/><text:s/><text:s/><text:s/><text:s/><text:s/><text:s/><text:s/><text:s/><text:s/><text:s/><text:s/><text:s/><text:s/><text:s/><text:s/><text:s/><text:s/><text:s/>session,<text:s/></text:p>
      <text:p text:style-name="OrgSrcBlock"><text:s/><text:s/><text:s/><text:s/><text:s/><text:s/><text:s/><text:s/><text:s/><text:s/><text:s/><text:s/><text:s/><text:s/><text:s/><text:s/><text:s/><text:s/><text:s/>url_for,<text:s/></text:p>
      <text:p text:style-name="OrgSrcBlock"><text:s/><text:s/><text:s/><text:s/><text:s/><text:s/><text:s/><text:s/><text:s/><text:s/><text:s/><text:s/><text:s/><text:s/><text:s/><text:s/><text:s/><text:s/><text:s/>request,<text:s/></text:p>
      <text:p text:style-name="OrgSrcBlock"><text:s/><text:s/><text:s/><text:s/><text:s/><text:s/><text:s/><text:s/><text:s/><text:s/><text:s/><text:s/><text:s/><text:s/><text:s/><text:s/><text:s/><text:s/><text:s/>g,</text:p>
      <text:p text:style-name="OrgSrcBlock"><text:s/><text:s/><text:s/><text:s/><text:s/><text:s/><text:s/><text:s/><text:s/><text:s/><text:s/><text:s/><text:s/><text:s/><text:s/><text:s/><text:s/><text:s/><text:s/>abort<text:s/>)</text:p>
      <text:p text:style-name="OrgSrcBlock"><text:span text:style-name="OrgSrcFontLockKeywordFace">from</text:span><text:s/>flask.ext.login<text:s/><text:span text:style-name="OrgSrcFontLockKeywordFace">import</text:span><text:s/>(login_user,<text:s/></text:p>
      <text:p text:style-name="OrgSrcBlock"><text:s/><text:s/><text:s/><text:s/><text:s/><text:s/><text:s/><text:s/><text:s/><text:s/><text:s/><text:s/><text:s/><text:s/><text:s/><text:s/><text:s/><text:s/><text:s/><text:s/><text:s/><text:s/><text:s/><text:s/><text:s/><text:s/><text:s/><text:s/><text:s/>logout_user,<text:s/></text:p>
      <text:p text:style-name="OrgSrcBlock"><text:s/><text:s/><text:s/><text:s/><text:s/><text:s/><text:s/><text:s/><text:s/><text:s/><text:s/><text:s/><text:s/><text:s/><text:s/><text:s/><text:s/><text:s/><text:s/><text:s/><text:s/><text:s/><text:s/><text:s/><text:s/><text:s/><text:s/><text:s/><text:s/>current_user,</text:p>
      <text:p text:style-name="OrgSrcBlock"><text:s/><text:s/><text:s/><text:s/><text:s/><text:s/><text:s/><text:s/><text:s/><text:s/><text:s/><text:s/><text:s/><text:s/><text:s/><text:s/><text:s/><text:s/><text:s/><text:s/><text:s/><text:s/><text:s/><text:s/><text:s/><text:s/><text:s/><text:s/><text:s/>login_required<text:s/>)</text:p>
      <text:p text:style-name="OrgSrcBlock"><text:span text:style-name="OrgSrcFontLockKeywordFace">from</text:span><text:s/>app<text:s/><text:span text:style-name="OrgSrcFontLockKeywordFace">import</text:span><text:s/>app,<text:s/>db,<text:s/>lm</text:p>
      <text:p text:style-name="OrgSrcBlock"><text:span text:style-name="OrgSrcFontLockKeywordFace">from</text:span><text:s/>.forms<text:s/><text:span text:style-name="OrgSrcFontLockKeywordFace">import</text:span><text:s/>get_swtIDForm,<text:s/>MyForm,<text:s/>LoginForm,<text:s/>InputURLform</text:p>
      <text:p text:style-name="OrgSrcBlock"><text:span text:style-name="OrgSrcFontLockKeywordFace">from</text:span><text:s/>.models<text:s/><text:span text:style-name="OrgSrcFontLockKeywordFace">import</text:span><text:s/>User</text:p>
      <text:p text:style-name="OrgSrcBlock"><text:span text:style-name="OrgSrcFontLockKeywordFace">import</text:span><text:s/>requests</text:p>
      <text:p text:style-name="OrgSrcBlock"/>
      <text:p text:style-name="OrgSrcBlock"><text:span text:style-name="OrgSrcFontLockTypeFace">@app.before_request</text:span></text:p>
      <text:p text:style-name="OrgSrcBlock"><text:span text:style-name="OrgSrcFontLockKeywordFace">def</text:span><text:s/><text:span text:style-name="OrgSrcFontLockFunctionNameFace">get_current_user</text:span>():</text:p>
      <text:p text:style-name="OrgSrcBlock"><text:s/><text:s/><text:s/><text:s/><text:span text:style-name="OrgSrcFontLockVariableNameFace">g.user</text:span><text:s/>=<text:s/><text:span text:style-name="OrgSrcFontLockConstantFace">None</text:span></text:p>
      <text:p text:style-name="OrgSrcBlock"><text:s/><text:s/><text:s/><text:s/><text:span text:style-name="OrgSrcFontLockVariableNameFace">email</text:span><text:s/>=<text:s/>session.get(<text:span text:style-name="OrgSrcFontLockStringFace">'</text:span><text:span text:style-name="OrgSrcFontLockStringFace">email</text:span><text:span text:style-name="OrgSrcFontLockStringFace">'</text:span>)</text:p>
      <text:p text:style-name="OrgSrcBlock"><text:s/><text:s/><text:s/><text:s/><text:span text:style-name="OrgSrcFontLockKeywordFace">if</text:span><text:s/>email<text:s/><text:span text:style-name="OrgSrcFontLockKeywordFace">is</text:span><text:s/><text:span text:style-name="OrgSrcFontLockKeywordFace">not</text:span><text:s/><text:span text:style-name="OrgSrcFontLockConstantFace">None</text:span>:</text:p>
      <text:p text:style-name="OrgSrcBlock"><text:s/><text:s/><text:s/><text:s/><text:s/><text:s/><text:s/><text:s/><text:span text:style-name="OrgSrcFontLockVariableNameFace">g.user</text:span><text:s/>=<text:s/>email</text:p>
      <text:p text:style-name="OrgSrcBlock"/>
      <text:p text:style-name="OrgSrcBlock"><text:span text:style-name="OrgSrcFontLockTypeFace">@app.route</text:span>(<text:span text:style-name="OrgSrcFontLockStringFace">'</text:span><text:span text:style-name="OrgSrcFontLockStringFace">/</text:span><text:span text:style-name="OrgSrcFontLockStringFace">'</text:span>)</text:p>
      <text:p text:style-name="OrgSrcBlock"><text:span text:style-name="OrgSrcFontLockTypeFace">@app.route</text:span>(<text:span text:style-name="OrgSrcFontLockStringFace">'</text:span><text:span text:style-name="OrgSrcFontLockStringFace">/index</text:span><text:span text:style-name="OrgSrcFontLockStringFace">'</text:span>)</text:p>
      <text:p text:style-name="OrgSrcBlock"><text:span text:style-name="OrgSrcFontLockKeywordFace">def</text:span><text:s/><text:span text:style-name="OrgSrcFontLockFunctionNameFace">home_page</text:span>():</text:p>
      <text:p text:style-name="OrgSrcBlock"><text:s/><text:s/><text:s/><text:s/><text:span text:style-name="OrgSrcFontLockVariableNameFace">form</text:span><text:s/>=<text:s/>MyForm()</text:p>
      <text:p text:style-name="OrgSrcBlock"><text:s/><text:s/><text:s/><text:s/><text:span text:style-name="OrgSrcFontLockKeywordFace">return</text:span><text:s/>render_template(<text:span text:style-name="OrgSrcFontLockStringFace">'</text:span><text:span text:style-name="OrgSrcFontLockStringFace">welcome.html</text:span><text:span text:style-name="OrgSrcFontLockStringFace">'</text:span>,<text:s/>form=form)</text:p>
      <text:p text:style-name="OrgSrcBlock"/>
      <text:p text:style-name="OrgSrcBlock"><text:span text:style-name="OrgSrcFontLockTypeFace">@app.route</text:span>(<text:span text:style-name="OrgSrcFontLockStringFace">'</text:span><text:span text:style-name="OrgSrcFontLockStringFace">/showPg</text:span><text:span text:style-name="OrgSrcFontLockStringFace">'</text:span>)</text:p>
      <text:p text:style-name="OrgSrcBlock"><text:span text:style-name="OrgSrcFontLockKeywordFace">def</text:span><text:s/><text:span text:style-name="OrgSrcFontLockFunctionNameFace">showURL_page</text:span>():</text:p>
      <text:p text:style-name="OrgSrcBlock"><text:s/><text:s/><text:s/><text:s/><text:span text:style-name="OrgSrcFontLockKeywordFace">return</text:span><text:s/>render_template(<text:span text:style-name="OrgSrcFontLockStringFace">'</text:span><text:span text:style-name="OrgSrcFontLockStringFace">showPg.html</text:span><text:span text:style-name="OrgSrcFontLockStringFace">'</text:span>,<text:s/></text:p>
      <text:p text:style-name="OrgSrcBlock"><text:s/><text:s/><text:s/><text:s/><text:s/><text:s/><text:s/><text:s/><text:s/><text:s/><text:s/><text:s/><text:s/><text:s/><text:s/><text:s/><text:s/><text:s/><text:s/><text:s/><text:s/><text:s/><text:s/><text:s/><text:s/><text:s/><text:s/>title=<text:span text:style-name="OrgSrcFontLockStringFace">'</text:span><text:span text:style-name="OrgSrcFontLockStringFace">user_entered_page</text:span><text:span text:style-name="OrgSrcFontLockStringFace">'</text:span>,<text:s/></text:p>
      <text:p text:style-name="OrgSrcBlock"><text:s/><text:s/><text:s/><text:s/><text:s/><text:s/><text:s/><text:s/><text:s/><text:s/><text:s/><text:s/><text:s/><text:s/><text:s/><text:s/><text:s/><text:s/><text:s/><text:s/><text:s/><text:s/><text:s/><text:s/><text:s/><text:s/><text:s/>url=<text:span text:style-name="OrgSrcFontLockStringFace">'</text:span><text:span text:style-name="OrgSrcFontLockStringFace">www.google.com</text:span><text:span text:style-name="OrgSrcFontLockStringFace">'</text:span>)</text:p>
      <text:p text:style-name="OrgSrcBlock"/>
      <text:p text:style-name="OrgSrcBlock"><text:span text:style-name="OrgSrcFontLockTypeFace">@app.route</text:span>(<text:span text:style-name="OrgSrcFontLockStringFace">'</text:span><text:span text:style-name="OrgSrcFontLockStringFace">/editor</text:span><text:span text:style-name="OrgSrcFontLockStringFace">'</text:span>,<text:s/>methods=[<text:span text:style-name="OrgSrcFontLockStringFace">'</text:span><text:span text:style-name="OrgSrcFontLockStringFace">GET</text:span><text:span text:style-name="OrgSrcFontLockStringFace">'</text:span>,<text:s/><text:span text:style-name="OrgSrcFontLockStringFace">'</text:span><text:span text:style-name="OrgSrcFontLockStringFace">POST</text:span><text:span text:style-name="OrgSrcFontLockStringFace">'</text:span>])</text:p>
      <text:p text:style-name="OrgSrcBlock"><text:span text:style-name="OrgSrcFontLockKeywordFace">def</text:span><text:s/><text:span text:style-name="OrgSrcFontLockFunctionNameFace">my_editor</text:span>():</text:p>
      <text:p text:style-name="OrgSrcBlock"><text:s/><text:s/><text:s/><text:s/><text:span text:style-name="OrgSrcFontLockVariableNameFace">form</text:span><text:s/>=<text:s/>InputURLform(request.form)<text:s/></text:p>
      <text:p text:style-name="OrgSrcBlock"/>
      <text:p text:style-name="OrgSrcBlock"><text:s/><text:s/><text:s/><text:s/><text:span text:style-name="OrgSrcFontLockCommentDelimiterFace">#<text:s/></text:span><text:span text:style-name="OrgSrcFontLockCommentFace">this<text:s/>is<text:s/>activated<text:s/>when<text:s/>the<text:s/>form<text:s/>is<text:s/>filled<text:s/>by<text:s/>user</text:span></text:p>
      <text:p text:style-name="OrgSrcBlock"><text:s/><text:s/><text:s/><text:s/><text:span text:style-name="OrgSrcFontLockKeywordFace">if</text:span><text:s/>request.method<text:s/>==<text:s/><text:span text:style-name="OrgSrcFontLockStringFace">'</text:span><text:span text:style-name="OrgSrcFontLockStringFace">POST</text:span><text:span text:style-name="OrgSrcFontLockStringFace">'</text:span><text:s/><text:span text:style-name="OrgSrcFontLockKeywordFace">and</text:span><text:s/>form.validate():</text:p>
      <text:p text:style-name="OrgSrcBlock"><text:s/><text:s/><text:s/><text:s/><text:s/><text:s/><text:s/><text:s/><text:s/>url<text:s/>=<text:s/>form.url.data</text:p>
      <text:p text:style-name="OrgSrcBlock"><text:s/><text:s/><text:s/><text:s/><text:s/><text:s/><text:s/><text:s/><text:s/><text:span text:style-name="OrgSrcFontLockKeywordFace">return</text:span><text:s/>redirect(<text:span text:style-name="OrgSrcFontLockStringFace">'</text:span><text:span text:style-name="OrgSrcFontLockStringFace">showPg.html</text:span><text:span text:style-name="OrgSrcFontLockStringFace">'</text:span>,<text:s/></text:p>
      <text:p text:style-name="OrgSrcBlock"><text:s/><text:s/><text:s/><text:s/><text:s/><text:s/><text:s/><text:s/><text:s/><text:s/><text:s/><text:s/><text:s/><text:s/><text:s/><text:s/><text:s/><text:s/><text:s/><text:s/><text:s/><text:s/><text:s/><text:s/><text:s/><text:s/><text:s/>title=<text:span text:style-name="OrgSrcFontLockStringFace">'</text:span><text:span text:style-name="OrgSrcFontLockStringFace">user_entered_page</text:span><text:span text:style-name="OrgSrcFontLockStringFace">'</text:span>,<text:s/></text:p>
      <text:p text:style-name="OrgSrcBlock"><text:s/><text:s/><text:s/><text:s/><text:s/><text:s/><text:s/><text:s/><text:s/><text:s/><text:s/><text:s/><text:s/><text:s/><text:s/><text:s/><text:s/><text:s/><text:s/><text:s/><text:s/><text:s/><text:s/><text:s/><text:s/><text:s/><text:s/>url=url)</text:p>
      <text:p text:style-name="OrgSrcBlock"><text:s/><text:s/><text:s/><text:s/><text:span text:style-name="OrgSrcFontLockKeywordFace">return</text:span><text:s/>render_template(<text:span text:style-name="OrgSrcFontLockStringFace">'</text:span><text:span text:style-name="OrgSrcFontLockStringFace">inputURLform.html</text:span><text:span text:style-name="OrgSrcFontLockStringFace">'</text:span>,</text:p>
      <text:p text:style-name="OrgSrcBlock"><text:s/><text:s/><text:s/><text:s/><text:s/><text:s/><text:s/><text:s/><text:s/><text:s/><text:s/><text:s/><text:s/><text:s/><text:s/><text:s/><text:s/><text:s/><text:s/><text:s/><text:s/><text:s/><text:s/><text:s/><text:s/><text:s/><text:s/>title=<text:span text:style-name="OrgSrcFontLockStringFace">'</text:span><text:span text:style-name="OrgSrcFontLockStringFace">input<text:s/>URL</text:span><text:span text:style-name="OrgSrcFontLockStringFace">'</text:span>,</text:p>
      <text:p text:style-name="OrgSrcBlock"><text:s/><text:s/><text:s/><text:s/><text:s/><text:s/><text:s/><text:s/><text:s/><text:s/><text:s/><text:s/><text:s/><text:s/><text:s/><text:s/><text:s/><text:s/><text:s/><text:s/><text:s/><text:s/><text:s/><text:s/><text:s/><text:s/><text:s/>form=form)</text:p>
      <text:p text:style-name="OrgSrcBlock"/>
      <text:p text:style-name="OrgSrcBlock"><text:span text:style-name="OrgSrcFontLockTypeFace">@app.route</text:span>(<text:span text:style-name="OrgSrcFontLockStringFace">'</text:span><text:span text:style-name="OrgSrcFontLockStringFace">/_auth/login</text:span><text:span text:style-name="OrgSrcFontLockStringFace">'</text:span>,<text:s/>methods=[<text:span text:style-name="OrgSrcFontLockStringFace">'</text:span><text:span text:style-name="OrgSrcFontLockStringFace">GET</text:span><text:span text:style-name="OrgSrcFontLockStringFace">'</text:span>,<text:s/><text:span text:style-name="OrgSrcFontLockStringFace">'</text:span><text:span text:style-name="OrgSrcFontLockStringFace">POST</text:span><text:span text:style-name="OrgSrcFontLockStringFace">'</text:span>])</text:p>
      <text:p text:style-name="OrgSrcBlock"><text:span text:style-name="OrgSrcFontLockKeywordFace">def</text:span><text:s/><text:span text:style-name="OrgSrcFontLockFunctionNameFace">login_handler</text:span>():</text:p>
      <text:p text:style-name="OrgSrcBlock"><text:s/><text:s/><text:s/><text:s/><text:span text:style-name="OrgSrcFontLockStringFace">"</text:span><text:span text:style-name="OrgSrcFontLockStringFace">""This<text:s/>is<text:s/>used<text:s/>by<text:s/>the<text:s/>persona.js<text:s/>file<text:s/>to<text:s/>kick<text:s/>off<text:s/>the</text:span></text:p>
      <text:p text:style-name="OrgSrcBlock"><text:span text:style-name="OrgSrcFontLockStringFace"><text:s/><text:s/><text:s/><text:s/>verification<text:s/>securely<text:s/>from<text:s/>the<text:s/>server<text:s/>side.<text:s/><text:s/>If<text:s/>all<text:s/>is<text:s/>okay</text:span></text:p>
      <text:p text:style-name="OrgSrcBlock"><text:span text:style-name="OrgSrcFontLockStringFace"><text:s/><text:s/><text:s/><text:s/>the<text:s/>email<text:s/>address<text:s/>is<text:s/>remembered<text:s/>on<text:s/>the<text:s/>server.</text:span></text:p>
      <text:p text:style-name="OrgSrcBlock"><text:span text:style-name="OrgSrcFontLockStringFace"><text:s/><text:s/><text:s/><text:s/>""</text:span><text:span text:style-name="OrgSrcFontLockStringFace">"</text:span></text:p>
      <text:p text:style-name="OrgSrcBlock"><text:s/><text:s/><text:s/><text:s/>resp<text:s/>=<text:s/>requests.post(app.config[<text:span text:style-name="OrgSrcFontLockStringFace">'</text:span><text:span text:style-name="OrgSrcFontLockStringFace">PERSONA_VERIFIER</text:span><text:span text:style-name="OrgSrcFontLockStringFace">'</text:span>],<text:s/>data={</text:p>
      <text:p text:style-name="OrgSrcBlock"><text:s/><text:s/><text:s/><text:s/><text:s/><text:s/><text:s/><text:s/><text:span text:style-name="OrgSrcFontLockStringFace">'</text:span><text:span text:style-name="OrgSrcFontLockStringFace">assertion</text:span><text:span text:style-name="OrgSrcFontLockStringFace">'</text:span>:<text:s/>request.form[<text:span text:style-name="OrgSrcFontLockStringFace">'</text:span><text:span text:style-name="OrgSrcFontLockStringFace">assertion</text:span><text:span text:style-name="OrgSrcFontLockStringFace">'</text:span>],</text:p>
      <text:p text:style-name="OrgSrcBlock"><text:s/><text:s/><text:s/><text:s/><text:s/><text:s/><text:s/><text:s/><text:span text:style-name="OrgSrcFontLockStringFace">'</text:span><text:span text:style-name="OrgSrcFontLockStringFace">audience</text:span><text:span text:style-name="OrgSrcFontLockStringFace">'</text:span>:<text:s/>request.host_url,</text:p>
      <text:p text:style-name="OrgSrcBlock"><text:s/><text:s/><text:s/><text:s/>},<text:s/>verify=<text:span text:style-name="OrgSrcFontLockConstantFace">True</text:span>)</text:p>
      <text:p text:style-name="OrgSrcBlock"><text:s/><text:s/><text:s/><text:s/><text:span text:style-name="OrgSrcFontLockKeywordFace">if</text:span><text:s/>resp.ok:</text:p>
      <text:p text:style-name="OrgSrcBlock"><text:s/><text:s/><text:s/><text:s/><text:s/><text:s/><text:s/><text:s/>verification_data<text:s/>=<text:s/>resp.json()</text:p>
      <text:p text:style-name="OrgSrcBlock"><text:s/><text:s/><text:s/><text:s/><text:s/><text:s/><text:s/><text:s/><text:span text:style-name="OrgSrcFontLockKeywordFace">if</text:span><text:s/>verification_data[<text:span text:style-name="OrgSrcFontLockStringFace">'</text:span><text:span text:style-name="OrgSrcFontLockStringFace">status</text:span><text:span text:style-name="OrgSrcFontLockStringFace">'</text:span>]<text:s/>==<text:s/><text:span text:style-name="OrgSrcFontLockStringFace">'</text:span><text:span text:style-name="OrgSrcFontLockStringFace">okay</text:span><text:span text:style-name="OrgSrcFontLockStringFace">'</text:span>:</text:p>
      <text:p text:style-name="OrgSrcBlock"><text:s/><text:s/><text:s/><text:s/><text:s/><text:s/><text:s/><text:s/><text:s/><text:s/><text:s/><text:s/>session[<text:span text:style-name="OrgSrcFontLockStringFace">'</text:span><text:span text:style-name="OrgSrcFontLockStringFace">email</text:span><text:span text:style-name="OrgSrcFontLockStringFace">'</text:span>]<text:s/>=<text:s/>verification_data[<text:span text:style-name="OrgSrcFontLockStringFace">'</text:span><text:span text:style-name="OrgSrcFontLockStringFace">email</text:span><text:span text:style-name="OrgSrcFontLockStringFace">'</text:span>]</text:p>
      <text:p text:style-name="OrgSrcBlock"><text:s/><text:s/><text:s/><text:s/><text:s/><text:s/><text:s/><text:s/><text:s/><text:s/><text:s/><text:s/><text:span text:style-name="OrgSrcFontLockKeywordFace">return</text:span><text:s/><text:span text:style-name="OrgSrcFontLockStringFace">'</text:span><text:span text:style-name="OrgSrcFontLockStringFace">OK</text:span><text:span text:style-name="OrgSrcFontLockStringFace">'</text:span></text:p>
      <text:p text:style-name="OrgSrcBlock"><text:s/><text:s/><text:s/><text:s/>abort(400)</text:p>
      <text:p text:style-name="OrgSrcBlock"/>
      <text:p text:style-name="OrgSrcBlock"><text:span text:style-name="OrgSrcFontLockTypeFace">@app.route</text:span>(<text:span text:style-name="OrgSrcFontLockStringFace">'</text:span><text:span text:style-name="OrgSrcFontLockStringFace">/_auth/logout</text:span><text:span text:style-name="OrgSrcFontLockStringFace">'</text:span>,<text:s/>methods=[<text:span text:style-name="OrgSrcFontLockStringFace">'</text:span><text:span text:style-name="OrgSrcFontLockStringFace">POST</text:span><text:span text:style-name="OrgSrcFontLockStringFace">'</text:span>])</text:p>
      <text:p text:style-name="OrgSrcBlock"><text:span text:style-name="OrgSrcFontLockKeywordFace">def</text:span><text:s/><text:span text:style-name="OrgSrcFontLockFunctionNameFace">logout_handler</text:span>():</text:p>
      <text:p text:style-name="OrgSrcBlock"><text:s/><text:s/><text:s/><text:s/><text:span text:style-name="OrgSrcFontLockStringFace">"</text:span><text:span text:style-name="OrgSrcFontLockStringFace">""This<text:s/>is<text:s/>what<text:s/>persona.js<text:s/>will<text:s/>call<text:s/>to<text:s/>sign<text:s/>the<text:s/>user</text:span></text:p>
      <text:p text:style-name="OrgSrcBlock"><text:span text:style-name="OrgSrcFontLockStringFace"><text:s/><text:s/><text:s/><text:s/>out<text:s/>again.</text:span></text:p>
      <text:p text:style-name="OrgSrcBlock"><text:span text:style-name="OrgSrcFontLockStringFace"><text:s/><text:s/><text:s/><text:s/>""</text:span><text:span text:style-name="OrgSrcFontLockStringFace">"</text:span></text:p>
      <text:p text:style-name="OrgSrcBlock"><text:s/><text:s/><text:s/><text:s/>session.clear()</text:p>
      <text:p text:style-name="OrgSrcBlock"><text:s/><text:s/><text:s/><text:s/><text:span text:style-name="OrgSrcFontLockKeywordFace">return</text:span><text:s/><text:span text:style-name="OrgSrcFontLockStringFace">'</text:span><text:span text:style-name="OrgSrcFontLockStringFace">OK</text:span><text:span text:style-name="OrgSrcFontLockStringFace">'</text:span></text:p>
      <text:p text:style-name="OrgSrcBlock"/>
      <text:p text:style-name="OrgSrcBlock"><text:span text:style-name="OrgSrcFontLockTypeFace">@app.route</text:span>(<text:span text:style-name="OrgSrcFontLockStringFace">'</text:span><text:span text:style-name="OrgSrcFontLockStringFace">/get_swtID</text:span><text:span text:style-name="OrgSrcFontLockStringFace">'</text:span>,<text:s/>methods=[<text:span text:style-name="OrgSrcFontLockStringFace">'</text:span><text:span text:style-name="OrgSrcFontLockStringFace">GET</text:span><text:span text:style-name="OrgSrcFontLockStringFace">'</text:span>,<text:s/><text:span text:style-name="OrgSrcFontLockStringFace">'</text:span><text:span text:style-name="OrgSrcFontLockStringFace">POST</text:span><text:span text:style-name="OrgSrcFontLockStringFace">'</text:span>])</text:p>
      <text:p text:style-name="OrgSrcBlock"><text:span text:style-name="OrgSrcFontLockKeywordFace">def</text:span><text:s/><text:span text:style-name="OrgSrcFontLockFunctionNameFace">get_swtID</text:span>():</text:p>
      <text:p text:style-name="OrgSrcBlock"><text:s/><text:s/><text:s/><text:s/>form<text:s/>=<text:s/>get_swtIDForm()</text:p>
      <text:p text:style-name="OrgSrcBlock"><text:s/><text:s/><text:s/><text:s/><text:span text:style-name="OrgSrcFontLockKeywordFace">return</text:span><text:s/>render_template(<text:span text:style-name="OrgSrcFontLockStringFace">'</text:span><text:span text:style-name="OrgSrcFontLockStringFace">get_swtID.html</text:span><text:span text:style-name="OrgSrcFontLockStringFace">'</text:span>,</text:p>
      <text:p text:style-name="OrgSrcBlock"><text:s/><text:s/><text:s/><text:s/><text:s/><text:s/><text:s/><text:s/><text:s/><text:s/><text:s/><text:s/><text:s/><text:s/><text:s/><text:s/><text:s/><text:s/><text:s/><text:s/><text:s/><text:s/><text:s/><text:s/><text:s/><text:s/><text:s/>title=<text:span text:style-name="OrgSrcFontLockStringFace">'</text:span><text:span text:style-name="OrgSrcFontLockStringFace">Sign<text:s/>In</text:span><text:span text:style-name="OrgSrcFontLockStringFace">'</text:span>,</text:p>
      <text:p text:style-name="OrgSrcBlock"><text:s/><text:s/><text:s/><text:s/><text:s/><text:s/><text:s/><text:s/><text:s/><text:s/><text:s/><text:s/><text:s/><text:s/><text:s/><text:s/><text:s/><text:s/><text:s/><text:s/><text:s/><text:s/><text:s/><text:s/><text:s/><text:s/><text:s/>form=form)</text:p>
      <text:p text:style-name="OrgSrcBlock"/>
      <text:p text:style-name="OrgSrcBlock"><text:span text:style-name="OrgSrcFontLockTypeFace">@app.route</text:span>(<text:span text:style-name="OrgSrcFontLockStringFace">'</text:span><text:span text:style-name="OrgSrcFontLockStringFace">/login</text:span><text:span text:style-name="OrgSrcFontLockStringFace">'</text:span>,<text:s/>methods=[<text:span text:style-name="OrgSrcFontLockStringFace">'</text:span><text:span text:style-name="OrgSrcFontLockStringFace">GET</text:span><text:span text:style-name="OrgSrcFontLockStringFace">'</text:span>,<text:s/><text:span text:style-name="OrgSrcFontLockStringFace">'</text:span><text:span text:style-name="OrgSrcFontLockStringFace">POST</text:span><text:span text:style-name="OrgSrcFontLockStringFace">'</text:span>])</text:p>
      <text:p text:style-name="OrgSrcBlock"><text:span text:style-name="OrgSrcFontLockKeywordFace">def</text:span><text:s/><text:span text:style-name="OrgSrcFontLockFunctionNameFace">login</text:span>():</text:p>
      <text:p text:style-name="OrgSrcBlock"><text:s/><text:s/><text:s/><text:s/>form<text:s/>=<text:s/>LoginForm()</text:p>
      <text:p text:style-name="OrgSrcBlock"><text:s/><text:s/><text:s/><text:s/><text:span text:style-name="OrgSrcFontLockKeywordFace">if</text:span><text:s/>form.validate_on_submit():</text:p>
      <text:p text:style-name="OrgSrcBlock"><text:s/><text:s/><text:s/><text:s/><text:s/><text:s/><text:s/>login_user(user)</text:p>
      <text:p text:style-name="OrgSrcBlock"><text:s/><text:s/><text:s/><text:s/><text:s/><text:s/><text:s/>flask.flash(<text:span text:style-name="OrgSrcFontLockStringFace">'</text:span><text:span text:style-name="OrgSrcFontLockStringFace">logged<text:s/>in<text:s/>successfully</text:span><text:span text:style-name="OrgSrcFontLockStringFace">'</text:span>)</text:p>
      <text:p text:style-name="OrgSrcBlock"/>
      <text:p text:style-name="OrgSrcBlock"><text:s/><text:s/><text:s/><text:s/><text:s/><text:s/><text:s/><text:span text:style-name="OrgSrcFontLockBuiltinFace">next</text:span><text:s/>=<text:s/>flask.request.args.get(<text:span text:style-name="OrgSrcFontLockStringFace">'</text:span><text:span text:style-name="OrgSrcFontLockStringFace">next</text:span><text:span text:style-name="OrgSrcFontLockStringFace">'</text:span>)</text:p>
      <text:p text:style-name="OrgSrcBlock"><text:s/><text:s/><text:s/><text:s/><text:s/><text:s/><text:s/><text:span text:style-name="OrgSrcFontLockKeywordFace">if</text:span><text:s/><text:span text:style-name="OrgSrcFontLockKeywordFace">not</text:span><text:s/>next_is_valid(<text:span text:style-name="OrgSrcFontLockBuiltinFace">next</text:span>):</text:p>
      <text:p text:style-name="OrgSrcBlock"><text:s/><text:s/><text:s/><text:s/><text:s/><text:s/><text:s/><text:s/><text:s/><text:s/><text:span text:style-name="OrgSrcFontLockKeywordFace">return</text:span><text:s/>flask.abort(400)</text:p>
      <text:p text:style-name="OrgSrcBlock"/>
      <text:p text:style-name="OrgSrcBlock"><text:s/><text:s/><text:s/><text:s/><text:s/><text:s/><text:s/><text:span text:style-name="OrgSrcFontLockKeywordFace">return</text:span><text:s/>flask.redirect(<text:span text:style-name="OrgSrcFontLockBuiltinFace">next</text:span><text:s/><text:span text:style-name="OrgSrcFontLockKeywordFace">or</text:span><text:s/>flask.url_for(<text:span text:style-name="OrgSrcFontLockStringFace">'</text:span><text:span text:style-name="OrgSrcFontLockStringFace">/index</text:span><text:span text:style-name="OrgSrcFontLockStringFace">'</text:span>))</text:p>
      <text:p text:style-name="OrgSrcBlock"><text:s/><text:s/><text:s/><text:s/><text:span text:style-name="OrgSrcFontLockKeywordFace">return</text:span><text:s/>render_template(<text:span text:style-name="OrgSrcFontLockStringFace">'</text:span><text:span text:style-name="OrgSrcFontLockStringFace">login.html</text:span><text:span text:style-name="OrgSrcFontLockStringFace">'</text:span>,<text:s/>form=form)</text:p>
      <text:p text:style-name="OrgSrcBlock"/>
      <text:p text:style-name="OrgSrcBlock"><text:span text:style-name="OrgSrcFontLockTypeFace">@app.route</text:span>(<text:span text:style-name="OrgSrcFontLockStringFace">'</text:span><text:span text:style-name="OrgSrcFontLockStringFace">/submit</text:span><text:span text:style-name="OrgSrcFontLockStringFace">'</text:span>,<text:s/>methods=(<text:span text:style-name="OrgSrcFontLockStringFace">'</text:span><text:span text:style-name="OrgSrcFontLockStringFace">GET</text:span><text:span text:style-name="OrgSrcFontLockStringFace">'</text:span>,<text:s/><text:span text:style-name="OrgSrcFontLockStringFace">'</text:span><text:span text:style-name="OrgSrcFontLockStringFace">POST</text:span><text:span text:style-name="OrgSrcFontLockStringFace">'</text:span>))</text:p>
      <text:p text:style-name="OrgSrcBlock"><text:span text:style-name="OrgSrcFontLockKeywordFace">def</text:span><text:s/><text:span text:style-name="OrgSrcFontLockFunctionNameFace">submit</text:span>():</text:p>
      <text:p text:style-name="OrgSrcBlock"><text:s/><text:s/><text:s/><text:s/>form<text:s/>=<text:s/>MyForm()</text:p>
      <text:p text:style-name="OrgSrcBlock"><text:s/><text:s/><text:s/><text:s/><text:span text:style-name="OrgSrcFontLockKeywordFace">if</text:span><text:s/>form.validate_on_submit():</text:p>
      <text:p text:style-name="OrgSrcBlock"><text:s/><text:s/><text:s/><text:s/><text:s/><text:s/><text:s/><text:s/><text:span text:style-name="OrgSrcFontLockKeywordFace">return</text:span><text:s/>redirect(<text:span text:style-name="OrgSrcFontLockStringFace">'</text:span><text:span text:style-name="OrgSrcFontLockStringFace">/success</text:span><text:span text:style-name="OrgSrcFontLockStringFace">'</text:span>)</text:p>
      <text:p text:style-name="OrgSrcBlock"><text:s/><text:s/><text:s/><text:s/><text:span text:style-name="OrgSrcFontLockKeywordFace">return</text:span><text:s/>render_template(<text:span text:style-name="OrgSrcFontLockStringFace">'</text:span><text:span text:style-name="OrgSrcFontLockStringFace">submit.html</text:span><text:span text:style-name="OrgSrcFontLockStringFace">'</text:span>,<text:s/>form=form)</text:p>
      <text:p text:style-name="OrgSrcBlock"/>
      <text:p text:style-name="OrgSrcBlock"><text:span text:style-name="OrgSrcFontLockTypeFace">@lm.user_loader</text:span></text:p>
      <text:p text:style-name="OrgSrcBlock"><text:span text:style-name="OrgSrcFontLockKeywordFace">def</text:span><text:s/><text:span text:style-name="OrgSrcFontLockFunctionNameFace">load_user</text:span>(<text:span text:style-name="OrgSrcFontLockBuiltinFace">id</text:span>):</text:p>
      <text:p text:style-name="OrgSrcBlock"><text:s/><text:s/><text:s/><text:s/><text:span text:style-name="OrgSrcFontLockCommentDelimiterFace">#<text:s/></text:span><text:span text:style-name="OrgSrcFontLockCommentFace">user<text:s/>Id<text:s/>from<text:s/>Flask-Login<text:s/>is<text:s/>unicode,<text:s/>thats<text:s/>why<text:s/>we<text:s/>need<text:s/>to<text:s/>convert</text:span></text:p>
      <text:p text:style-name="OrgSrcBlock"><text:s/><text:s/><text:s/><text:s/><text:span text:style-name="OrgSrcFontLockCommentDelimiterFace">#<text:s/></text:span><text:span text:style-name="OrgSrcFontLockCommentFace">to<text:s/>int<text:s/>before<text:s/>sending<text:s/>it<text:s/>to<text:s/>database<text:s/>(SQLAlchemy)<text:s/>pkg</text:span></text:p>
      <text:p text:style-name="OrgSrcBlock"><text:s/><text:s/><text:s/><text:s/><text:span text:style-name="OrgSrcFontLockKeywordFace">return</text:span><text:s/>User.query.get(<text:span text:style-name="OrgSrcFontLockBuiltinFace">int</text:span>(<text:span text:style-name="OrgSrcFontLockBuiltinFace">id</text:span>))<text:s/><text:s/></text:p>
      <text:p text:style-name="OrgSrcBlock"/>
      <text:p text:style-name="OrgSrcBlock"><text:span text:style-name="OrgSrcFontLockKeywordFace">if</text:span><text:s/><text:span text:style-name="OrgSrcFontLockBuiltinFace">__name__</text:span><text:s/>==<text:s/><text:span text:style-name="OrgSrcFontLockStringFace">'</text:span><text:span text:style-name="OrgSrcFontLockStringFace">__main__</text:span><text:span text:style-name="OrgSrcFontLockStringFace">'</text:span>:</text:p>
      <text:p text:style-name="OrgSrcBlockLastLine"><text:s/><text:s/><text:s/><text:s/>app.run()</text:p>
      <text:list text:continue-numbering="false" text:style-name="OrgBulletedList">
        <text:list-item>
          <text:p text:style-name="Text_20_body">
<text:bookmark-start text:name="OrgXref.sec-4-2-2-1"/><text:bookmark text:name="sec-4-2-2-1"/>View for my editor<text:bookmark-end text:name="OrgXref.sec-4-2-2-1"/>Editor is basically a web portal. It has an ability to markup a web
page. User inputs the web page by typing in an URL in a text box. The
web page is marked up along the lines of the data structure 'd' of our
transformation function.

</text:p>
          <text:p text:style-name="Text_20_body">

Here is the backend view for inputing the URL by the user. This URL is the
page that the user will edit in the editor. It will be the one with
the markup.

</text:p>
          <text:p text:style-name="OrgSrcBlock"><text:span text:style-name="OrgSrcFontLockTypeFace">@app.route</text:span>(<text:span text:style-name="OrgSrcFontLockStringFace">'</text:span><text:span text:style-name="OrgSrcFontLockStringFace">/editor</text:span><text:span text:style-name="OrgSrcFontLockStringFace">'</text:span>,<text:s/>methods=[<text:span text:style-name="OrgSrcFontLockStringFace">'</text:span><text:span text:style-name="OrgSrcFontLockStringFace">GET</text:span><text:span text:style-name="OrgSrcFontLockStringFace">'</text:span>,<text:s/><text:span text:style-name="OrgSrcFontLockStringFace">'</text:span><text:span text:style-name="OrgSrcFontLockStringFace">POST</text:span><text:span text:style-name="OrgSrcFontLockStringFace">'</text:span>])</text:p>
          <text:p text:style-name="OrgSrcBlock"><text:span text:style-name="OrgSrcFontLockKeywordFace">def</text:span><text:s/><text:span text:style-name="OrgSrcFontLockFunctionNameFace">my_editor</text:span>():</text:p>
          <text:p text:style-name="OrgSrcBlock"><text:s/><text:s/><text:s/><text:s/><text:span text:style-name="OrgSrcFontLockVariableNameFace">form</text:span><text:s/>=<text:s/>InputURLform(request.form)<text:s/></text:p>
          <text:p text:style-name="OrgSrcBlock"/>
          <text:p text:style-name="OrgSrcBlock"><text:s/><text:s/><text:s/><text:s/><text:span text:style-name="OrgSrcFontLockCommentDelimiterFace">#<text:s/></text:span><text:span text:style-name="OrgSrcFontLockCommentFace">this<text:s/>is<text:s/>activated<text:s/>when<text:s/>the<text:s/>form<text:s/>is<text:s/>filled<text:s/>by<text:s/>user</text:span></text:p>
          <text:p text:style-name="OrgSrcBlock"><text:s/><text:s/><text:s/><text:s/><text:span text:style-name="OrgSrcFontLockKeywordFace">if</text:span><text:s/>request.method<text:s/>==<text:s/><text:span text:style-name="OrgSrcFontLockStringFace">'</text:span><text:span text:style-name="OrgSrcFontLockStringFace">POST</text:span><text:span text:style-name="OrgSrcFontLockStringFace">'</text:span><text:s/><text:span text:style-name="OrgSrcFontLockKeywordFace">and</text:span><text:s/>form.validate():</text:p>
          <text:p text:style-name="OrgSrcBlock"><text:s/><text:s/><text:s/><text:s/><text:s/><text:s/><text:s/><text:s/><text:s/>url<text:s/>=<text:s/>form.url.data</text:p>
          <text:p text:style-name="OrgSrcBlock"><text:s/><text:s/><text:s/><text:s/><text:s/><text:s/><text:s/><text:s/><text:s/><text:span text:style-name="OrgSrcFontLockKeywordFace">return</text:span><text:s/>redirect(<text:span text:style-name="OrgSrcFontLockStringFace">'</text:span><text:span text:style-name="OrgSrcFontLockStringFace">showPg.html</text:span><text:span text:style-name="OrgSrcFontLockStringFace">'</text:span>,<text:s/></text:p>
          <text:p text:style-name="OrgSrcBlock"><text:s/><text:s/><text:s/><text:s/><text:s/><text:s/><text:s/><text:s/><text:s/><text:s/><text:s/><text:s/><text:s/><text:s/><text:s/><text:s/><text:s/><text:s/><text:s/><text:s/><text:s/><text:s/><text:s/><text:s/><text:s/><text:s/><text:s/>title=<text:span text:style-name="OrgSrcFontLockStringFace">'</text:span><text:span text:style-name="OrgSrcFontLockStringFace">user_entered_page</text:span><text:span text:style-name="OrgSrcFontLockStringFace">'</text:span>,<text:s/></text:p>
          <text:p text:style-name="OrgSrcBlock"><text:s/><text:s/><text:s/><text:s/><text:s/><text:s/><text:s/><text:s/><text:s/><text:s/><text:s/><text:s/><text:s/><text:s/><text:s/><text:s/><text:s/><text:s/><text:s/><text:s/><text:s/><text:s/><text:s/><text:s/><text:s/><text:s/><text:s/>url=url)</text:p>
          <text:p text:style-name="OrgSrcBlock"><text:s/><text:s/><text:s/><text:s/><text:span text:style-name="OrgSrcFontLockKeywordFace">return</text:span><text:s/>render_template(<text:span text:style-name="OrgSrcFontLockStringFace">'</text:span><text:span text:style-name="OrgSrcFontLockStringFace">inputURLform.html</text:span><text:span text:style-name="OrgSrcFontLockStringFace">'</text:span>,</text:p>
          <text:p text:style-name="OrgSrcBlock"><text:s/><text:s/><text:s/><text:s/><text:s/><text:s/><text:s/><text:s/><text:s/><text:s/><text:s/><text:s/><text:s/><text:s/><text:s/><text:s/><text:s/><text:s/><text:s/><text:s/><text:s/><text:s/><text:s/><text:s/><text:s/><text:s/><text:s/>title=<text:span text:style-name="OrgSrcFontLockStringFace">'</text:span><text:span text:style-name="OrgSrcFontLockStringFace">input<text:s/>URL</text:span><text:span text:style-name="OrgSrcFontLockStringFace">'</text:span>,</text:p>
          <text:p text:style-name="OrgSrcBlockLastLine"><text:s/><text:s/><text:s/><text:s/><text:s/><text:s/><text:s/><text:s/><text:s/><text:s/><text:s/><text:s/><text:s/><text:s/><text:s/><text:s/><text:s/><text:s/><text:s/><text:s/><text:s/><text:s/><text:s/><text:s/><text:s/><text:s/><text:s/>form=form)</text:p>
          <text:p text:style-name="Text_20_body">
User inputs the URL of the page he / she wishes to browse into this
page.

</text:p>
          <text:p text:style-name="OrgSrcBlock"><text:span text:style-name="OrgSrcFontLockCommentDelimiterFace">&lt;</text:span><text:span text:style-name="OrgSrcFontLockCommentDelimiterFace">!--<text:s/></text:span><text:span text:style-name="OrgSrcFontLockCommentFace">extend<text:s/>from<text:s/>base<text:s/>coreLayout.html<text:s/></text:span><text:span text:style-name="OrgSrcFontLockCommentDelimiterFace">--</text:span><text:span text:style-name="OrgSrcFontLockCommentDelimiterFace">&gt;</text:span></text:p>
          <text:p text:style-name="OrgSrcBlock">{%<text:s/>extends<text:s/><text:span text:style-name="OrgSrcFontLockStringFace">"coreLayout.html"</text:span><text:s/>%}</text:p>
          <text:p text:style-name="OrgSrcBlock"/>
          <text:p text:style-name="OrgSrcBlock">{%<text:s/>block<text:s/>body<text:s/>%}</text:p>
          <text:p text:style-name="OrgSrcBlock">{%<text:s/>from<text:s/><text:span text:style-name="OrgSrcFontLockStringFace">"_formhelpers.html"</text:span><text:s/>import<text:s/>render_field<text:s/>%}</text:p>
          <text:p text:style-name="OrgSrcBlock">&lt;<text:span text:style-name="OrgSrcFontLockFunctionNameFace">form</text:span><text:s/>method=post<text:s/><text:span text:style-name="OrgSrcFontLockVariableNameFace">action</text:span>=<text:span text:style-name="OrgSrcFontLockStringFace">"/editor"</text:span>&gt;</text:p>
          <text:p text:style-name="OrgSrcBlock"><text:s/><text:s/><text:s/>&lt;<text:span text:style-name="OrgSrcFontLockFunctionNameFace">dl</text:span>&gt;</text:p>
          <text:p text:style-name="OrgSrcBlock"><text:s/><text:s/><text:s/><text:s/><text:s/><text:s/><text:s/>{{<text:s/>render_field(form.url)<text:s/>}}</text:p>
          <text:p text:style-name="OrgSrcBlock"><text:s/><text:s/><text:s/>&lt;/<text:span text:style-name="OrgSrcFontLockFunctionNameFace">dl</text:span>&gt;</text:p>
          <text:p text:style-name="OrgSrcBlock"><text:s/><text:s/><text:s/>&lt;<text:span text:style-name="OrgSrcFontLockFunctionNameFace">p</text:span>&gt;<text:s/>&lt;<text:span text:style-name="OrgSrcFontLockFunctionNameFace">input</text:span><text:s/>type=submit<text:s/>value=submit&gt;</text:p>
          <text:p text:style-name="OrgSrcBlock">&lt;/<text:span text:style-name="OrgSrcFontLockFunctionNameFace">form</text:span>&gt;</text:p>
          <text:p text:style-name="OrgSrcBlockLastLine">{%<text:s/>endblock<text:s/>%}</text:p>
          <text:p text:style-name="Text_20_body">
This is the front-end view for showcasing the page which is to be
edited for markup. 

</text:p>
          <text:p text:style-name="OrgSrcBlock">{%<text:s/>extends<text:s/><text:span text:style-name="OrgSrcFontLockStringFace">"coreLayout.html"</text:span><text:s/>%}</text:p>
          <text:p text:style-name="OrgSrcBlock">{%<text:s/>block<text:s/>body<text:s/>%}</text:p>
          <text:p text:style-name="OrgSrcBlock"><text:s/><text:s/><text:s/>&lt;<text:span text:style-name="OrgSrcFontLockFunctionNameFace">iframe</text:span><text:s/><text:span text:style-name="OrgSrcFontLockVariableNameFace">frameborder</text:span>='0'<text:s/><text:span text:style-name="OrgSrcFontLockVariableNameFace">noresize</text:span>='noresize'<text:s/><text:span text:style-name="OrgSrcFontLockVariableNameFace">style</text:span>='position:<text:s/>absolute;<text:s/>background:<text:s/>transparent;<text:s/>width:<text:s/>100%;<text:s/>height:100%;'<text:s/><text:span text:style-name="OrgSrcFontLockVariableNameFace">src</text:span>=<text:span text:style-name="OrgSrcFontLockStringFace">"{{<text:s/>url<text:s/><text:s/>}}"</text:span><text:s/><text:span text:style-name="OrgSrcFontLockVariableNameFace">frameborder</text:span>=<text:span text:style-name="OrgSrcFontLockStringFace">"0"</text:span>&gt;&lt;/<text:span text:style-name="OrgSrcFontLockFunctionNameFace">iframe</text:span>&gt;<text:s/><text:s/><text:s/></text:p>
          <text:p text:style-name="OrgSrcBlockLastLine">{%<text:s/>endblock<text:s/>%}</text:p>
        </text:list-item>
      </text:list>
      <text:list text:continue-numbering="false" text:style-name="OrgBulletedList">
        <text:list-item>
          <text:p text:style-name="Text_20_body">
<text:bookmark-start text:name="OrgXref.sec-4-2-2-2"/><text:bookmark text:name="sec-4-2-2-2"/>View for showing the page given by the user's URL<text:bookmark-end text:name="OrgXref.sec-4-2-2-2"/>Here is the code for the showall view, which is used for seeing all
the sweets.

</text:p>
          <text:p text:style-name="OrgSrcBlock"><text:span text:style-name="OrgSrcFontLockTypeFace">@app.route</text:span>(<text:span text:style-name="OrgSrcFontLockStringFace">'</text:span><text:span text:style-name="OrgSrcFontLockStringFace">/showPg</text:span><text:span text:style-name="OrgSrcFontLockStringFace">'</text:span>)</text:p>
          <text:p text:style-name="OrgSrcBlock"><text:span text:style-name="OrgSrcFontLockKeywordFace">def</text:span><text:s/><text:span text:style-name="OrgSrcFontLockFunctionNameFace">showURL_page</text:span>():</text:p>
          <text:p text:style-name="OrgSrcBlock"><text:s/><text:s/><text:s/><text:s/><text:span text:style-name="OrgSrcFontLockKeywordFace">return</text:span><text:s/>render_template(<text:span text:style-name="OrgSrcFontLockStringFace">'</text:span><text:span text:style-name="OrgSrcFontLockStringFace">showPg.html</text:span><text:span text:style-name="OrgSrcFontLockStringFace">'</text:span>,<text:s/></text:p>
          <text:p text:style-name="OrgSrcBlock"><text:s/><text:s/><text:s/><text:s/><text:s/><text:s/><text:s/><text:s/><text:s/><text:s/><text:s/><text:s/><text:s/><text:s/><text:s/><text:s/><text:s/><text:s/><text:s/><text:s/><text:s/><text:s/><text:s/><text:s/><text:s/><text:s/><text:s/>title=<text:span text:style-name="OrgSrcFontLockStringFace">'</text:span><text:span text:style-name="OrgSrcFontLockStringFace">user_entered_page</text:span><text:span text:style-name="OrgSrcFontLockStringFace">'</text:span>,<text:s/></text:p>
          <text:p text:style-name="OrgSrcBlockLastLine"><text:s/><text:s/><text:s/><text:s/><text:s/><text:s/><text:s/><text:s/><text:s/><text:s/><text:s/><text:s/><text:s/><text:s/><text:s/><text:s/><text:s/><text:s/><text:s/><text:s/><text:s/><text:s/><text:s/><text:s/><text:s/><text:s/><text:s/>url=<text:span text:style-name="OrgSrcFontLockStringFace">'</text:span><text:span text:style-name="OrgSrcFontLockStringFace">www.google.com</text:span><text:span text:style-name="OrgSrcFontLockStringFace">'</text:span>)</text:p>
        </text:list-item>
      </text:list>
      <text:list text:continue-numbering="false" text:style-name="OrgBulletedList">
        <text:list-item>
          <text:p text:style-name="Text_20_body">
<text:bookmark-start text:name="OrgXref.sec-4-2-2-3"/><text:bookmark text:name="sec-4-2-2-3"/>View for Index<text:bookmark-end text:name="OrgXref.sec-4-2-2-3"/>Here is the code for the index view. It also is used for "/" view.

</text:p>
          <text:p text:style-name="OrgSrcBlock"><text:span text:style-name="OrgSrcFontLockTypeFace">@app.route</text:span>(<text:span text:style-name="OrgSrcFontLockStringFace">'</text:span><text:span text:style-name="OrgSrcFontLockStringFace">/</text:span><text:span text:style-name="OrgSrcFontLockStringFace">'</text:span>)</text:p>
          <text:p text:style-name="OrgSrcBlock"><text:span text:style-name="OrgSrcFontLockTypeFace">@app.route</text:span>(<text:span text:style-name="OrgSrcFontLockStringFace">'</text:span><text:span text:style-name="OrgSrcFontLockStringFace">/index</text:span><text:span text:style-name="OrgSrcFontLockStringFace">'</text:span>)</text:p>
          <text:p text:style-name="OrgSrcBlock"><text:span text:style-name="OrgSrcFontLockKeywordFace">def</text:span><text:s/><text:span text:style-name="OrgSrcFontLockFunctionNameFace">home_page</text:span>():</text:p>
          <text:p text:style-name="OrgSrcBlock"><text:s/><text:s/><text:s/><text:s/><text:span text:style-name="OrgSrcFontLockVariableNameFace">form</text:span><text:s/>=<text:s/>MyForm()</text:p>
          <text:p text:style-name="OrgSrcBlockLastLine"><text:s/><text:s/><text:s/><text:s/><text:span text:style-name="OrgSrcFontLockKeywordFace">return</text:span><text:s/>render_template(<text:span text:style-name="OrgSrcFontLockStringFace">'</text:span><text:span text:style-name="OrgSrcFontLockStringFace">welcome.html</text:span><text:span text:style-name="OrgSrcFontLockStringFace">'</text:span>,<text:s/>form=form)</text:p>
          <text:p text:style-name="Text_20_body">
Here is the html code for the welcome  page. It includes a patch fix.

</text:p>
        </text:list-item>
      </text:list>
      <text:h text:style-name="Heading_20_3" text:outline-level="3"><text:bookmark-start text:name="OrgXref.sec-4-2-3"/><text:bookmark text:name="sec-4-2-3"/>my welcome page<text:bookmark-end text:name="OrgXref.sec-4-2-3"/></text:h>
      <text:p text:style-name="OrgSrcBlock">&lt;<text:span text:style-name="OrgSrcFontLockKeywordFace">!doctype</text:span>&gt;</text:p>
      <text:p text:style-name="OrgSrcBlock">&lt;<text:span text:style-name="OrgSrcFontLockFunctionNameFace">head</text:span>&gt;</text:p>
      <text:p text:style-name="OrgSrcBlock"><text:s/><text:s/>&lt;<text:span text:style-name="OrgSrcFontLockFunctionNameFace">style</text:span><text:s/><text:span text:style-name="OrgSrcFontLockVariableNameFace">type</text:span>=<text:span text:style-name="OrgSrcFontLockStringFace">"text/css"</text:span><text:s/><text:span text:style-name="OrgSrcFontLockVariableNameFace">rel</text:span>=<text:span text:style-name="OrgSrcFontLockStringFace">"stylesheet"</text:span>&gt;</text:p>
      <text:p text:style-name="OrgSrcBlock"><text:s/><text:s/>#inputurl<text:s/>{</text:p>
      <text:p text:style-name="OrgSrcBlock"><text:s/><text:s/>width:85%;</text:p>
      <text:p text:style-name="OrgSrcBlock"><text:s/><text:s/>height:35px;</text:p>
      <text:p text:style-name="OrgSrcBlock"><text:s/><text:s/>background-color:#efd;</text:p>
      <text:p text:style-name="OrgSrcBlock"><text:s/><text:s/>}</text:p>
      <text:p text:style-name="OrgSrcBlock"><text:s/><text:s/>button<text:s/>{</text:p>
      <text:p text:style-name="OrgSrcBlock"><text:s/><text:s/>width:12%;</text:p>
      <text:p text:style-name="OrgSrcBlock"><text:s/><text:s/>background-color:#4d9;</text:p>
      <text:p text:style-name="OrgSrcBlock"><text:s/><text:s/>height:36px;</text:p>
      <text:p text:style-name="OrgSrcBlock"><text:s/><text:s/>font-size:20px;</text:p>
      <text:p text:style-name="OrgSrcBlock"><text:s/><text:s/>font-style:italic;</text:p>
      <text:p text:style-name="OrgSrcBlock">}</text:p>
      <text:p text:style-name="OrgSrcBlock">&lt;/<text:span text:style-name="OrgSrcFontLockFunctionNameFace">style</text:span>&gt;</text:p>
      <text:p text:style-name="OrgSrcBlock"><text:s/><text:s/>&lt;<text:span text:style-name="OrgSrcFontLockFunctionNameFace">title</text:span>&gt;<text:span text:style-name="OrgSrcBold"><text:s/>Renarrator<text:s/></text:span>&lt;/<text:span text:style-name="OrgSrcFontLockFunctionNameFace">title</text:span>&gt;</text:p>
      <text:p text:style-name="OrgSrcBlock"><text:s/><text:s/>&lt;<text:span text:style-name="OrgSrcFontLockFunctionNameFace">p</text:span>&gt;</text:p>
      <text:p text:style-name="OrgSrcBlock"><text:s/><text:s/><text:s/>&lt;<text:span text:style-name="OrgSrcFontLockFunctionNameFace">br</text:span>&gt;<text:s/>this<text:s/>is<text:s/>a<text:s/>Sweets<text:s/>based<text:s/>web<text:s/>application<text:s/>tool</text:p>
      <text:p text:style-name="OrgSrcBlock"><text:s/><text:s/><text:s/>&lt;<text:span text:style-name="OrgSrcFontLockFunctionNameFace">br</text:span>&gt;<text:s/>creator:<text:s/>Sai<text:s/>Gollapudi</text:p>
      <text:p text:style-name="OrgSrcBlock"><text:s/><text:s/><text:s/>&lt;<text:span text:style-name="OrgSrcFontLockFunctionNameFace">br</text:span>&gt;</text:p>
      <text:p text:style-name="OrgSrcBlock"><text:s/><text:s/><text:s/>&lt;<text:span text:style-name="OrgSrcFontLockFunctionNameFace">br</text:span>&gt;<text:s/>the<text:s/>purpose<text:s/>is<text:s/>to<text:s/>be<text:s/>able<text:s/>to<text:s/>do<text:s/>SSS</text:p>
      <text:p text:style-name="OrgSrcBlock"><text:s/><text:s/>&lt;/<text:span text:style-name="OrgSrcFontLockFunctionNameFace">p</text:span>&gt;</text:p>
      <text:p text:style-name="OrgSrcBlock"/>
      <text:p text:style-name="OrgSrcBlock"><text:s/><text:s/>&lt;<text:span text:style-name="OrgSrcFontLockFunctionNameFace">script</text:span><text:s/><text:span text:style-name="OrgSrcFontLockVariableNameFace">type</text:span>=<text:span text:style-name="OrgSrcFontLockStringFace">"text/javascript"</text:span>&gt;</text:p>
      <text:p text:style-name="OrgSrcBlock"><text:s/><text:s/><text:s/><text:s/>function<text:s/>wget()<text:s/>{</text:p>
      <text:p text:style-name="OrgSrcBlock"><text:s/><text:s/><text:s/><text:s/><text:s/><text:s/><text:s/><text:s/>foruri<text:s/>=<text:s/>document.getElementById(<text:span text:style-name="OrgSrcFontLockStringFace">"inputurl"</text:span>).value;</text:p>
      <text:p text:style-name="OrgSrcBlock"><text:s/><text:s/><text:s/><text:s/><text:s/><text:s/><text:s/><text:s/>if(foruri.substring(0,7)<text:s/>==<text:s/><text:span text:style-name="OrgSrcFontLockStringFace">"http://"</text:span>)<text:s/>{</text:p>
      <text:p text:style-name="OrgSrcBlock"><text:s/><text:s/><text:s/><text:s/><text:s/><text:s/><text:s/><text:s/><text:s/><text:s/><text:s/>if(window.location.href<text:s/>==<text:s/><text:span text:style-name="OrgSrcFontLockStringFace">"http://dev.a11y.in/server/"</text:span>)<text:s/><text:s/><text:s/><text:s/>{</text:p>
      <text:p text:style-name="OrgSrcBlock"><text:s/><text:s/><text:s/><text:s/><text:s/><text:s/><text:s/><text:s/><text:s/><text:s/><text:s/><text:s/><text:s/><text:s/>window.open(<text:span text:style-name="OrgSrcFontLockStringFace">"http://dev.a11y.in/web?foruri="</text:span><text:s/>+<text:s/>encodeURIComponent(foruri));</text:p>
      <text:p text:style-name="OrgSrcBlock"><text:s/><text:s/><text:s/><text:s/><text:s/><text:s/><text:s/><text:s/><text:s/><text:s/><text:s/>}</text:p>
      <text:p text:style-name="OrgSrcBlock"><text:s/><text:s/><text:s/><text:s/><text:s/><text:s/><text:s/><text:s/><text:s/><text:s/><text:s/>else<text:s/>{</text:p>
      <text:p text:style-name="OrgSrcBlock"><text:s/><text:s/><text:s/><text:s/><text:s/><text:s/><text:s/><text:s/><text:s/><text:s/><text:s/><text:s/><text:s/><text:s/>window.open(<text:span text:style-name="OrgSrcFontLockStringFace">"http://127.0.0.1:5000/?foruri="</text:span><text:s/>+<text:s/>encodeURIComponent(foruri));</text:p>
      <text:p text:style-name="OrgSrcBlock"><text:s/><text:s/><text:s/><text:s/><text:s/><text:s/><text:s/><text:s/><text:s/><text:s/><text:s/>}</text:p>
      <text:p text:style-name="OrgSrcBlock"><text:s/><text:s/><text:s/><text:s/><text:s/><text:s/><text:s/><text:s/>}</text:p>
      <text:p text:style-name="OrgSrcBlock"><text:s/><text:s/><text:s/><text:s/><text:s/><text:s/><text:s/><text:s/>else<text:s/>if<text:s/>(foruri.substring(0,8)<text:s/>==<text:s/><text:span text:style-name="OrgSrcFontLockStringFace">"https://"</text:span>)<text:s/>{</text:p>
      <text:p text:style-name="OrgSrcBlock"><text:s/><text:s/><text:s/><text:s/><text:s/><text:s/><text:s/><text:s/><text:s/><text:s/><text:s/>window.open(<text:span text:style-name="OrgSrcFontLockStringFace">"http://127.0.0.1:5000/?foruri="</text:span><text:s/>+<text:s/>encodeURIComponent(foruri));</text:p>
      <text:p text:style-name="OrgSrcBlock"><text:s/><text:s/><text:s/><text:s/><text:s/><text:s/><text:s/><text:s/>}</text:p>
      <text:p text:style-name="OrgSrcBlock"><text:s/><text:s/><text:s/><text:s/><text:s/><text:s/><text:s/><text:s/>else<text:s/>{</text:p>
      <text:p text:style-name="OrgSrcBlock"><text:s/><text:s/><text:s/><text:s/><text:s/><text:s/><text:s/><text:s/><text:s/><text:s/><text:s/>alert(<text:span text:style-name="OrgSrcFontLockStringFace">"Please<text:s/>enter<text:s/>'HTTP'<text:s/>protocoled<text:s/>URL"</text:span>);</text:p>
      <text:p text:style-name="OrgSrcBlock"><text:s/><text:s/><text:s/><text:s/><text:s/><text:s/><text:s/><text:s/>}</text:p>
      <text:p text:style-name="OrgSrcBlock"><text:s/><text:s/><text:s/><text:s/>}</text:p>
      <text:p text:style-name="OrgSrcBlock"><text:s/><text:s/>&lt;/<text:span text:style-name="OrgSrcFontLockFunctionNameFace">script</text:span>&gt;</text:p>
      <text:p text:style-name="OrgSrcBlock">&lt;/<text:span text:style-name="OrgSrcFontLockFunctionNameFace">head</text:span>&gt;</text:p>
      <text:p text:style-name="OrgSrcBlock"/>
      <text:p text:style-name="OrgSrcBlock">&lt;<text:span text:style-name="OrgSrcFontLockFunctionNameFace">body</text:span>&gt;</text:p>
      <text:p text:style-name="OrgSrcBlock"><text:s/><text:s/>&lt;<text:span text:style-name="OrgSrcFontLockFunctionNameFace">fieldset</text:span>&gt;</text:p>
      <text:p text:style-name="OrgSrcBlock"><text:s/><text:s/><text:s/><text:s/>&lt;<text:span text:style-name="OrgSrcFontLockFunctionNameFace">legend</text:span>&gt;<text:s/>Enter<text:s/>a<text:s/>URL<text:s/><text:s/>&lt;/<text:span text:style-name="OrgSrcFontLockFunctionNameFace">legend</text:span>&gt;</text:p>
      <text:p text:style-name="OrgSrcBlock"><text:s/><text:s/>&lt;<text:span text:style-name="OrgSrcFontLockFunctionNameFace">input</text:span><text:s/><text:span text:style-name="OrgSrcFontLockVariableNameFace">id</text:span>=<text:span text:style-name="OrgSrcFontLockStringFace">"inputurl"</text:span><text:s/><text:span text:style-name="OrgSrcFontLockVariableNameFace">placeholder</text:span>=<text:span text:style-name="OrgSrcFontLockStringFace">"http://a11y.in/"</text:span><text:s/>/&gt;</text:p>
      <text:p text:style-name="OrgSrcBlock"><text:s/><text:s/>&lt;<text:span text:style-name="OrgSrcFontLockFunctionNameFace">button</text:span><text:s/><text:span text:style-name="OrgSrcFontLockVariableNameFace">type</text:span>=<text:span text:style-name="OrgSrcFontLockStringFace">"submit"</text:span><text:s/><text:span text:style-name="OrgSrcFontLockVariableNameFace">onClick</text:span>=<text:span text:style-name="OrgSrcFontLockStringFace">"wget()"</text:span>&gt;<text:s/>Get&lt;/<text:span text:style-name="OrgSrcFontLockFunctionNameFace">button</text:span>&gt;</text:p>
      <text:p text:style-name="OrgSrcBlock"><text:s/><text:s/>&lt;/<text:span text:style-name="OrgSrcFontLockFunctionNameFace">fieldset</text:span>&gt;</text:p>
      <text:p text:style-name="OrgSrcBlock">&lt;/<text:span text:style-name="OrgSrcFontLockFunctionNameFace">body</text:span>&gt;</text:p>
      <text:p text:style-name="OrgSrcBlockLastLine">&lt;/<text:span text:style-name="OrgSrcFontLockFunctionNameFace">html</text:span>&gt;</text:p>
      <text:h text:style-name="Heading_20_3" text:outline-level="3"><text:bookmark-start text:name="OrgXref.sec-4-2-4"/><text:bookmark text:name="sec-4-2-4"/>controller<text:bookmark-end text:name="OrgXref.sec-4-2-4"/></text:h>
      <text:h text:style-name="Heading_20_2" text:outline-level="2"><text:bookmark-start text:name="OrgXref.sec-4-3"/><text:bookmark text:name="sec-4-3"/>support infra<text:bookmark-end text:name="OrgXref.sec-4-3"/></text:h>
      <text:h text:style-name="Heading_20_3" text:outline-level="3"><text:bookmark-start text:name="OrgXref.sec-4-3-1"/><text:bookmark text:name="sec-4-3-1"/>Config.py file<text:bookmark-end text:name="OrgXref.sec-4-3-1"/></text:h>
      <text:p text:style-name="Text_20_body">
Before the app is launched we need to configure the various parameters
for use by the app. A config.py file has been setup for this purpose.

</text:p>
      <text:p text:style-name="Text_20_body">

In this file we are configuring the authentication done by
Mozilla. the code related to Persona.js is dealing with this.

</text:p>
      <text:p text:style-name="Text_20_body">

We are also configuring the mongodb.

</text:p>
      <text:p text:style-name="OrgSrcBlock"><text:span text:style-name="OrgSrcFontLockCommentDelimiterFace">#</text:span><text:span text:style-name="OrgSrcFontLockCommentFace">to<text:s/>make<text:s/>the<text:s/>WTF<text:s/>forms<text:s/>in<text:s/>app<text:s/>highly<text:s/>secure<text:s/></text:span></text:p>
      <text:p text:style-name="OrgSrcBlock"><text:span text:style-name="OrgSrcFontLockVariableNameFace">WTF_CSRF_ENABLED</text:span><text:s/>=<text:s/><text:span text:style-name="OrgSrcFontLockConstantFace">True</text:span><text:s/><text:s/><text:span text:style-name="OrgSrcFontLockCommentDelimiterFace">#</text:span><text:span text:style-name="OrgSrcFontLockCommentFace">this<text:s/>is<text:s/>for<text:s/>cross-site<text:s/>request<text:s/>forgery<text:s/>prevention</text:span></text:p>
      <text:p text:style-name="OrgSrcBlock"><text:span text:style-name="OrgSrcFontLockVariableNameFace">SECRET_KEY</text:span><text:s/>=<text:s/><text:span text:style-name="OrgSrcFontLockStringFace">'</text:span><text:span text:style-name="OrgSrcFontLockStringFace">_Aum_JaiSaiRam,SuperD00perSecretKey_ThatUwillN0T_b_ab1E_2_GUESS?</text:span><text:span text:style-name="OrgSrcFontLockStringFace">'</text:span><text:s/><text:span text:style-name="OrgSrcFontLockCommentDelimiterFace">#<text:s/></text:span><text:span text:style-name="OrgSrcFontLockCommentFace">needed<text:s/>when<text:s/>CSRF<text:s/>is<text:s/>enabled;<text:s/>this<text:s/>makes<text:s/>a<text:s/>cryptographic<text:s/>token</text:span></text:p>
      <text:p text:style-name="OrgSrcBlock"/>
      <text:p text:style-name="OrgSrcBlock"><text:span text:style-name="OrgSrcFontLockKeywordFace">import</text:span><text:s/>os</text:p>
      <text:p text:style-name="OrgSrcBlock"><text:span text:style-name="OrgSrcFontLockVariableNameFace">basedir</text:span><text:s/>=<text:s/>os.path.abspath(os.path.dirname(__file__))</text:p>
      <text:p text:style-name="OrgSrcBlock"/>
      <text:p text:style-name="OrgSrcBlock"><text:span text:style-name="OrgSrcFontLockCommentDelimiterFace">#</text:span><text:span text:style-name="OrgSrcFontLockCommentFace">configuration<text:s/>info<text:s/>for<text:s/>the<text:s/>Mozilla<text:s/>Persona<text:s/>authorization<text:s/>work</text:span></text:p>
      <text:p text:style-name="OrgSrcBlock"><text:span text:style-name="OrgSrcFontLockVariableNameFace">PERSONA_JS</text:span>=<text:span text:style-name="OrgSrcFontLockStringFace">'</text:span><text:span text:style-name="OrgSrcFontLockStringFace">https://login.persona.org/include.js</text:span><text:span text:style-name="OrgSrcFontLockStringFace">'</text:span></text:p>
      <text:p text:style-name="OrgSrcBlock"><text:span text:style-name="OrgSrcFontLockVariableNameFace">PERSONA_VERIFIER</text:span>=<text:span text:style-name="OrgSrcFontLockStringFace">'</text:span><text:span text:style-name="OrgSrcFontLockStringFace">https://verifier.login.persona.org/verify</text:span><text:span text:style-name="OrgSrcFontLockStringFace">'</text:span></text:p>
      <text:p text:style-name="OrgSrcBlock"/>
      <text:p text:style-name="OrgSrcBlock"><text:span text:style-name="OrgSrcFontLockCommentDelimiterFace">#<text:s/></text:span><text:span text:style-name="OrgSrcFontLockCommentFace">sqlite<text:s/>database<text:s/>related<text:s/>constants</text:span></text:p>
      <text:p text:style-name="OrgSrcBlock"><text:span text:style-name="OrgSrcFontLockVariableNameFace">SQLALCHEMY_DATABASE_URI</text:span><text:s/>=<text:s/><text:span text:style-name="OrgSrcFontLockStringFace">'</text:span><text:span text:style-name="OrgSrcFontLockStringFace">sqlite:///</text:span><text:span text:style-name="OrgSrcFontLockStringFace">'</text:span><text:s/>+<text:s/>os.path.join(basedir,<text:s/><text:span text:style-name="OrgSrcFontLockStringFace">'</text:span><text:span text:style-name="OrgSrcFontLockStringFace">app.db</text:span><text:span text:style-name="OrgSrcFontLockStringFace">'</text:span>)<text:s/><text:span text:style-name="OrgSrcFontLockCommentDelimiterFace">#<text:s/></text:span><text:span text:style-name="OrgSrcFontLockCommentFace">path<text:s/>to<text:s/>our<text:s/>database</text:span></text:p>
      <text:p text:style-name="OrgSrcBlockLastLine"><text:span text:style-name="OrgSrcFontLockVariableNameFace">SQLALCHEMY_MIGRATE_REPO</text:span><text:s/>=<text:s/>os.path.join(basedir,<text:s/><text:span text:style-name="OrgSrcFontLockStringFace">'</text:span><text:span text:style-name="OrgSrcFontLockStringFace">db_repository</text:span><text:span text:style-name="OrgSrcFontLockStringFace">'</text:span>)<text:s/><text:span text:style-name="OrgSrcFontLockCommentDelimiterFace">#<text:s/></text:span><text:span text:style-name="OrgSrcFontLockCommentFace">folder<text:s/>where<text:s/>we<text:s/>will<text:s/>store<text:s/>the<text:s/>SQLAlchemy<text:s/>migrate<text:s/>files.</text:span></text:p>
      <text:h text:style-name="Heading_20_3" text:outline-level="3"><text:bookmark-start text:name="OrgXref.sec-4-3-2"/><text:bookmark text:name="sec-4-3-2"/>_<text:span text:style-name="OrgSubscript">init</text:span>__.py file<text:bookmark-end text:name="OrgXref.sec-4-3-2"/></text:h>
      <text:p text:style-name="Text_20_body">
When invoking the package called "app" I create my app object and
initialize it.

</text:p>
      <text:p text:style-name="OrgSrcBlock"><text:span text:style-name="OrgSrcFontLockKeywordFace">import</text:span><text:s/>os</text:p>
      <text:p text:style-name="OrgSrcBlock"><text:span text:style-name="OrgSrcFontLockKeywordFace">from</text:span><text:s/>flask<text:s/><text:span text:style-name="OrgSrcFontLockKeywordFace">import</text:span><text:s/>Flask</text:p>
      <text:p text:style-name="OrgSrcBlock"><text:span text:style-name="OrgSrcFontLockKeywordFace">from</text:span><text:s/>flask.ext.login<text:s/><text:span text:style-name="OrgSrcFontLockKeywordFace">import</text:span><text:s/>LoginManager</text:p>
      <text:p text:style-name="OrgSrcBlock"><text:span text:style-name="OrgSrcFontLockKeywordFace">from</text:span><text:s/>config<text:s/><text:span text:style-name="OrgSrcFontLockKeywordFace">import</text:span><text:s/>basedir</text:p>
      <text:p text:style-name="OrgSrcBlock"><text:span text:style-name="OrgSrcFontLockKeywordFace">from</text:span><text:s/>flask.ext.sqlalchemy<text:s/><text:span text:style-name="OrgSrcFontLockKeywordFace">import</text:span><text:s/>SQLAlchemy</text:p>
      <text:p text:style-name="OrgSrcBlock"/>
      <text:p text:style-name="OrgSrcBlock"><text:span text:style-name="OrgSrcFontLockVariableNameFace">app</text:span><text:s/>=<text:s/>Flask(<text:span text:style-name="OrgSrcFontLockBuiltinFace">__name__</text:span>)</text:p>
      <text:p text:style-name="OrgSrcBlock">app.config.from_object(<text:span text:style-name="OrgSrcFontLockStringFace">'</text:span><text:span text:style-name="OrgSrcFontLockStringFace">config</text:span><text:span text:style-name="OrgSrcFontLockStringFace">'</text:span>)</text:p>
      <text:p text:style-name="OrgSrcBlock"/>
      <text:p text:style-name="OrgSrcBlock"><text:span text:style-name="OrgSrcFontLockCommentDelimiterFace">#<text:s/></text:span><text:span text:style-name="OrgSrcFontLockCommentFace">creation<text:s/>database<text:s/></text:span></text:p>
      <text:p text:style-name="OrgSrcBlock"><text:span text:style-name="OrgSrcFontLockVariableNameFace">db</text:span><text:s/>=<text:s/>SQLAlchemy(app)<text:s/><text:span text:style-name="OrgSrcFontLockCommentDelimiterFace">#<text:s/></text:span><text:span text:style-name="OrgSrcFontLockCommentFace">creating<text:s/>a<text:s/>db<text:s/>object<text:s/>which<text:s/>represents<text:s/>our<text:s/>database</text:span></text:p>
      <text:p text:style-name="OrgSrcBlock"/>
      <text:p text:style-name="OrgSrcBlock"><text:span text:style-name="OrgSrcFontLockCommentDelimiterFace">#<text:s/></text:span><text:span text:style-name="OrgSrcFontLockCommentFace">creation<text:s/>of<text:s/>login<text:s/>manager</text:span></text:p>
      <text:p text:style-name="OrgSrcBlock"><text:span text:style-name="OrgSrcFontLockVariableNameFace">lm</text:span><text:s/>=<text:s/>LoginManager()</text:p>
      <text:p text:style-name="OrgSrcBlock">lm.init_app(app)</text:p>
      <text:p text:style-name="OrgSrcBlock"/>
      <text:p text:style-name="OrgSrcBlock"><text:span text:style-name="OrgSrcFontLockCommentDelimiterFace">#<text:s/></text:span><text:span text:style-name="OrgSrcFontLockCommentFace">to<text:s/>avoid<text:s/>circular<text:s/>references<text:s/>we<text:s/>wait<text:s/>till<text:s/>application<text:s/>is<text:s/>loaded</text:span></text:p>
      <text:p text:style-name="OrgSrcBlockLastLine"><text:span text:style-name="OrgSrcFontLockKeywordFace">from</text:span><text:s/>app<text:s/><text:span text:style-name="OrgSrcFontLockKeywordFace">import</text:span><text:s/>views,<text:s/>models</text:p>
      <text:h text:style-name="Heading_20_3" text:outline-level="3"><text:bookmark-start text:name="OrgXref.sec-4-3-3"/><text:bookmark text:name="sec-4-3-3"/>Authentication of user<text:bookmark-end text:name="OrgXref.sec-4-3-3"/></text:h>
      <text:list text:continue-numbering="false" text:style-name="OrgBulletedList">
        <text:list-item>
          <text:p text:style-name="Text_20_body">
<text:bookmark-start text:name="OrgXref.sec-4-3-3-1"/><text:bookmark text:name="sec-4-3-3-1"/>Mozilla Persona based authentication<text:bookmark-end text:name="OrgXref.sec-4-3-3-1"/>I am using mozilla Persona based authentication. This requires Flask
as well as "requests" libraries.

</text:p>
          <text:p text:style-name="Text_20_body">

Personas require us to do some work before any requests come in the views
file.

</text:p>
        </text:list-item>
      </text:list>
      <text:list text:continue-numbering="false" text:style-name="OrgBulletedList">
        <text:list-item>
          <text:p text:style-name="Text_20_body">
<text:bookmark-start text:name="OrgXref.sec-4-3-3-2"/><text:bookmark text:name="sec-4-3-3-2"/>Persona.js file<text:bookmark-end text:name="OrgXref.sec-4-3-3-2"/>
</text:p>
          <text:p text:style-name="OrgSrcBlock">$(<text:span text:style-name="OrgSrcFontLockKeywordFace">function</text:span>()<text:s/>{</text:p>
          <text:p text:style-name="OrgSrcBlock"><text:s/><text:s/><text:span text:style-name="OrgSrcFontLockCommentDelimiterFace">/*<text:s/></text:span><text:span text:style-name="OrgSrcFontLockCommentFace">convert<text:s/>the<text:s/>links<text:s/>into<text:s/>clickable<text:s/>buttons<text:s/>that<text:s/>go<text:s/>to<text:s/>the</text:span></text:p>
          <text:p text:style-name="OrgSrcBlock"><text:span text:style-name="OrgSrcFontLockCommentFace"><text:s/><text:s/><text:s/><text:s/><text:s/>persona<text:s/>service<text:s/>*/</text:span></text:p>
          <text:p text:style-name="OrgSrcBlock"><text:s/><text:s/>$(<text:span text:style-name="OrgSrcFontLockStringFace">'a.signin'</text:span>).on(<text:span text:style-name="OrgSrcFontLockStringFace">'click'</text:span>,<text:s/><text:span text:style-name="OrgSrcFontLockKeywordFace">function</text:span>()<text:s/>{</text:p>
          <text:p text:style-name="OrgSrcBlock"><text:s/><text:s/><text:s/><text:s/>navigator.id.request({</text:p>
          <text:p text:style-name="OrgSrcBlock"><text:s/><text:s/><text:s/><text:s/><text:s/><text:s/>siteName:<text:s/><text:span text:style-name="OrgSrcFontLockStringFace">'SweetSai<text:s/>App'</text:span></text:p>
          <text:p text:style-name="OrgSrcBlock"><text:s/><text:s/><text:s/><text:s/>});</text:p>
          <text:p text:style-name="OrgSrcBlock"><text:s/><text:s/><text:s/><text:s/><text:span text:style-name="OrgSrcFontLockKeywordFace">return</text:span><text:s/><text:span text:style-name="OrgSrcFontLockConstantFace">false</text:span>;</text:p>
          <text:p text:style-name="OrgSrcBlock"><text:s/><text:s/>});</text:p>
          <text:p text:style-name="OrgSrcBlock"/>
          <text:p text:style-name="OrgSrcBlock"><text:s/><text:s/>$(<text:span text:style-name="OrgSrcFontLockStringFace">'a.signout'</text:span>).on(<text:span text:style-name="OrgSrcFontLockStringFace">'click'</text:span>,<text:s/><text:span text:style-name="OrgSrcFontLockKeywordFace">function</text:span>()<text:s/>{</text:p>
          <text:p text:style-name="OrgSrcBlock"><text:s/><text:s/><text:s/><text:s/>navigator.id.logout();</text:p>
          <text:p text:style-name="OrgSrcBlock"><text:s/><text:s/><text:s/><text:s/><text:span text:style-name="OrgSrcFontLockKeywordFace">return</text:span><text:s/><text:span text:style-name="OrgSrcFontLockConstantFace">false</text:span>;</text:p>
          <text:p text:style-name="OrgSrcBlock"><text:s/><text:s/>});</text:p>
          <text:p text:style-name="OrgSrcBlock"/>
          <text:p text:style-name="OrgSrcBlock"><text:s/><text:s/><text:span text:style-name="OrgSrcFontLockCommentDelimiterFace">/*<text:s/></text:span><text:span text:style-name="OrgSrcFontLockCommentFace">watch<text:s/>persona<text:s/>state<text:s/>changes<text:s/>*/</text:span></text:p>
          <text:p text:style-name="OrgSrcBlock"><text:s/><text:s/>navigator.id.watch({</text:p>
          <text:p text:style-name="OrgSrcBlock"><text:s/><text:s/><text:s/><text:s/>loggedInUser:<text:s/>$CURRENT_USER,</text:p>
          <text:p text:style-name="OrgSrcBlock"><text:s/><text:s/><text:s/><text:s/><text:span text:style-name="OrgSrcFontLockFunctionNameFace">onlogin</text:span>:<text:s/><text:span text:style-name="OrgSrcFontLockKeywordFace">function</text:span>(<text:span text:style-name="OrgSrcFontLockVariableNameFace">assertion</text:span>)<text:s/>{</text:p>
          <text:p text:style-name="OrgSrcBlock"><text:s/><text:s/><text:s/><text:s/><text:s/><text:s/><text:span text:style-name="OrgSrcFontLockCommentDelimiterFace">/*<text:s/></text:span><text:span text:style-name="OrgSrcFontLockCommentFace">because<text:s/>the<text:s/>login<text:s/>needs<text:s/>to<text:s/>verify<text:s/>the<text:s/>provided<text:s/>assertion</text:span></text:p>
          <text:p text:style-name="OrgSrcBlock"><text:span text:style-name="OrgSrcFontLockCommentFace"><text:s/><text:s/><text:s/><text:s/><text:s/><text:s/><text:s/><text:s/><text:s/>with<text:s/>the<text:s/>persona<text:s/>service<text:s/>which<text:s/>requires<text:s/>an<text:s/>HTTP<text:s/>request,</text:span></text:p>
          <text:p text:style-name="OrgSrcBlock"><text:span text:style-name="OrgSrcFontLockCommentFace"><text:s/><text:s/><text:s/><text:s/><text:s/><text:s/><text:s/><text:s/><text:s/>this<text:s/>could<text:s/>take<text:s/>a<text:s/>bit.<text:s/><text:s/>To<text:s/>not<text:s/>confuse<text:s/>the<text:s/>user<text:s/>we<text:s/>show</text:span></text:p>
          <text:p text:style-name="OrgSrcBlock"><text:span text:style-name="OrgSrcFontLockCommentFace"><text:s/><text:s/><text:s/><text:s/><text:s/><text:s/><text:s/><text:s/><text:s/>a<text:s/>progress<text:s/>box<text:s/>*/</text:span></text:p>
          <text:p text:style-name="OrgSrcBlock"><text:s/><text:s/><text:s/><text:s/><text:s/><text:s/><text:span text:style-name="OrgSrcFontLockKeywordFace">var</text:span><text:s/><text:span text:style-name="OrgSrcFontLockVariableNameFace">box</text:span><text:s/>=<text:s/>$(<text:span text:style-name="OrgSrcFontLockStringFace">'&lt;div<text:s/>class=signinprogress&gt;&lt;/div&gt;'</text:span>)</text:p>
          <text:p text:style-name="OrgSrcBlock"><text:s/><text:s/><text:s/><text:s/><text:s/><text:s/><text:s/><text:s/>.hide()</text:p>
          <text:p text:style-name="OrgSrcBlock"><text:s/><text:s/><text:s/><text:s/><text:s/><text:s/><text:s/><text:s/>.text(<text:span text:style-name="OrgSrcFontLockStringFace">'Please<text:s/>wait<text:s/>...'</text:span>)</text:p>
          <text:p text:style-name="OrgSrcBlock"><text:s/><text:s/><text:s/><text:s/><text:s/><text:s/><text:s/><text:s/>.appendTo(<text:span text:style-name="OrgSrcFontLockStringFace">'body'</text:span>)</text:p>
          <text:p text:style-name="OrgSrcBlock"><text:s/><text:s/><text:s/><text:s/><text:s/><text:s/><text:s/><text:s/>.fadeIn(<text:span text:style-name="OrgSrcFontLockStringFace">'fast'</text:span>);</text:p>
          <text:p text:style-name="OrgSrcBlock"><text:s/><text:s/><text:s/><text:s/><text:s/><text:s/>$.ajax({</text:p>
          <text:p text:style-name="OrgSrcBlock"><text:s/><text:s/><text:s/><text:s/><text:s/><text:s/><text:s/><text:s/>type:<text:s/><text:span text:style-name="OrgSrcFontLockStringFace">'POST'</text:span>,</text:p>
          <text:p text:style-name="OrgSrcBlock"><text:s/><text:s/><text:s/><text:s/><text:s/><text:s/><text:s/><text:s/>url:<text:s/>$URL_ROOT<text:s/>+<text:s/><text:span text:style-name="OrgSrcFontLockStringFace">'_auth/login'</text:span>,</text:p>
          <text:p text:style-name="OrgSrcBlock"><text:s/><text:s/><text:s/><text:s/><text:s/><text:s/><text:s/><text:s/>data:<text:s/>{assertion:<text:s/>assertion},</text:p>
          <text:p text:style-name="OrgSrcBlock"><text:s/><text:s/><text:s/><text:s/><text:s/><text:s/><text:s/><text:s/><text:span text:style-name="OrgSrcFontLockFunctionNameFace">success</text:span>:<text:s/><text:span text:style-name="OrgSrcFontLockKeywordFace">function</text:span>(<text:span text:style-name="OrgSrcFontLockVariableNameFace">res</text:span>,<text:s/><text:span text:style-name="OrgSrcFontLockVariableNameFace">status</text:span>,<text:s/><text:span text:style-name="OrgSrcFontLockVariableNameFace">xhr</text:span>)<text:s/>{<text:s/>window.location.reload();<text:s/>},</text:p>
          <text:p text:style-name="OrgSrcBlock"><text:s/><text:s/><text:s/><text:s/><text:s/><text:s/><text:s/><text:s/><text:span text:style-name="OrgSrcFontLockFunctionNameFace">error</text:span>:<text:s/><text:span text:style-name="OrgSrcFontLockKeywordFace">function</text:span>(<text:span text:style-name="OrgSrcFontLockVariableNameFace">xhr</text:span>,<text:s/><text:span text:style-name="OrgSrcFontLockVariableNameFace">status</text:span>,<text:s/><text:span text:style-name="OrgSrcFontLockVariableNameFace">err</text:span>)<text:s/>{</text:p>
          <text:p text:style-name="OrgSrcBlock"><text:s/><text:s/><text:s/><text:s/><text:s/><text:s/><text:s/><text:s/><text:s/><text:s/>box.remove();</text:p>
          <text:p text:style-name="OrgSrcBlock"><text:s/><text:s/><text:s/><text:s/><text:s/><text:s/><text:s/><text:s/><text:s/><text:s/>navigator.id.logout();</text:p>
          <text:p text:style-name="OrgSrcBlock"><text:s/><text:s/><text:s/><text:s/><text:s/><text:s/><text:s/><text:s/><text:s/><text:s/>alert(<text:span text:style-name="OrgSrcFontLockStringFace">'Login<text:s/>failure:<text:s/>'</text:span><text:s/>+<text:s/>err);</text:p>
          <text:p text:style-name="OrgSrcBlock"><text:s/><text:s/><text:s/><text:s/><text:s/><text:s/><text:s/><text:s/>}</text:p>
          <text:p text:style-name="OrgSrcBlock"><text:s/><text:s/><text:s/><text:s/><text:s/><text:s/>});</text:p>
          <text:p text:style-name="OrgSrcBlock"><text:s/><text:s/><text:s/><text:s/>},</text:p>
          <text:p text:style-name="OrgSrcBlock"><text:s/><text:s/><text:s/><text:s/><text:span text:style-name="OrgSrcFontLockFunctionNameFace">onlogout</text:span>:<text:s/><text:span text:style-name="OrgSrcFontLockKeywordFace">function</text:span>()<text:s/>{</text:p>
          <text:p text:style-name="OrgSrcBlock"><text:s/><text:s/><text:s/><text:s/><text:s/><text:s/>$.ajax({</text:p>
          <text:p text:style-name="OrgSrcBlock"><text:s/><text:s/><text:s/><text:s/><text:s/><text:s/><text:s/><text:s/>type:<text:s/><text:span text:style-name="OrgSrcFontLockStringFace">'POST'</text:span>,</text:p>
          <text:p text:style-name="OrgSrcBlock"><text:s/><text:s/><text:s/><text:s/><text:s/><text:s/><text:s/><text:s/>url:<text:s/>$URL_ROOT<text:s/>+<text:s/><text:span text:style-name="OrgSrcFontLockStringFace">'_auth/logout'</text:span>,</text:p>
          <text:p text:style-name="OrgSrcBlock"><text:s/><text:s/><text:s/><text:s/><text:s/><text:s/><text:s/><text:s/><text:span text:style-name="OrgSrcFontLockFunctionNameFace">success</text:span>:<text:s/><text:span text:style-name="OrgSrcFontLockKeywordFace">function</text:span>(<text:span text:style-name="OrgSrcFontLockVariableNameFace">res</text:span>,<text:s/><text:span text:style-name="OrgSrcFontLockVariableNameFace">status</text:span>,<text:s/><text:span text:style-name="OrgSrcFontLockVariableNameFace">xhr</text:span>)<text:s/>{<text:s/>window.location.reload();<text:s/>},</text:p>
          <text:p text:style-name="OrgSrcBlock"><text:s/><text:s/><text:s/><text:s/><text:s/><text:s/><text:s/><text:s/><text:span text:style-name="OrgSrcFontLockFunctionNameFace">error</text:span>:<text:s/><text:span text:style-name="OrgSrcFontLockKeywordFace">function</text:span>(<text:span text:style-name="OrgSrcFontLockVariableNameFace">xhr</text:span>,<text:s/><text:span text:style-name="OrgSrcFontLockVariableNameFace">status</text:span>,<text:s/><text:span text:style-name="OrgSrcFontLockVariableNameFace">err</text:span>)<text:s/>{</text:p>
          <text:p text:style-name="OrgSrcBlock"><text:s/><text:s/><text:s/><text:s/><text:s/><text:s/><text:s/><text:s/><text:s/><text:s/>alert(<text:span text:style-name="OrgSrcFontLockStringFace">'Logout<text:s/>failure:<text:s/>'</text:span><text:s/>+<text:s/>err);</text:p>
          <text:p text:style-name="OrgSrcBlock"><text:s/><text:s/><text:s/><text:s/><text:s/><text:s/><text:s/><text:s/>}</text:p>
          <text:p text:style-name="OrgSrcBlock"><text:s/><text:s/><text:s/><text:s/><text:s/><text:s/>});</text:p>
          <text:p text:style-name="OrgSrcBlock"><text:s/><text:s/><text:s/><text:s/>}</text:p>
          <text:p text:style-name="OrgSrcBlock"><text:s/><text:s/>});</text:p>
          <text:p text:style-name="OrgSrcBlockLastLine">});</text:p>
        </text:list-item>
      </text:list>
      <text:list text:continue-numbering="false" text:style-name="OrgBulletedList">
        <text:list-item>
          <text:p text:style-name="Text_20_body">
<text:bookmark-start text:name="OrgXref.sec-4-3-3-3"/><text:bookmark text:name="sec-4-3-3-3"/>Persona Based Authentication<text:bookmark-end text:name="OrgXref.sec-4-3-3-3"/>Here is the code for the Mozilla's Persona based Login view. The code
for this is derived from <text:a xlink:type="simple" xlink:href="https://github.com/mitsuhiko/flask/blob/master/examples/persona/persona.py">https://github.com/mitsuhiko/flask/blob/master/examples/persona/persona.py</text:a>"

</text:p>
          <text:p text:style-name="OrgSrcBlock"><text:span text:style-name="OrgSrcFontLockTypeFace">@app.route</text:span>(<text:span text:style-name="OrgSrcFontLockStringFace">'</text:span><text:span text:style-name="OrgSrcFontLockStringFace">/_auth/login</text:span><text:span text:style-name="OrgSrcFontLockStringFace">'</text:span>,<text:s/>methods=[<text:span text:style-name="OrgSrcFontLockStringFace">'</text:span><text:span text:style-name="OrgSrcFontLockStringFace">GET</text:span><text:span text:style-name="OrgSrcFontLockStringFace">'</text:span>,<text:s/><text:span text:style-name="OrgSrcFontLockStringFace">'</text:span><text:span text:style-name="OrgSrcFontLockStringFace">POST</text:span><text:span text:style-name="OrgSrcFontLockStringFace">'</text:span>])</text:p>
          <text:p text:style-name="OrgSrcBlock"><text:span text:style-name="OrgSrcFontLockKeywordFace">def</text:span><text:s/><text:span text:style-name="OrgSrcFontLockFunctionNameFace">login_handler</text:span>():</text:p>
          <text:p text:style-name="OrgSrcBlock"><text:s/><text:s/><text:s/><text:s/><text:span text:style-name="OrgSrcFontLockStringFace">"</text:span><text:span text:style-name="OrgSrcFontLockStringFace">""This<text:s/>is<text:s/>used<text:s/>by<text:s/>the<text:s/>persona.js<text:s/>file<text:s/>to<text:s/>kick<text:s/>off<text:s/>the</text:span></text:p>
          <text:p text:style-name="OrgSrcBlock"><text:span text:style-name="OrgSrcFontLockStringFace"><text:s/><text:s/><text:s/><text:s/>verification<text:s/>securely<text:s/>from<text:s/>the<text:s/>server<text:s/>side.<text:s/><text:s/>If<text:s/>all<text:s/>is<text:s/>okay</text:span></text:p>
          <text:p text:style-name="OrgSrcBlock"><text:span text:style-name="OrgSrcFontLockStringFace"><text:s/><text:s/><text:s/><text:s/>the<text:s/>email<text:s/>address<text:s/>is<text:s/>remembered<text:s/>on<text:s/>the<text:s/>server.</text:span></text:p>
          <text:p text:style-name="OrgSrcBlock"><text:span text:style-name="OrgSrcFontLockStringFace"><text:s/><text:s/><text:s/><text:s/>""</text:span><text:span text:style-name="OrgSrcFontLockStringFace">"</text:span></text:p>
          <text:p text:style-name="OrgSrcBlock"><text:s/><text:s/><text:s/><text:s/><text:span text:style-name="OrgSrcFontLockVariableNameFace">resp</text:span><text:s/>=<text:s/>requests.post(app.config[<text:span text:style-name="OrgSrcFontLockStringFace">'</text:span><text:span text:style-name="OrgSrcFontLockStringFace">PERSONA_VERIFIER</text:span><text:span text:style-name="OrgSrcFontLockStringFace">'</text:span>],<text:s/>data={</text:p>
          <text:p text:style-name="OrgSrcBlock"><text:s/><text:s/><text:s/><text:s/><text:s/><text:s/><text:s/><text:s/><text:span text:style-name="OrgSrcFontLockStringFace">'</text:span><text:span text:style-name="OrgSrcFontLockStringFace">assertion</text:span><text:span text:style-name="OrgSrcFontLockStringFace">'</text:span>:<text:s/>request.form[<text:span text:style-name="OrgSrcFontLockStringFace">'</text:span><text:span text:style-name="OrgSrcFontLockStringFace">assertion</text:span><text:span text:style-name="OrgSrcFontLockStringFace">'</text:span>],</text:p>
          <text:p text:style-name="OrgSrcBlock"><text:s/><text:s/><text:s/><text:s/><text:s/><text:s/><text:s/><text:s/><text:span text:style-name="OrgSrcFontLockStringFace">'</text:span><text:span text:style-name="OrgSrcFontLockStringFace">audience</text:span><text:span text:style-name="OrgSrcFontLockStringFace">'</text:span>:<text:s/>request.host_url,</text:p>
          <text:p text:style-name="OrgSrcBlock"><text:s/><text:s/><text:s/><text:s/>},<text:s/>verify=<text:span text:style-name="OrgSrcFontLockConstantFace">True</text:span>)</text:p>
          <text:p text:style-name="OrgSrcBlock"><text:s/><text:s/><text:s/><text:s/><text:span text:style-name="OrgSrcFontLockKeywordFace">if</text:span><text:s/>resp.ok:</text:p>
          <text:p text:style-name="OrgSrcBlock"><text:s/><text:s/><text:s/><text:s/><text:s/><text:s/><text:s/><text:s/><text:span text:style-name="OrgSrcFontLockVariableNameFace">verification_data</text:span><text:s/>=<text:s/>resp.json()</text:p>
          <text:p text:style-name="OrgSrcBlock"><text:s/><text:s/><text:s/><text:s/><text:s/><text:s/><text:s/><text:s/><text:span text:style-name="OrgSrcFontLockKeywordFace">if</text:span><text:s/>verification_data[<text:span text:style-name="OrgSrcFontLockStringFace">'</text:span><text:span text:style-name="OrgSrcFontLockStringFace">status</text:span><text:span text:style-name="OrgSrcFontLockStringFace">'</text:span>]<text:s/>==<text:s/><text:span text:style-name="OrgSrcFontLockStringFace">'</text:span><text:span text:style-name="OrgSrcFontLockStringFace">okay</text:span><text:span text:style-name="OrgSrcFontLockStringFace">'</text:span>:</text:p>
          <text:p text:style-name="OrgSrcBlock"><text:s/><text:s/><text:s/><text:s/><text:s/><text:s/><text:s/><text:s/><text:s/><text:s/><text:s/><text:s/>session[<text:span text:style-name="OrgSrcFontLockStringFace">'</text:span><text:span text:style-name="OrgSrcFontLockStringFace">email</text:span><text:span text:style-name="OrgSrcFontLockStringFace">'</text:span>]<text:s/>=<text:s/>verification_data[<text:span text:style-name="OrgSrcFontLockStringFace">'</text:span><text:span text:style-name="OrgSrcFontLockStringFace">email</text:span><text:span text:style-name="OrgSrcFontLockStringFace">'</text:span>]</text:p>
          <text:p text:style-name="OrgSrcBlock"><text:s/><text:s/><text:s/><text:s/><text:s/><text:s/><text:s/><text:s/><text:s/><text:s/><text:s/><text:s/><text:span text:style-name="OrgSrcFontLockKeywordFace">return</text:span><text:s/><text:span text:style-name="OrgSrcFontLockStringFace">'</text:span><text:span text:style-name="OrgSrcFontLockStringFace">OK</text:span><text:span text:style-name="OrgSrcFontLockStringFace">'</text:span></text:p>
          <text:p text:style-name="OrgSrcBlockLastLine"><text:s/><text:s/><text:s/><text:s/>abort(400)</text:p>
          <text:p text:style-name="Text_20_body">
Here is the code for the Mozilla's Persona based Logout view. The code
for this is derived from <text:a xlink:type="simple" xlink:href="https://github.com/mitsuhiko/flask/blob/master/examples/persona/persona.py">https://github.com/mitsuhiko/flask/blob/master/examples/persona/persona.py</text:a>"

</text:p>
          <text:p text:style-name="OrgSrcBlock"><text:span text:style-name="OrgSrcFontLockTypeFace">@app.route</text:span>(<text:span text:style-name="OrgSrcFontLockStringFace">'</text:span><text:span text:style-name="OrgSrcFontLockStringFace">/_auth/logout</text:span><text:span text:style-name="OrgSrcFontLockStringFace">'</text:span>,<text:s/>methods=[<text:span text:style-name="OrgSrcFontLockStringFace">'</text:span><text:span text:style-name="OrgSrcFontLockStringFace">POST</text:span><text:span text:style-name="OrgSrcFontLockStringFace">'</text:span>])</text:p>
          <text:p text:style-name="OrgSrcBlock"><text:span text:style-name="OrgSrcFontLockKeywordFace">def</text:span><text:s/><text:span text:style-name="OrgSrcFontLockFunctionNameFace">logout_handler</text:span>():</text:p>
          <text:p text:style-name="OrgSrcBlock"><text:s/><text:s/><text:s/><text:s/><text:span text:style-name="OrgSrcFontLockStringFace">"</text:span><text:span text:style-name="OrgSrcFontLockStringFace">""This<text:s/>is<text:s/>what<text:s/>persona.js<text:s/>will<text:s/>call<text:s/>to<text:s/>sign<text:s/>the<text:s/>user</text:span></text:p>
          <text:p text:style-name="OrgSrcBlock"><text:span text:style-name="OrgSrcFontLockStringFace"><text:s/><text:s/><text:s/><text:s/>out<text:s/>again.</text:span></text:p>
          <text:p text:style-name="OrgSrcBlock"><text:span text:style-name="OrgSrcFontLockStringFace"><text:s/><text:s/><text:s/><text:s/>""</text:span><text:span text:style-name="OrgSrcFontLockStringFace">"</text:span></text:p>
          <text:p text:style-name="OrgSrcBlock"><text:s/><text:s/><text:s/><text:s/>session.clear()</text:p>
          <text:p text:style-name="OrgSrcBlockLastLine"><text:s/><text:s/><text:s/><text:s/><text:span text:style-name="OrgSrcFontLockKeywordFace">return</text:span><text:s/><text:span text:style-name="OrgSrcFontLockStringFace">'</text:span><text:span text:style-name="OrgSrcFontLockStringFace">OK</text:span><text:span text:style-name="OrgSrcFontLockStringFace">'</text:span></text:p>
        </text:list-item>
      </text:list>
      <text:h text:style-name="Heading_20_3" text:outline-level="3"><text:bookmark-start text:name="OrgXref.sec-4-3-4"/><text:bookmark text:name="sec-4-3-4"/>Macro for rendering WTF forms<text:bookmark-end text:name="OrgXref.sec-4-3-4"/></text:h>
      <text:p text:style-name="Text_20_body">
I am using a macro to render the fields in the forms. here is that
macro that WTF uses. It is inspired by the user manual examples of WTF.

</text:p>
      <text:p text:style-name="OrgSrcBlock">{%<text:s/>macro<text:s/>render_field(field)<text:s/>%}</text:p>
      <text:p text:style-name="OrgSrcBlock"><text:s/><text:s/>&lt;<text:span text:style-name="OrgSrcFontLockFunctionNameFace">dt</text:span>&gt;{{<text:s/>field.label<text:s/>}}</text:p>
      <text:p text:style-name="OrgSrcBlock"><text:s/><text:s/>&lt;<text:span text:style-name="OrgSrcFontLockFunctionNameFace">dd</text:span>&gt;{{<text:s/>field(**kwargs)|safe<text:s/>}}</text:p>
      <text:p text:style-name="OrgSrcBlock"><text:s/><text:s/>{%<text:s/>if<text:s/>field.errors<text:s/>%}</text:p>
      <text:p text:style-name="OrgSrcBlock"><text:s/><text:s/><text:s/><text:s/>&lt;<text:span text:style-name="OrgSrcFontLockFunctionNameFace">ul</text:span><text:s/>class=errors&gt;</text:p>
      <text:p text:style-name="OrgSrcBlock"><text:s/><text:s/><text:s/><text:s/>{%<text:s/>for<text:s/>error<text:s/>in<text:s/>field.errors<text:s/>%}</text:p>
      <text:p text:style-name="OrgSrcBlock"><text:s/><text:s/><text:s/><text:s/><text:s/><text:s/>&lt;<text:span text:style-name="OrgSrcFontLockFunctionNameFace">li</text:span>&gt;{{<text:s/>error<text:s/>}}&lt;/<text:span text:style-name="OrgSrcFontLockFunctionNameFace">li</text:span>&gt;</text:p>
      <text:p text:style-name="OrgSrcBlock"><text:s/><text:s/><text:s/><text:s/>{%<text:s/>endfor<text:s/>%}</text:p>
      <text:p text:style-name="OrgSrcBlock"><text:s/><text:s/><text:s/><text:s/>&lt;/<text:span text:style-name="OrgSrcFontLockFunctionNameFace">ul</text:span>&gt;</text:p>
      <text:p text:style-name="OrgSrcBlock"><text:s/><text:s/>{%<text:s/>endif<text:s/>%}</text:p>
      <text:p text:style-name="OrgSrcBlock"><text:s/><text:s/>&lt;/<text:span text:style-name="OrgSrcFontLockFunctionNameFace">dd</text:span>&gt;</text:p>
      <text:p text:style-name="OrgSrcBlockLastLine">{%<text:s/>endmacro<text:s/>%}</text:p>
      <text:h text:style-name="Heading_20_1" text:outline-level="1"><text:bookmark-start text:name="OrgXref.sec-5"/><text:bookmark text:name="sec-5"/>Installations<text:bookmark-end text:name="OrgXref.sec-5"/></text:h>
      <text:h text:style-name="Heading_20_1" text:outline-level="1"><text:bookmark-start text:name="OrgXref.sec-6"/><text:bookmark text:name="sec-6"/>Execution<text:bookmark-end text:name="OrgXref.sec-6"/></text:h>
      <text:p text:style-name="Text_20_body">
My source file needs to be executable. So I need to change the
Read,Write, Execute settings of my basic Python file. Here is where I
do that.

</text:p>
      <text:p text:style-name="OrgSrcBlockLastLine">chmod<text:s/>a+x<text:s/>/SweetSai.py</text:p>
      <text:h text:style-name="Heading_20_1" text:outline-level="1"><text:bookmark-start text:name="OrgXref.sec-7"/><text:bookmark text:name="sec-7"/>Server Side or Back-End Development work<text:bookmark-end text:name="OrgXref.sec-7"/></text:h>
      <text:h text:style-name="Heading_20_2" text:outline-level="2"><text:bookmark-start text:name="OrgXref.sec-7-1"/><text:bookmark text:name="sec-7-1"/>Important code files<text:bookmark-end text:name="OrgXref.sec-7-1"/></text:h>
      <text:p text:style-name="Text_20_body">
I am using Model View Control architecture for this app. The Models
are contained in models.py file. The views are contained in views.py
file. 

</text:p>
      <text:p text:style-name="Text_20_body">

The app package contains forms.py and several html forms. 

</text:p>
      <text:p text:style-name="Text_20_body">

Config.py file is used to initialize key variables with their values.

</text:p>
      <text:p text:style-name="Text_20_body">

The initial file which launches the app is SweetSai.py file.

</text:p>
      <text:h text:style-name="Heading_20_2" text:outline-level="2"><text:bookmark-start text:name="OrgXref.sec-7-2"/><text:bookmark text:name="sec-7-2"/>SweetSai.py<text:bookmark-end text:name="OrgXref.sec-7-2"/></text:h>
      <text:p text:style-name="OrgSrcBlock"><text:span text:style-name="OrgSrcFontLockCommentDelimiterFace">#</text:span><text:span text:style-name="OrgSrcFontLockCommentFace">!sweetEnv/bin/python</text:span></text:p>
      <text:p text:style-name="OrgSrcBlock"><text:span text:style-name="OrgSrcFontLockKeywordFace">from</text:span><text:s/>app<text:s/><text:span text:style-name="OrgSrcFontLockKeywordFace">import</text:span><text:s/>app</text:p>
      <text:p text:style-name="OrgSrcBlock"/>
      <text:p text:style-name="OrgSrcBlock">app.run(debug=<text:span text:style-name="OrgSrcFontLockConstantFace">True</text:span>)</text:p>
      <text:p text:style-name="OrgSrcBlock"><text:span text:style-name="OrgSrcFontLockCommentDelimiterFace">#</text:span><text:span text:style-name="OrgSrcFontLockCommentFace">app.run(debug=True,<text:s/>host=</text:span><text:span text:style-name="OrgSrcFontLockCommentFace">'</text:span><text:span text:style-name="OrgSrcFontLockCommentFace">0.0.0.0</text:span><text:span text:style-name="OrgSrcFontLockCommentFace">'</text:span><text:span text:style-name="OrgSrcFontLockCommentFace">,<text:s/>port=5001)</text:span></text:p>
      <text:p text:style-name="OrgSrcBlock"/>
      <text:p text:style-name="OrgSrcBlock"><text:span text:style-name="OrgSrcFontLockCommentDelimiterFace">#<text:s/></text:span><text:span text:style-name="OrgSrcFontLockCommentFace">for<text:s/>setting<text:s/>up<text:s/>the<text:s/>MongoDB</text:span></text:p>
      <text:p text:style-name="OrgSrcBlock"><text:span text:style-name="OrgSrcFontLockKeywordFace">from</text:span><text:s/>flask.ext.pymongo<text:s/><text:span text:style-name="OrgSrcFontLockKeywordFace">import</text:span><text:s/>PyMongo<text:s/></text:p>
      <text:p text:style-name="OrgSrcBlock"/>
      <text:p text:style-name="OrgSrcBlock"><text:span text:style-name="OrgSrcFontLockCommentDelimiterFace">#<text:s/></text:span><text:span text:style-name="OrgSrcFontLockCommentFace">PyMongo<text:s/>connects<text:s/>to<text:s/>the<text:s/>MongoDB<text:s/>server<text:s/>running<text:s/>on<text:s/>port<text:s/>27017<text:s/></text:span></text:p>
      <text:p text:style-name="OrgSrcBlock"><text:span text:style-name="OrgSrcFontLockCommentDelimiterFace">#<text:s/></text:span><text:span text:style-name="OrgSrcFontLockCommentFace">on<text:s/>localhost,<text:s/>and<text:s/>assumes<text:s/>a<text:s/>default<text:s/>database<text:s/>name<text:s/>of<text:s/>app.name<text:s/></text:span></text:p>
      <text:p text:style-name="OrgSrcBlock"><text:span text:style-name="OrgSrcFontLockCommentDelimiterFace">#<text:s/></text:span><text:span text:style-name="OrgSrcFontLockCommentFace">(i.e.<text:s/>whatever<text:s/>name<text:s/>you<text:s/>pass<text:s/>to<text:s/>Flask).<text:s/></text:span></text:p>
      <text:p text:style-name="OrgSrcBlock"><text:span text:style-name="OrgSrcFontLockCommentDelimiterFace">#<text:s/></text:span><text:span text:style-name="OrgSrcFontLockCommentFace">This<text:s/>database<text:s/>is<text:s/>exposed<text:s/>as<text:s/>the<text:s/>db<text:s/>attribute.</text:span></text:p>
      <text:p text:style-name="OrgSrcBlockLastLine"><text:span text:style-name="OrgSrcFontLockVariableNameFace">mongo</text:span><text:s/>=<text:s/>PyMongo(app)</text:p>
      <text:h text:style-name="Heading_20_2" text:outline-level="2"><text:bookmark-start text:name="OrgXref.sec-7-3"/><text:bookmark text:name="sec-7-3"/>forms.py file<text:bookmark-end text:name="OrgXref.sec-7-3"/></text:h>
      <text:p text:style-name="Text_20_body">
For Authentication I am using Flask-WTF extension. I am also creating a Forms.py

</text:p>
      <text:p text:style-name="OrgSrcBlock"><text:span text:style-name="OrgSrcFontLockKeywordFace">from</text:span><text:s/>flask.ext.wtf<text:s/><text:span text:style-name="OrgSrcFontLockKeywordFace">import</text:span><text:s/>Form</text:p>
      <text:p text:style-name="OrgSrcBlock"><text:span text:style-name="OrgSrcFontLockKeywordFace">from</text:span><text:s/>wtforms<text:s/><text:span text:style-name="OrgSrcFontLockKeywordFace">import</text:span><text:s/>TextField,<text:s/>StringField,<text:s/>BooleanField,<text:s/>validators</text:p>
      <text:p text:style-name="OrgSrcBlock"><text:span text:style-name="OrgSrcFontLockKeywordFace">from</text:span><text:s/>wtforms.validators<text:s/><text:span text:style-name="OrgSrcFontLockKeywordFace">import</text:span><text:s/>DataRequired</text:p>
      <text:p text:style-name="OrgSrcBlock"/>
      <text:p text:style-name="OrgSrcBlock"><text:span text:style-name="OrgSrcFontLockKeywordFace">class</text:span><text:s/><text:span text:style-name="OrgSrcFontLockTypeFace">get_swtIDForm</text:span>(Form):</text:p>
      <text:p text:style-name="OrgSrcBlock"><text:s/><text:s/><text:s/><text:span text:style-name="OrgSrcFontLockVariableNameFace">usr_name</text:span><text:s/>=<text:s/>StringField(<text:span text:style-name="OrgSrcFontLockStringFace">'</text:span><text:span text:style-name="OrgSrcFontLockStringFace">usr_name</text:span><text:span text:style-name="OrgSrcFontLockStringFace">'</text:span>,<text:s/>validators=[DataRequired()])</text:p>
      <text:p text:style-name="OrgSrcBlock"><text:s/><text:s/><text:s/><text:span text:style-name="OrgSrcFontLockVariableNameFace">remember_me</text:span><text:s/>=<text:s/>BooleanField(<text:span text:style-name="OrgSrcFontLockStringFace">'</text:span><text:span text:style-name="OrgSrcFontLockStringFace">remember_me</text:span><text:span text:style-name="OrgSrcFontLockStringFace">'</text:span>,<text:s/>default=<text:span text:style-name="OrgSrcFontLockConstantFace">False</text:span>)</text:p>
      <text:p text:style-name="OrgSrcBlock"/>
      <text:p text:style-name="OrgSrcBlock"><text:span text:style-name="OrgSrcFontLockKeywordFace">class</text:span><text:s/><text:span text:style-name="OrgSrcFontLockTypeFace">MyForm</text:span>(Form):</text:p>
      <text:p text:style-name="OrgSrcBlock"><text:s/><text:s/><text:s/><text:span text:style-name="OrgSrcFontLockVariableNameFace">usr_name</text:span><text:s/>=<text:s/>StringField(<text:span text:style-name="OrgSrcFontLockStringFace">'</text:span><text:span text:style-name="OrgSrcFontLockStringFace">usr_name</text:span><text:span text:style-name="OrgSrcFontLockStringFace">'</text:span>,<text:s/>validators=[DataRequired()])</text:p>
      <text:p text:style-name="OrgSrcBlock"/>
      <text:p text:style-name="OrgSrcBlock"><text:span text:style-name="OrgSrcFontLockKeywordFace">class</text:span><text:s/><text:span text:style-name="OrgSrcFontLockTypeFace">LoginForm</text:span>(Form):</text:p>
      <text:p text:style-name="OrgSrcBlock"><text:s/><text:s/><text:s/><text:span text:style-name="OrgSrcFontLockVariableNameFace">usr_name</text:span><text:s/>=<text:s/>StringField(<text:span text:style-name="OrgSrcFontLockStringFace">'</text:span><text:span text:style-name="OrgSrcFontLockStringFace">usr_name</text:span><text:span text:style-name="OrgSrcFontLockStringFace">'</text:span>,<text:s/>validators=[DataRequired()])</text:p>
      <text:p text:style-name="OrgSrcBlock"><text:s/><text:s/><text:s/><text:span text:style-name="OrgSrcFontLockVariableNameFace">remember_me</text:span><text:s/>=<text:s/>BooleanField(<text:span text:style-name="OrgSrcFontLockStringFace">'</text:span><text:span text:style-name="OrgSrcFontLockStringFace">remember_me</text:span><text:span text:style-name="OrgSrcFontLockStringFace">'</text:span>,<text:s/>default=<text:span text:style-name="OrgSrcFontLockConstantFace">False</text:span>)</text:p>
      <text:p text:style-name="OrgSrcBlock"/>
      <text:p text:style-name="OrgSrcBlock"><text:span text:style-name="OrgSrcFontLockKeywordFace">class</text:span><text:s/><text:span text:style-name="OrgSrcFontLockTypeFace">InputURLform</text:span>(Form):</text:p>
      <text:p text:style-name="OrgSrcBlockLastLine"><text:s/><text:s/><text:s/><text:span text:style-name="OrgSrcFontLockVariableNameFace">url</text:span><text:s/>=<text:s/>StringField(<text:span text:style-name="OrgSrcFontLockStringFace">'</text:span><text:span text:style-name="OrgSrcFontLockStringFace">url<text:s/>being<text:s/>modified</text:span><text:span text:style-name="OrgSrcFontLockStringFace">'</text:span>,<text:s/>validators=[DataRequired()])</text:p>
      <text:h text:style-name="Heading_20_2" text:outline-level="2"><text:bookmark-start text:name="OrgXref.sec-7-4"/><text:bookmark text:name="sec-7-4"/>my HTML files<text:bookmark-end text:name="OrgXref.sec-7-4"/></text:h>
      <text:h text:style-name="Heading_20_3" text:outline-level="3"><text:bookmark-start text:name="OrgXref.sec-7-4-1"/><text:bookmark text:name="sec-7-4-1"/>core or base template<text:bookmark-end text:name="OrgXref.sec-7-4-1"/></text:h>
      <text:p text:style-name="Text_20_body">
There is a core template upon which various views are built (or
appended). Here is that core skeleton that is elsewhere enhanced to
show various other views.

</text:p>
      <text:p text:style-name="OrgSrcBlock">&lt;<text:span text:style-name="OrgSrcFontLockKeywordFace">!DOCTYPE</text:span><text:s/>html&gt;</text:p>
      <text:p text:style-name="OrgSrcBlock">&lt;<text:span text:style-name="OrgSrcFontLockFunctionNameFace">html</text:span>&gt;</text:p>
      <text:p text:style-name="OrgSrcBlock"><text:s/><text:s/><text:s/><text:s/><text:s/><text:s/><text:s/>&lt;<text:span text:style-name="OrgSrcFontLockFunctionNameFace">meta</text:span><text:s/><text:span text:style-name="OrgSrcFontLockVariableNameFace">name</text:span>=<text:span text:style-name="OrgSrcFontLockStringFace">"viewport"</text:span><text:s/><text:span text:style-name="OrgSrcFontLockVariableNameFace">content</text:span>=<text:span text:style-name="OrgSrcFontLockStringFace">"width=device-width,<text:s/>initial-scale=1.0"</text:span>&gt;</text:p>
      <text:p text:style-name="OrgSrcBlock"><text:s/><text:s/><text:s/><text:s/><text:s/><text:s/><text:s/>&lt;<text:span text:style-name="OrgSrcFontLockFunctionNameFace">link</text:span><text:s/><text:span text:style-name="OrgSrcFontLockVariableNameFace">href</text:span>=<text:span text:style-name="OrgSrcFontLockStringFace">"http://netdna.bootstrapcdn.com/bootstrap/3.0.0/css/bootstrap.min.css"</text:span><text:s/><text:span text:style-name="OrgSrcFontLockVariableNameFace">rel</text:span>=<text:span text:style-name="OrgSrcFontLockStringFace">"stylesheet"</text:span><text:s/><text:span text:style-name="OrgSrcFontLockVariableNameFace">media</text:span>=<text:span text:style-name="OrgSrcFontLockStringFace">"screen"</text:span>&gt;</text:p>
      <text:p text:style-name="OrgSrcBlock"><text:s/><text:s/><text:s/><text:s/><text:s/><text:s/><text:s/>&lt;<text:span text:style-name="OrgSrcFontLockFunctionNameFace">style</text:span><text:s/><text:span text:style-name="OrgSrcFontLockVariableNameFace">type</text:span>=<text:span text:style-name="OrgSrcFontLockStringFace">"text/css"</text:span>&gt;</text:p>
      <text:p text:style-name="OrgSrcBlock"><text:s/><text:s/><text:s/><text:s/><text:s/><text:s/><text:s/><text:s/><text:s/>.container<text:s/>{</text:p>
      <text:p text:style-name="OrgSrcBlock"><text:s/><text:s/><text:s/><text:s/><text:s/><text:s/><text:s/><text:s/><text:s/><text:s/><text:s/>max-width:<text:s/>900px;</text:p>
      <text:p text:style-name="OrgSrcBlock"><text:s/><text:s/><text:s/><text:s/><text:s/><text:s/><text:s/><text:s/><text:s/><text:s/><text:s/>padding-top:<text:s/>10px;</text:p>
      <text:p text:style-name="OrgSrcBlock"><text:s/><text:s/><text:s/><text:s/><text:s/><text:s/><text:s/><text:s/><text:s/>}</text:p>
      <text:p text:style-name="OrgSrcBlock"><text:s/><text:s/><text:s/><text:s/><text:s/><text:s/><text:s/><text:s/><text:s/>h2<text:s/>{color:<text:s/>red;}</text:p>
      <text:p text:style-name="OrgSrcBlock"><text:s/><text:s/><text:s/><text:s/><text:s/><text:s/><text:s/>&lt;/<text:span text:style-name="OrgSrcFontLockFunctionNameFace">style</text:span>&gt;</text:p>
      <text:p text:style-name="OrgSrcBlock"/>
      <text:p text:style-name="OrgSrcBlock"><text:s/><text:s/><text:s/><text:s/><text:s/><text:s/><text:s/><text:span text:style-name="OrgSrcFontLockCommentDelimiterFace">&lt;</text:span><text:span text:style-name="OrgSrcFontLockCommentDelimiterFace">!--<text:s/></text:span><text:span text:style-name="OrgSrcFontLockCommentFace">will<text:s/>use<text:s/>nav-link<text:s/>macro<text:s/>to<text:s/>highlight<text:s/>the<text:s/>one<text:s/>that<text:s/>we<text:s/>are<text:s/>on<text:s/></text:span><text:span text:style-name="OrgSrcFontLockCommentDelimiterFace">--</text:span><text:span text:style-name="OrgSrcFontLockCommentDelimiterFace">&gt;</text:span></text:p>
      <text:p text:style-name="OrgSrcBlock"><text:s/><text:s/><text:s/><text:s/><text:s/><text:s/><text:s/>{%<text:s/>from<text:s/><text:span text:style-name="OrgSrcFontLockStringFace">"NavMacro.html"</text:span><text:s/>import<text:s/>nav_link<text:s/>with<text:s/>context<text:s/>%}</text:p>
      <text:p text:style-name="OrgSrcBlock"/>
      <text:p text:style-name="OrgSrcBlock"><text:s/><text:s/><text:s/><text:s/>&lt;<text:span text:style-name="OrgSrcFontLockFunctionNameFace">nav</text:span><text:s/><text:span text:style-name="OrgSrcFontLockVariableNameFace">class</text:span>=<text:span text:style-name="OrgSrcFontLockStringFace">"navbar<text:s/>navbar-inverse"</text:span><text:s/><text:span text:style-name="OrgSrcFontLockVariableNameFace">role</text:span>=<text:span text:style-name="OrgSrcFontLockStringFace">"navigation"</text:span>&gt;</text:p>
      <text:p text:style-name="OrgSrcBlock"><text:s/><text:s/><text:s/><text:s/><text:s/>&lt;<text:span text:style-name="OrgSrcFontLockFunctionNameFace">div</text:span><text:s/><text:span text:style-name="OrgSrcFontLockVariableNameFace">class</text:span>=<text:span text:style-name="OrgSrcFontLockStringFace">"container-fluid"</text:span>&gt;</text:p>
      <text:p text:style-name="OrgSrcBlock"><text:s/><text:s/><text:s/><text:s/><text:s/><text:s/><text:s/>&lt;<text:span text:style-name="OrgSrcFontLockFunctionNameFace">div</text:span><text:s/><text:span text:style-name="OrgSrcFontLockVariableNameFace">class</text:span>=<text:span text:style-name="OrgSrcFontLockStringFace">"navbar-header"</text:span>&gt;</text:p>
      <text:p text:style-name="OrgSrcBlock"><text:s/><text:s/><text:s/><text:s/><text:s/><text:s/><text:s/><text:s/><text:s/>&lt;<text:span text:style-name="OrgSrcFontLockFunctionNameFace">button</text:span><text:s/><text:span text:style-name="OrgSrcFontLockVariableNameFace">type</text:span>=<text:span text:style-name="OrgSrcFontLockStringFace">"button"</text:span><text:s/><text:span text:style-name="OrgSrcFontLockVariableNameFace">class</text:span>=<text:span text:style-name="OrgSrcFontLockStringFace">"navbar-toggle"</text:span><text:s/><text:span text:style-name="OrgSrcFontLockVariableNameFace">data-toggle</text:span>=<text:span text:style-name="OrgSrcFontLockStringFace">"collapse"</text:span><text:s/><text:span text:style-name="OrgSrcFontLockVariableNameFace">data-target</text:span>=<text:span text:style-name="OrgSrcFontLockStringFace">"#bs-example-navbar-collapse-1"</text:span>&gt;</text:p>
      <text:p text:style-name="OrgSrcBlock"><text:s/><text:s/><text:s/><text:s/><text:s/><text:s/><text:s/><text:s/><text:s/><text:s/><text:s/>&lt;<text:span text:style-name="OrgSrcFontLockFunctionNameFace">span</text:span><text:s/><text:span text:style-name="OrgSrcFontLockVariableNameFace">class</text:span>=<text:span text:style-name="OrgSrcFontLockStringFace">"sr-only"</text:span>&gt;Toggle<text:s/>navigation&lt;/<text:span text:style-name="OrgSrcFontLockFunctionNameFace">span</text:span>&gt;</text:p>
      <text:p text:style-name="OrgSrcBlock"><text:s/><text:s/><text:s/><text:s/><text:s/><text:s/><text:s/><text:s/><text:s/><text:s/><text:s/>&lt;<text:span text:style-name="OrgSrcFontLockFunctionNameFace">span</text:span><text:s/><text:span text:style-name="OrgSrcFontLockVariableNameFace">class</text:span>=<text:span text:style-name="OrgSrcFontLockStringFace">"icon-bar"</text:span>&gt;&lt;/<text:span text:style-name="OrgSrcFontLockFunctionNameFace">span</text:span>&gt;</text:p>
      <text:p text:style-name="OrgSrcBlock"><text:s/><text:s/><text:s/><text:s/><text:s/><text:s/><text:s/><text:s/><text:s/><text:s/><text:s/>&lt;<text:span text:style-name="OrgSrcFontLockFunctionNameFace">span</text:span><text:s/><text:span text:style-name="OrgSrcFontLockVariableNameFace">class</text:span>=<text:span text:style-name="OrgSrcFontLockStringFace">"icon-bar"</text:span>&gt;&lt;/<text:span text:style-name="OrgSrcFontLockFunctionNameFace">span</text:span>&gt;</text:p>
      <text:p text:style-name="OrgSrcBlock"><text:s/><text:s/><text:s/><text:s/><text:s/><text:s/><text:s/><text:s/><text:s/><text:s/><text:s/>&lt;<text:span text:style-name="OrgSrcFontLockFunctionNameFace">span</text:span><text:s/><text:span text:style-name="OrgSrcFontLockVariableNameFace">class</text:span>=<text:span text:style-name="OrgSrcFontLockStringFace">"icon-bar"</text:span>&gt;&lt;/<text:span text:style-name="OrgSrcFontLockFunctionNameFace">span</text:span>&gt;</text:p>
      <text:p text:style-name="OrgSrcBlock"><text:s/><text:s/><text:s/><text:s/><text:s/><text:s/><text:s/><text:s/><text:s/>&lt;/<text:span text:style-name="OrgSrcFontLockFunctionNameFace">button</text:span>&gt;</text:p>
      <text:p text:style-name="OrgSrcBlock"><text:s/><text:s/><text:s/><text:s/><text:s/><text:s/><text:s/><text:s/><text:s/>&lt;<text:span text:style-name="OrgSrcFontLockFunctionNameFace">a</text:span><text:s/><text:span text:style-name="OrgSrcFontLockVariableNameFace">class</text:span>=<text:span text:style-name="OrgSrcFontLockStringFace">"navbar-brand"</text:span><text:s/><text:span text:style-name="OrgSrcFontLockVariableNameFace">href</text:span>=<text:span text:style-name="OrgSrcFontLockStringFace">"/index"</text:span>&gt;Home&lt;/<text:span text:style-name="OrgSrcFontLockFunctionNameFace">a</text:span>&gt;</text:p>
      <text:p text:style-name="OrgSrcBlock"><text:s/><text:s/><text:s/><text:s/><text:s/><text:s/><text:s/>&lt;/<text:span text:style-name="OrgSrcFontLockFunctionNameFace">div</text:span>&gt;</text:p>
      <text:p text:style-name="OrgSrcBlock"/>
      <text:p text:style-name="OrgSrcBlock"><text:s/><text:s/><text:s/><text:s/><text:s/><text:s/><text:s/>&lt;<text:span text:style-name="OrgSrcFontLockFunctionNameFace">div</text:span><text:s/><text:span text:style-name="OrgSrcFontLockVariableNameFace">class</text:span>=<text:span text:style-name="OrgSrcFontLockStringFace">"collapse<text:s/>navbar-collapse"</text:span><text:s/><text:span text:style-name="OrgSrcFontLockVariableNameFace">id</text:span>=<text:span text:style-name="OrgSrcFontLockStringFace">"bs-example-navbar-collapse-1"</text:span>&gt;</text:p>
      <text:p text:style-name="OrgSrcBlock"><text:s/><text:s/><text:s/><text:s/><text:s/><text:s/><text:s/><text:s/><text:s/>&lt;<text:span text:style-name="OrgSrcFontLockFunctionNameFace">ul</text:span><text:s/><text:span text:style-name="OrgSrcFontLockVariableNameFace">class</text:span>=<text:span text:style-name="OrgSrcFontLockStringFace">"nav<text:s/>navbar-nav"</text:span>&gt;</text:p>
      <text:p text:style-name="OrgSrcBlock"><text:s/><text:s/><text:s/><text:s/><text:s/><text:s/><text:s/><text:s/><text:s/><text:s/><text:s/>&lt;<text:span text:style-name="OrgSrcFontLockFunctionNameFace">li</text:span><text:s/><text:span text:style-name="OrgSrcFontLockVariableNameFace">class</text:span>=<text:span text:style-name="OrgSrcFontLockStringFace">"active"</text:span>&gt;&lt;<text:span text:style-name="OrgSrcFontLockFunctionNameFace">a</text:span><text:s/><text:span text:style-name="OrgSrcFontLockVariableNameFace">href</text:span>=<text:span text:style-name="OrgSrcFontLockStringFace">"/login"</text:span>&gt;Login&lt;/<text:span text:style-name="OrgSrcFontLockFunctionNameFace">a</text:span>&gt;&lt;/<text:span text:style-name="OrgSrcFontLockFunctionNameFace">li</text:span>&gt;</text:p>
      <text:p text:style-name="OrgSrcBlock"><text:s/><text:s/><text:s/><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editor"</text:span>&gt;Editor&lt;/<text:span text:style-name="OrgSrcFontLockFunctionNameFace">a</text:span>&gt;&lt;/<text:span text:style-name="OrgSrcFontLockFunctionNameFace">li</text:span>&gt;</text:p>
      <text:p text:style-name="OrgSrcBlock"><text:s/><text:s/><text:s/><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showPg"</text:span>&gt;ShowPg&lt;/<text:span text:style-name="OrgSrcFontLockFunctionNameFace">a</text:span>&gt;&lt;/<text:span text:style-name="OrgSrcFontLockFunctionNameFace">li</text:span>&gt;</text:p>
      <text:p text:style-name="OrgSrcBlock"><text:s/><text:s/><text:s/><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showall"</text:span>&gt;Showall<text:s/>&lt;/<text:span text:style-name="OrgSrcFontLockFunctionNameFace">a</text:span>&gt;&lt;/<text:span text:style-name="OrgSrcFontLockFunctionNameFace">li</text:span>&gt;</text:p>
      <text:p text:style-name="OrgSrcBlock"><text:s/><text:s/><text:s/><text:s/><text:s/><text:s/><text:s/><text:s/><text:s/>&lt;/<text:span text:style-name="OrgSrcFontLockFunctionNameFace">ul</text:span>&gt;</text:p>
      <text:p text:style-name="OrgSrcBlock"/>
      <text:p text:style-name="OrgSrcBlock"><text:s/><text:s/><text:s/><text:s/><text:s/><text:s/><text:s/><text:s/><text:s/><text:span text:style-name="OrgSrcFontLockCommentDelimiterFace">&lt;</text:span><text:span text:style-name="OrgSrcFontLockCommentDelimiterFace">!--<text:s/></text:span><text:span text:style-name="OrgSrcFontLockCommentFace">search<text:s/>mechanism</text:span></text:p>
      <text:p text:style-name="OrgSrcBlock"><text:span text:style-name="OrgSrcFontLockCommentFace"><text:s/><text:s/><text:s/><text:s/><text:s/><text:s/><text:s/><text:s/><text:s/>&lt;form<text:s/>class=</text:span><text:span text:style-name="OrgSrcFontLockCommentFace">"</text:span><text:span text:style-name="OrgSrcFontLockCommentFace">navbar-form<text:s/>navbar-left</text:span><text:span text:style-name="OrgSrcFontLockCommentFace">"</text:span><text:span text:style-name="OrgSrcFontLockCommentFace"><text:s/>role=</text:span><text:span text:style-name="OrgSrcFontLockCommentFace">"</text:span><text:span text:style-name="OrgSrcFontLockCommentFace">search</text:span><text:span text:style-name="OrgSrcFontLockCommentFace">"</text:span><text:span text:style-name="OrgSrcFontLockCommentFace">&gt;</text:span></text:p>
      <text:p text:style-name="OrgSrcBlock"><text:span text:style-name="OrgSrcFontLockCommentFace"><text:s/><text:s/><text:s/><text:s/><text:s/><text:s/><text:s/><text:s/><text:s/><text:s/><text:s/>&lt;div<text:s/>class=</text:span><text:span text:style-name="OrgSrcFontLockCommentFace">"</text:span><text:span text:style-name="OrgSrcFontLockCommentFace">form-group</text:span><text:span text:style-name="OrgSrcFontLockCommentFace">"</text:span><text:span text:style-name="OrgSrcFontLockCommentFace">&gt;</text:span></text:p>
      <text:p text:style-name="OrgSrcBlock"><text:span text:style-name="OrgSrcFontLockCommentFace"><text:s/><text:s/><text:s/><text:s/><text:s/><text:s/><text:s/><text:s/><text:s/><text:s/><text:s/><text:s/><text:s/>&lt;input<text:s/>type=</text:span><text:span text:style-name="OrgSrcFontLockCommentFace">"</text:span><text:span text:style-name="OrgSrcFontLockCommentFace">text</text:span><text:span text:style-name="OrgSrcFontLockCommentFace">"</text:span><text:span text:style-name="OrgSrcFontLockCommentFace"><text:s/>class=</text:span><text:span text:style-name="OrgSrcFontLockCommentFace">"</text:span><text:span text:style-name="OrgSrcFontLockCommentFace">form-control</text:span><text:span text:style-name="OrgSrcFontLockCommentFace">"</text:span><text:span text:style-name="OrgSrcFontLockCommentFace"><text:s/>placeholder=</text:span><text:span text:style-name="OrgSrcFontLockCommentFace">"</text:span><text:span text:style-name="OrgSrcFontLockCommentFace">Search</text:span><text:span text:style-name="OrgSrcFontLockCommentFace">"</text:span><text:span text:style-name="OrgSrcFontLockCommentFace">&gt;</text:span></text:p>
      <text:p text:style-name="OrgSrcBlock"><text:span text:style-name="OrgSrcFontLockCommentFace"><text:s/><text:s/><text:s/><text:s/><text:s/><text:s/><text:s/><text:s/><text:s/><text:s/><text:s/>&lt;/div&gt;</text:span></text:p>
      <text:p text:style-name="OrgSrcBlock"><text:span text:style-name="OrgSrcFontLockCommentFace"><text:s/><text:s/><text:s/><text:s/><text:s/><text:s/><text:s/><text:s/><text:s/><text:s/><text:s/>&lt;button<text:s/>type=</text:span><text:span text:style-name="OrgSrcFontLockCommentFace">"</text:span><text:span text:style-name="OrgSrcFontLockCommentFace">submit</text:span><text:span text:style-name="OrgSrcFontLockCommentFace">"</text:span><text:span text:style-name="OrgSrcFontLockCommentFace"><text:s/>class=</text:span><text:span text:style-name="OrgSrcFontLockCommentFace">"</text:span><text:span text:style-name="OrgSrcFontLockCommentFace">btn<text:s/>btn-default</text:span><text:span text:style-name="OrgSrcFontLockCommentFace">"</text:span><text:span text:style-name="OrgSrcFontLockCommentFace">&gt;Submit&lt;/button&gt;</text:span></text:p>
      <text:p text:style-name="OrgSrcBlock"><text:span text:style-name="OrgSrcFontLockCommentFace"><text:s/><text:s/><text:s/><text:s/><text:s/><text:s/><text:s/><text:s/><text:s/>&lt;/form&gt;</text:span></text:p>
      <text:p text:style-name="OrgSrcBlock"><text:span text:style-name="OrgSrcFontLockCommentFace"><text:s/><text:s/><text:s/><text:s/><text:s/><text:s/><text:s/><text:s/><text:s/>//</text:span><text:span text:style-name="OrgSrcFontLockCommentDelimiterFace">--</text:span><text:span text:style-name="OrgSrcFontLockCommentDelimiterFace">&gt;</text:span></text:p>
      <text:p text:style-name="OrgSrcBlock"/>
      <text:p text:style-name="OrgSrcBlock"><text:s/><text:s/><text:s/><text:s/><text:s/><text:s/><text:s/><text:s/><text:s/>&lt;<text:span text:style-name="OrgSrcFontLockFunctionNameFace">ul</text:span><text:s/><text:span text:style-name="OrgSrcFontLockVariableNameFace">class</text:span>=<text:span text:style-name="OrgSrcFontLockStringFace">"nav<text:s/>navbar-nav<text:s/>navbar-right"</text:span>&gt;</text:p>
      <text:p text:style-name="OrgSrcBlock"><text:s/><text:s/><text:s/><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text:span>&gt;DefineSweet&lt;/<text:span text:style-name="OrgSrcFontLockFunctionNameFace">a</text:span>&gt;&lt;/<text:span text:style-name="OrgSrcFontLockFunctionNameFace">li</text:span>&gt;</text:p>
      <text:p text:style-name="OrgSrcBlock"><text:s/><text:s/><text:s/><text:s/><text:s/><text:s/><text:s/><text:s/><text:s/><text:s/><text:s/>&lt;<text:span text:style-name="OrgSrcFontLockFunctionNameFace">li</text:span><text:s/><text:span text:style-name="OrgSrcFontLockVariableNameFace">class</text:span>=<text:span text:style-name="OrgSrcFontLockStringFace">"dropdown"</text:span>&gt;</text:p>
      <text:p text:style-name="OrgSrcBlock"><text:s/><text:s/><text:s/><text:s/><text:s/><text:s/><text:s/><text:s/><text:s/><text:s/><text:s/><text:s/><text:s/>&lt;<text:span text:style-name="OrgSrcFontLockFunctionNameFace">a</text:span><text:s/><text:span text:style-name="OrgSrcFontLockVariableNameFace">href</text:span>=<text:span text:style-name="OrgSrcFontLockStringFace">"#"</text:span><text:s/><text:span text:style-name="OrgSrcFontLockVariableNameFace">class</text:span>=<text:span text:style-name="OrgSrcFontLockStringFace">"dropdown-toggle"</text:span><text:s/><text:span text:style-name="OrgSrcFontLockVariableNameFace">data-toggle</text:span>=<text:span text:style-name="OrgSrcFontLockStringFace">"dropdown"</text:span>&gt;User&lt;<text:span text:style-name="OrgSrcFontLockFunctionNameFace">b</text:span><text:s/><text:span text:style-name="OrgSrcFontLockVariableNameFace">class</text:span>=<text:span text:style-name="OrgSrcFontLockStringFace">"caret"</text:span>&gt;&lt;/<text:span text:style-name="OrgSrcFontLockFunctionNameFace">b</text:span>&gt;&lt;/<text:span text:style-name="OrgSrcFontLockFunctionNameFace">a</text:span>&gt;</text:p>
      <text:p text:style-name="OrgSrcBlock"><text:s/><text:s/><text:s/><text:s/><text:s/><text:s/><text:s/><text:s/><text:s/><text:s/><text:s/><text:s/><text:s/>&lt;<text:span text:style-name="OrgSrcFontLockFunctionNameFace">ul</text:span><text:s/><text:span text:style-name="OrgSrcFontLockVariableNameFace">class</text:span>=<text:span text:style-name="OrgSrcFontLockStringFace">"dropdown-menu"</text:span>&gt;</text:p>
      <text:p text:style-name="OrgSrcBlock"><text:s/><text:s/><text:s/><text:s/><text:s/><text:s/><text:s/><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login"</text:span>&gt;Login&lt;/<text:span text:style-name="OrgSrcFontLockFunctionNameFace">a</text:span>&gt;&lt;/<text:span text:style-name="OrgSrcFontLockFunctionNameFace">li</text:span>&gt;</text:p>
      <text:p text:style-name="OrgSrcBlock"><text:s/><text:s/><text:s/><text:s/><text:s/><text:s/><text:s/><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text:span>&gt;About&lt;/<text:span text:style-name="OrgSrcFontLockFunctionNameFace">a</text:span>&gt;&lt;/<text:span text:style-name="OrgSrcFontLockFunctionNameFace">li</text:span>&gt;</text:p>
      <text:p text:style-name="OrgSrcBlock"><text:s/><text:s/><text:s/><text:s/><text:s/><text:s/><text:s/><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text:span>&gt;Action<text:s/>1&lt;/<text:span text:style-name="OrgSrcFontLockFunctionNameFace">a</text:span>&gt;&lt;/<text:span text:style-name="OrgSrcFontLockFunctionNameFace">li</text:span>&gt;</text:p>
      <text:p text:style-name="OrgSrcBlock"><text:s/><text:s/><text:s/><text:s/><text:s/><text:s/><text:s/><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text:span>&gt;Action<text:s/>2&lt;/<text:span text:style-name="OrgSrcFontLockFunctionNameFace">a</text:span>&gt;&lt;/<text:span text:style-name="OrgSrcFontLockFunctionNameFace">li</text:span>&gt;</text:p>
      <text:p text:style-name="OrgSrcBlock"><text:s/><text:s/><text:s/><text:s/><text:s/><text:s/><text:s/><text:s/><text:s/><text:s/><text:s/><text:s/><text:s/><text:s/><text:s/>&lt;<text:span text:style-name="OrgSrcFontLockFunctionNameFace">li</text:span><text:s/><text:span text:style-name="OrgSrcFontLockVariableNameFace">class</text:span>=<text:span text:style-name="OrgSrcFontLockStringFace">"divider"</text:span>&gt;&lt;/<text:span text:style-name="OrgSrcFontLockFunctionNameFace">li</text:span>&gt;</text:p>
      <text:p text:style-name="OrgSrcBlock"><text:s/><text:s/><text:s/><text:s/><text:s/><text:s/><text:s/><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logout"</text:span>&gt;Signout&lt;/<text:span text:style-name="OrgSrcFontLockFunctionNameFace">a</text:span>&gt;&lt;/<text:span text:style-name="OrgSrcFontLockFunctionNameFace">li</text:span>&gt;</text:p>
      <text:p text:style-name="OrgSrcBlock"><text:s/><text:s/><text:s/><text:s/><text:s/><text:s/><text:s/><text:s/><text:s/><text:s/><text:s/><text:s/><text:s/>&lt;/<text:span text:style-name="OrgSrcFontLockFunctionNameFace">ul</text:span>&gt;</text:p>
      <text:p text:style-name="OrgSrcBlock"><text:s/><text:s/><text:s/><text:s/><text:s/><text:s/><text:s/><text:s/><text:s/><text:s/><text:s/>&lt;/<text:span text:style-name="OrgSrcFontLockFunctionNameFace">li</text:span>&gt;</text:p>
      <text:p text:style-name="OrgSrcBlock"><text:s/><text:s/><text:s/><text:s/><text:s/><text:s/><text:s/><text:s/><text:s/>&lt;/<text:span text:style-name="OrgSrcFontLockFunctionNameFace">ul</text:span>&gt;</text:p>
      <text:p text:style-name="OrgSrcBlock"><text:s/><text:s/><text:s/><text:s/><text:s/><text:s/><text:s/>&lt;/<text:span text:style-name="OrgSrcFontLockFunctionNameFace">div</text:span>&gt;<text:span text:style-name="OrgSrcFontLockCommentDelimiterFace">&lt;</text:span><text:span text:style-name="OrgSrcFontLockCommentDelimiterFace">!--<text:s/></text:span><text:span text:style-name="OrgSrcFontLockCommentFace">/.navbar-collapse<text:s/></text:span><text:span text:style-name="OrgSrcFontLockCommentDelimiterFace">--</text:span><text:span text:style-name="OrgSrcFontLockCommentDelimiterFace">&gt;</text:span></text:p>
      <text:p text:style-name="OrgSrcBlock"><text:s/><text:s/><text:s/><text:s/><text:s/>&lt;/<text:span text:style-name="OrgSrcFontLockFunctionNameFace">div</text:span>&gt;<text:span text:style-name="OrgSrcFontLockCommentDelimiterFace">&lt;</text:span><text:span text:style-name="OrgSrcFontLockCommentDelimiterFace">!--<text:s/></text:span><text:span text:style-name="OrgSrcFontLockCommentFace">/.container-fluid<text:s/></text:span><text:span text:style-name="OrgSrcFontLockCommentDelimiterFace">--</text:span><text:span text:style-name="OrgSrcFontLockCommentDelimiterFace">&gt;</text:span></text:p>
      <text:p text:style-name="OrgSrcBlock"><text:s/><text:s/><text:s/>&lt;/<text:span text:style-name="OrgSrcFontLockFunctionNameFace">nav</text:span>&gt;</text:p>
      <text:p text:style-name="OrgSrcBlock"><text:s/><text:s/><text:s/>&lt;<text:span text:style-name="OrgSrcFontLockFunctionNameFace">link</text:span><text:s/>rel=stylesheet<text:s/>type=text/css<text:s/><text:span text:style-name="OrgSrcFontLockVariableNameFace">href</text:span>=<text:span text:style-name="OrgSrcFontLockStringFace">"{{<text:s/>url_for('static',<text:s/>filename='css/style.css')<text:s/>}}"</text:span>&gt;</text:p>
      <text:p text:style-name="OrgSrcBlock"><text:s/><text:s/><text:s/>&lt;<text:span text:style-name="OrgSrcFontLockFunctionNameFace">head</text:span>&gt;<text:s/></text:p>
      <text:p text:style-name="OrgSrcBlock"><text:s/><text:s/><text:s/><text:s/><text:s/><text:s/>{%<text:s/>if<text:s/>title<text:s/>%}</text:p>
      <text:p text:style-name="OrgSrcBlock"><text:s/><text:s/><text:s/><text:s/><text:s/><text:s/><text:s/><text:s/><text:s/>&lt;<text:span text:style-name="OrgSrcFontLockFunctionNameFace">title</text:span>&gt;<text:span text:style-name="OrgSrcBold"><text:s/>SWeeTapp<text:s/>-<text:s/>{{<text:s/>title<text:s/>}}<text:s/></text:span>&lt;/<text:span text:style-name="OrgSrcFontLockFunctionNameFace">title</text:span>&gt;</text:p>
      <text:p text:style-name="OrgSrcBlock"><text:s/><text:s/><text:s/><text:s/><text:s/><text:s/>{%<text:s/>else<text:s/>%}</text:p>
      <text:p text:style-name="OrgSrcBlock"><text:s/><text:s/><text:s/><text:s/><text:s/><text:s/><text:s/><text:s/><text:s/>&lt;<text:span text:style-name="OrgSrcFontLockFunctionNameFace">title</text:span>&gt;<text:span text:style-name="OrgSrcBold"><text:s/>SWeeTapp<text:s/></text:span>&lt;/<text:span text:style-name="OrgSrcFontLockFunctionNameFace">title</text:span>&gt;</text:p>
      <text:p text:style-name="OrgSrcBlock"><text:s/><text:s/><text:s/><text:s/><text:s/><text:s/>{%<text:s/>endif<text:s/>%}<text:s/><text:s/><text:s/><text:s/><text:s/></text:p>
      <text:p text:style-name="OrgSrcBlock"><text:s/><text:s/><text:s/>&lt;/<text:span text:style-name="OrgSrcFontLockFunctionNameFace">head</text:span>&gt;</text:p>
      <text:p text:style-name="OrgSrcBlock"/>
      <text:p text:style-name="OrgSrcBlock"><text:s/><text:s/><text:s/>&lt;<text:span text:style-name="OrgSrcFontLockFunctionNameFace">meta</text:span><text:s/><text:span text:style-name="OrgSrcFontLockVariableNameFace">http-equiv</text:span>=<text:span text:style-name="OrgSrcFontLockStringFace">"X-UA-Compatible"</text:span><text:s/><text:span text:style-name="OrgSrcFontLockVariableNameFace">content</text:span>=<text:span text:style-name="OrgSrcFontLockStringFace">"IE=Edge"</text:span>&gt;</text:p>
      <text:p text:style-name="OrgSrcBlock"><text:s/><text:s/><text:s/>&lt;<text:span text:style-name="OrgSrcFontLockFunctionNameFace">script</text:span><text:s/><text:span text:style-name="OrgSrcFontLockVariableNameFace">src</text:span>=<text:span text:style-name="OrgSrcFontLockStringFace">"{{<text:s/>config.PERSONA_JS<text:s/>}}"</text:span>&gt;&lt;/<text:span text:style-name="OrgSrcFontLockFunctionNameFace">script</text:span>&gt;</text:p>
      <text:p text:style-name="OrgSrcBlock"><text:s/><text:s/><text:s/>&lt;<text:span text:style-name="OrgSrcFontLockFunctionNameFace">script</text:span><text:s/><text:span text:style-name="OrgSrcFontLockVariableNameFace">src</text:span>=<text:span text:style-name="OrgSrcFontLockStringFace">"//ajax.googleapis.com/ajax/libs/jquery/1.10.1/jquery.min.js"</text:span>&gt;&lt;/<text:span text:style-name="OrgSrcFontLockFunctionNameFace">script</text:span>&gt;</text:p>
      <text:p text:style-name="OrgSrcBlock"><text:s/><text:s/><text:s/>&lt;<text:span text:style-name="OrgSrcFontLockFunctionNameFace">script</text:span>&gt;</text:p>
      <text:p text:style-name="OrgSrcBlock"><text:s/><text:s/><text:s/><text:s/><text:s/>/*<text:s/>the<text:s/>url<text:s/>root<text:s/>is<text:s/>useful<text:s/>for<text:s/>doing<text:s/>HTTP<text:s/>requests<text:s/>*/</text:p>
      <text:p text:style-name="OrgSrcBlock"><text:s/><text:s/><text:s/><text:s/><text:s/>var<text:s/>$URL_ROOT<text:s/>=<text:s/>{{<text:s/>request.url_root|tojson<text:s/>}};</text:p>
      <text:p text:style-name="OrgSrcBlock"><text:s/><text:s/><text:s/><text:s/><text:s/>/*<text:s/>we<text:s/>store<text:s/>the<text:s/>current<text:s/>user<text:s/>here<text:s/>so<text:s/>that<text:s/>the<text:s/>persona</text:p>
      <text:p text:style-name="OrgSrcBlock"><text:s/><text:s/><text:s/><text:s/><text:s/><text:s/><text:s/><text:s/>javascript<text:s/>support<text:s/>knows<text:s/>about<text:s/>the<text:s/>current<text:s/>user<text:s/>*/</text:p>
      <text:p text:style-name="OrgSrcBlock"><text:s/><text:s/><text:s/><text:s/><text:s/>var<text:s/>$CURRENT_USER<text:s/>=<text:s/>{{<text:s/>g.user|tojson<text:s/>}};</text:p>
      <text:p text:style-name="OrgSrcBlock"><text:s/><text:s/><text:s/>&lt;/<text:span text:style-name="OrgSrcFontLockFunctionNameFace">script</text:span>&gt;</text:p>
      <text:p text:style-name="OrgSrcBlock"><text:s/><text:s/><text:s/>&lt;<text:span text:style-name="OrgSrcFontLockFunctionNameFace">script</text:span><text:s/><text:span text:style-name="OrgSrcFontLockVariableNameFace">src</text:span>=<text:span text:style-name="OrgSrcFontLockStringFace">"{{<text:s/>url_for('static',<text:s/>filename='js/persona.js')<text:s/>}}"</text:span>&gt;&lt;/<text:span text:style-name="OrgSrcFontLockFunctionNameFace">script</text:span>&gt;</text:p>
      <text:p text:style-name="OrgSrcBlock"><text:s/><text:s/><text:s/>&lt;<text:span text:style-name="OrgSrcFontLockFunctionNameFace">link</text:span><text:s/><text:span text:style-name="OrgSrcFontLockVariableNameFace">rel</text:span>=<text:span text:style-name="OrgSrcFontLockStringFace">"stylesheet"</text:span><text:s/><text:span text:style-name="OrgSrcFontLockVariableNameFace">href</text:span>=<text:span text:style-name="OrgSrcFontLockStringFace">"{{<text:s/>url_for('static',<text:s/>filename='css/style.css')<text:s/>}}"</text:span>&gt;<text:s/><text:s/></text:p>
      <text:p text:style-name="OrgSrcBlock"/>
      <text:p text:style-name="OrgSrcBlock"><text:s/><text:s/><text:s/>&lt;<text:span text:style-name="OrgSrcFontLockFunctionNameFace">header</text:span>&gt;</text:p>
      <text:p text:style-name="OrgSrcBlock"><text:s/><text:s/><text:s/><text:s/><text:s/><text:s/>&lt;<text:span text:style-name="OrgSrcFontLockFunctionNameFace">h1</text:span>&gt;<text:span text:style-name="OrgSrcBold">SweetSai<text:s/></text:span>&lt;/<text:span text:style-name="OrgSrcFontLockFunctionNameFace">h1</text:span>&gt;</text:p>
      <text:p text:style-name="OrgSrcBlock"><text:s/><text:s/><text:s/><text:s/><text:s/><text:s/>&lt;<text:span text:style-name="OrgSrcFontLockFunctionNameFace">div</text:span><text:s/><text:span text:style-name="OrgSrcFontLockVariableNameFace">class</text:span>=<text:span text:style-name="OrgSrcFontLockStringFace">"authbar"</text:span>&gt;</text:p>
      <text:p text:style-name="OrgSrcBlock"><text:s/><text:s/><text:s/><text:s/><text:s/><text:s/><text:s/><text:s/>{%<text:s/>if<text:s/>g.user<text:s/>%}</text:p>
      <text:p text:style-name="OrgSrcBlock"><text:s/><text:s/><text:s/><text:s/><text:s/><text:s/><text:s/><text:s/><text:s/><text:s/>Signed<text:s/>in<text:s/>as<text:s/>&lt;<text:span text:style-name="OrgSrcFontLockFunctionNameFace">em</text:span>&gt;<text:span text:style-name="OrgSrcItalic">{{<text:s/>g.user<text:s/>}}</text:span>&lt;/<text:span text:style-name="OrgSrcFontLockFunctionNameFace">em</text:span>&gt;</text:p>
      <text:p text:style-name="OrgSrcBlock"><text:s/><text:s/><text:s/><text:s/><text:s/><text:s/><text:s/><text:s/><text:s/><text:s/>(&lt;<text:span text:style-name="OrgSrcFontLockFunctionNameFace">a</text:span><text:s/><text:span text:style-name="OrgSrcFontLockVariableNameFace">href</text:span>=<text:span text:style-name="OrgSrcFontLockStringFace">"#"</text:span><text:s/><text:span text:style-name="OrgSrcFontLockVariableNameFace">class</text:span>=<text:span text:style-name="OrgSrcFontLockStringFace">"signout"</text:span>&gt;Sign<text:s/>out&lt;/<text:span text:style-name="OrgSrcFontLockFunctionNameFace">a</text:span>&gt;)</text:p>
      <text:p text:style-name="OrgSrcBlock"><text:s/><text:s/><text:s/><text:s/><text:s/><text:s/><text:s/><text:s/>{%<text:s/>else<text:s/>%}</text:p>
      <text:p text:style-name="OrgSrcBlock"><text:s/><text:s/><text:s/><text:s/><text:s/><text:s/><text:s/><text:s/><text:s/><text:s/>Not<text:s/>signed<text:s/>in.<text:s/>&lt;<text:span text:style-name="OrgSrcFontLockFunctionNameFace">a</text:span><text:s/><text:span text:style-name="OrgSrcFontLockVariableNameFace">href</text:span>=<text:span text:style-name="OrgSrcFontLockStringFace">"#"</text:span><text:s/><text:span text:style-name="OrgSrcFontLockVariableNameFace">class</text:span>=<text:span text:style-name="OrgSrcFontLockStringFace">"signin"</text:span>&gt;Sign<text:s/>in&lt;/<text:span text:style-name="OrgSrcFontLockFunctionNameFace">a</text:span>&gt;</text:p>
      <text:p text:style-name="OrgSrcBlock"><text:s/><text:s/><text:s/><text:s/><text:s/><text:s/><text:s/><text:s/>{%<text:s/>endif<text:s/>%}</text:p>
      <text:p text:style-name="OrgSrcBlock"><text:s/><text:s/><text:s/><text:s/><text:s/><text:s/>&lt;/<text:span text:style-name="OrgSrcFontLockFunctionNameFace">div</text:span>&gt;</text:p>
      <text:p text:style-name="OrgSrcBlock"><text:s/><text:s/><text:s/>&lt;/<text:span text:style-name="OrgSrcFontLockFunctionNameFace">header</text:span>&gt;</text:p>
      <text:p text:style-name="OrgSrcBlock"/>
      <text:p text:style-name="OrgSrcBlock"><text:s/><text:s/><text:s/>&lt;<text:span text:style-name="OrgSrcFontLockFunctionNameFace">body</text:span>&gt;</text:p>
      <text:p text:style-name="OrgSrcBlock"><text:s/><text:s/><text:s/><text:s/><text:s/>&lt;<text:span text:style-name="OrgSrcFontLockFunctionNameFace">div</text:span><text:s/><text:span text:style-name="OrgSrcFontLockVariableNameFace">class</text:span>=<text:span text:style-name="OrgSrcFontLockStringFace">"container"</text:span>&gt;</text:p>
      <text:p text:style-name="OrgSrcBlock"><text:s/><text:s/><text:s/><text:s/><text:s/>{%<text:s/>block<text:s/>body<text:s/>%}{%<text:s/>endblock<text:s/>%}</text:p>
      <text:p text:style-name="OrgSrcBlock"><text:s/><text:s/><text:s/><text:s/><text:s/>&lt;/<text:span text:style-name="OrgSrcFontLockFunctionNameFace">div</text:span>&gt;</text:p>
      <text:p text:style-name="OrgSrcBlock"><text:s/><text:s/><text:s/><text:s/><text:s/>&lt;<text:span text:style-name="OrgSrcFontLockFunctionNameFace">script</text:span><text:s/><text:span text:style-name="OrgSrcFontLockVariableNameFace">src</text:span>=<text:span text:style-name="OrgSrcFontLockStringFace">"http://code.jquery.com/jquery-1.10.2.min.js"</text:span>&gt;&lt;/<text:span text:style-name="OrgSrcFontLockFunctionNameFace">script</text:span>&gt;</text:p>
      <text:p text:style-name="OrgSrcBlock"><text:s/><text:s/><text:s/><text:s/><text:s/>&lt;<text:span text:style-name="OrgSrcFontLockFunctionNameFace">script</text:span><text:s/><text:span text:style-name="OrgSrcFontLockVariableNameFace">src</text:span>=<text:span text:style-name="OrgSrcFontLockStringFace">"http://netdna.bootstrapcdn.com/bootstrap/3.0.0/js/bootstrap.min.js"</text:span>&gt;&lt;/<text:span text:style-name="OrgSrcFontLockFunctionNameFace">script</text:span>&gt;</text:p>
      <text:p text:style-name="OrgSrcBlock"><text:s/><text:s/><text:s/>&lt;/<text:span text:style-name="OrgSrcFontLockFunctionNameFace">body</text:span>&gt;</text:p>
      <text:p text:style-name="OrgSrcBlock"/>
      <text:p text:style-name="OrgSrcBlockLastLine">&lt;/<text:span text:style-name="OrgSrcFontLockFunctionNameFace">html</text:span>&gt;</text:p>
      <text:p text:style-name="Text_20_body">
Here is the html content for launching the nav bar

</text:p>
      <text:p text:style-name="OrgSrcBlock"><text:s/><text:s/><text:s/><text:s/>&lt;<text:span text:style-name="OrgSrcFontLockFunctionNameFace">meta</text:span><text:s/><text:span text:style-name="OrgSrcFontLockVariableNameFace">name</text:span>=<text:span text:style-name="OrgSrcFontLockStringFace">"viewport"</text:span><text:s/><text:span text:style-name="OrgSrcFontLockVariableNameFace">content</text:span>=<text:span text:style-name="OrgSrcFontLockStringFace">"width=device-width,<text:s/>initial-scale=1.0"</text:span>&gt;</text:p>
      <text:p text:style-name="OrgSrcBlock"><text:s/><text:s/><text:s/><text:s/>&lt;<text:span text:style-name="OrgSrcFontLockFunctionNameFace">link</text:span><text:s/><text:span text:style-name="OrgSrcFontLockVariableNameFace">href</text:span>=<text:span text:style-name="OrgSrcFontLockStringFace">"http://netdna.bootstrapcdn.com/bootstrap/3.0.0/css/bootstrap.min.css"</text:span><text:s/><text:span text:style-name="OrgSrcFontLockVariableNameFace">rel</text:span>=<text:span text:style-name="OrgSrcFontLockStringFace">"stylesheet"</text:span><text:s/><text:span text:style-name="OrgSrcFontLockVariableNameFace">media</text:span>=<text:span text:style-name="OrgSrcFontLockStringFace">"screen"</text:span>&gt;</text:p>
      <text:p text:style-name="OrgSrcBlock"><text:s/><text:s/><text:s/><text:s/>&lt;<text:span text:style-name="OrgSrcFontLockFunctionNameFace">style</text:span><text:s/><text:span text:style-name="OrgSrcFontLockVariableNameFace">type</text:span>=<text:span text:style-name="OrgSrcFontLockStringFace">"text/css"</text:span>&gt;</text:p>
      <text:p text:style-name="OrgSrcBlock"><text:s/><text:s/><text:s/><text:s/><text:s/><text:s/>.container<text:s/>{</text:p>
      <text:p text:style-name="OrgSrcBlock"><text:s/><text:s/><text:s/><text:s/><text:s/><text:s/><text:s/><text:s/>max-width:<text:s/>900px;</text:p>
      <text:p text:style-name="OrgSrcBlock"><text:s/><text:s/><text:s/><text:s/><text:s/><text:s/><text:s/><text:s/>padding-top:<text:s/>10px;</text:p>
      <text:p text:style-name="OrgSrcBlock"><text:s/><text:s/><text:s/><text:s/><text:s/><text:s/>}</text:p>
      <text:p text:style-name="OrgSrcBlock"><text:s/><text:s/><text:s/><text:s/><text:s/><text:s/>h2<text:s/>{color:<text:s/>red;}</text:p>
      <text:p text:style-name="OrgSrcBlock"><text:s/><text:s/><text:s/><text:s/>&lt;/<text:span text:style-name="OrgSrcFontLockFunctionNameFace">style</text:span>&gt;</text:p>
      <text:p text:style-name="OrgSrcBlock"/>
      <text:p text:style-name="OrgSrcBlock"><text:s/><text:s/><text:s/><text:s/><text:span text:style-name="OrgSrcFontLockCommentDelimiterFace">&lt;</text:span><text:span text:style-name="OrgSrcFontLockCommentDelimiterFace">!--<text:s/></text:span><text:span text:style-name="OrgSrcFontLockCommentFace">will<text:s/>use<text:s/>nav-link<text:s/>macro<text:s/>to<text:s/>highlight<text:s/>the<text:s/>one<text:s/>that<text:s/>we<text:s/>are<text:s/>on<text:s/></text:span><text:span text:style-name="OrgSrcFontLockCommentDelimiterFace">--</text:span><text:span text:style-name="OrgSrcFontLockCommentDelimiterFace">&gt;</text:span></text:p>
      <text:p text:style-name="OrgSrcBlock"><text:s/><text:s/><text:s/><text:s/>{%<text:s/>from<text:s/><text:span text:style-name="OrgSrcFontLockStringFace">"NavMacro.html"</text:span><text:s/>import<text:s/>nav_link<text:s/>with<text:s/>context<text:s/>%}</text:p>
      <text:p text:style-name="OrgSrcBlock"/>
      <text:p text:style-name="OrgSrcBlock"><text:s/>&lt;<text:span text:style-name="OrgSrcFontLockFunctionNameFace">nav</text:span><text:s/><text:span text:style-name="OrgSrcFontLockVariableNameFace">class</text:span>=<text:span text:style-name="OrgSrcFontLockStringFace">"navbar<text:s/>navbar-inverse"</text:span><text:s/><text:span text:style-name="OrgSrcFontLockVariableNameFace">role</text:span>=<text:span text:style-name="OrgSrcFontLockStringFace">"navigation"</text:span>&gt;</text:p>
      <text:p text:style-name="OrgSrcBlock"><text:s/><text:s/>&lt;<text:span text:style-name="OrgSrcFontLockFunctionNameFace">div</text:span><text:s/><text:span text:style-name="OrgSrcFontLockVariableNameFace">class</text:span>=<text:span text:style-name="OrgSrcFontLockStringFace">"container-fluid"</text:span>&gt;</text:p>
      <text:p text:style-name="OrgSrcBlock"><text:s/><text:s/><text:s/><text:s/>&lt;<text:span text:style-name="OrgSrcFontLockFunctionNameFace">div</text:span><text:s/><text:span text:style-name="OrgSrcFontLockVariableNameFace">class</text:span>=<text:span text:style-name="OrgSrcFontLockStringFace">"navbar-header"</text:span>&gt;</text:p>
      <text:p text:style-name="OrgSrcBlock"><text:s/><text:s/><text:s/><text:s/><text:s/><text:s/>&lt;<text:span text:style-name="OrgSrcFontLockFunctionNameFace">button</text:span><text:s/><text:span text:style-name="OrgSrcFontLockVariableNameFace">type</text:span>=<text:span text:style-name="OrgSrcFontLockStringFace">"button"</text:span><text:s/><text:span text:style-name="OrgSrcFontLockVariableNameFace">class</text:span>=<text:span text:style-name="OrgSrcFontLockStringFace">"navbar-toggle"</text:span><text:s/><text:span text:style-name="OrgSrcFontLockVariableNameFace">data-toggle</text:span>=<text:span text:style-name="OrgSrcFontLockStringFace">"collapse"</text:span><text:s/><text:span text:style-name="OrgSrcFontLockVariableNameFace">data-target</text:span>=<text:span text:style-name="OrgSrcFontLockStringFace">"#bs-example-navbar-collapse-1"</text:span>&gt;</text:p>
      <text:p text:style-name="OrgSrcBlock"><text:s/><text:s/><text:s/><text:s/><text:s/><text:s/><text:s/><text:s/>&lt;<text:span text:style-name="OrgSrcFontLockFunctionNameFace">span</text:span><text:s/><text:span text:style-name="OrgSrcFontLockVariableNameFace">class</text:span>=<text:span text:style-name="OrgSrcFontLockStringFace">"sr-only"</text:span>&gt;Toggle<text:s/>navigation&lt;/<text:span text:style-name="OrgSrcFontLockFunctionNameFace">span</text:span>&gt;</text:p>
      <text:p text:style-name="OrgSrcBlock"><text:s/><text:s/><text:s/><text:s/><text:s/><text:s/><text:s/><text:s/>&lt;<text:span text:style-name="OrgSrcFontLockFunctionNameFace">span</text:span><text:s/><text:span text:style-name="OrgSrcFontLockVariableNameFace">class</text:span>=<text:span text:style-name="OrgSrcFontLockStringFace">"icon-bar"</text:span>&gt;&lt;/<text:span text:style-name="OrgSrcFontLockFunctionNameFace">span</text:span>&gt;</text:p>
      <text:p text:style-name="OrgSrcBlock"><text:s/><text:s/><text:s/><text:s/><text:s/><text:s/><text:s/><text:s/>&lt;<text:span text:style-name="OrgSrcFontLockFunctionNameFace">span</text:span><text:s/><text:span text:style-name="OrgSrcFontLockVariableNameFace">class</text:span>=<text:span text:style-name="OrgSrcFontLockStringFace">"icon-bar"</text:span>&gt;&lt;/<text:span text:style-name="OrgSrcFontLockFunctionNameFace">span</text:span>&gt;</text:p>
      <text:p text:style-name="OrgSrcBlock"><text:s/><text:s/><text:s/><text:s/><text:s/><text:s/><text:s/><text:s/>&lt;<text:span text:style-name="OrgSrcFontLockFunctionNameFace">span</text:span><text:s/><text:span text:style-name="OrgSrcFontLockVariableNameFace">class</text:span>=<text:span text:style-name="OrgSrcFontLockStringFace">"icon-bar"</text:span>&gt;&lt;/<text:span text:style-name="OrgSrcFontLockFunctionNameFace">span</text:span>&gt;</text:p>
      <text:p text:style-name="OrgSrcBlock"><text:s/><text:s/><text:s/><text:s/><text:s/><text:s/>&lt;/<text:span text:style-name="OrgSrcFontLockFunctionNameFace">button</text:span>&gt;</text:p>
      <text:p text:style-name="OrgSrcBlock"><text:s/><text:s/><text:s/><text:s/><text:s/><text:s/>&lt;<text:span text:style-name="OrgSrcFontLockFunctionNameFace">a</text:span><text:s/><text:span text:style-name="OrgSrcFontLockVariableNameFace">class</text:span>=<text:span text:style-name="OrgSrcFontLockStringFace">"navbar-brand"</text:span><text:s/><text:span text:style-name="OrgSrcFontLockVariableNameFace">href</text:span>=<text:span text:style-name="OrgSrcFontLockStringFace">"/index"</text:span>&gt;Home&lt;/<text:span text:style-name="OrgSrcFontLockFunctionNameFace">a</text:span>&gt;</text:p>
      <text:p text:style-name="OrgSrcBlock"><text:s/><text:s/><text:s/><text:s/>&lt;/<text:span text:style-name="OrgSrcFontLockFunctionNameFace">div</text:span>&gt;</text:p>
      <text:p text:style-name="OrgSrcBlock"/>
      <text:p text:style-name="OrgSrcBlock"><text:s/><text:s/><text:s/><text:s/>&lt;<text:span text:style-name="OrgSrcFontLockFunctionNameFace">div</text:span><text:s/><text:span text:style-name="OrgSrcFontLockVariableNameFace">class</text:span>=<text:span text:style-name="OrgSrcFontLockStringFace">"collapse<text:s/>navbar-collapse"</text:span><text:s/><text:span text:style-name="OrgSrcFontLockVariableNameFace">id</text:span>=<text:span text:style-name="OrgSrcFontLockStringFace">"bs-example-navbar-collapse-1"</text:span>&gt;</text:p>
      <text:p text:style-name="OrgSrcBlock"><text:s/><text:s/><text:s/><text:s/><text:s/><text:s/>&lt;<text:span text:style-name="OrgSrcFontLockFunctionNameFace">ul</text:span><text:s/><text:span text:style-name="OrgSrcFontLockVariableNameFace">class</text:span>=<text:span text:style-name="OrgSrcFontLockStringFace">"nav<text:s/>navbar-nav"</text:span>&gt;</text:p>
      <text:p text:style-name="OrgSrcBlock"><text:s/><text:s/><text:s/><text:s/><text:s/><text:s/><text:s/><text:s/>&lt;<text:span text:style-name="OrgSrcFontLockFunctionNameFace">li</text:span><text:s/><text:span text:style-name="OrgSrcFontLockVariableNameFace">class</text:span>=<text:span text:style-name="OrgSrcFontLockStringFace">"active"</text:span>&gt;&lt;<text:span text:style-name="OrgSrcFontLockFunctionNameFace">a</text:span><text:s/><text:span text:style-name="OrgSrcFontLockVariableNameFace">href</text:span>=<text:span text:style-name="OrgSrcFontLockStringFace">"/login"</text:span>&gt;Login&lt;/<text:span text:style-name="OrgSrcFontLockFunctionNameFace">a</text:span>&gt;&lt;/<text:span text:style-name="OrgSrcFontLockFunctionNameFace">li</text:span>&gt;</text:p>
      <text:p text:style-name="OrgSrcBlock"><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editor"</text:span>&gt;Editor&lt;/<text:span text:style-name="OrgSrcFontLockFunctionNameFace">a</text:span>&gt;&lt;/<text:span text:style-name="OrgSrcFontLockFunctionNameFace">li</text:span>&gt;</text:p>
      <text:p text:style-name="OrgSrcBlock"><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showPg"</text:span>&gt;ShowPg&lt;/<text:span text:style-name="OrgSrcFontLockFunctionNameFace">a</text:span>&gt;&lt;/<text:span text:style-name="OrgSrcFontLockFunctionNameFace">li</text:span>&gt;</text:p>
      <text:p text:style-name="OrgSrcBlock"><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showall"</text:span>&gt;Showall<text:s/>&lt;/<text:span text:style-name="OrgSrcFontLockFunctionNameFace">a</text:span>&gt;&lt;/<text:span text:style-name="OrgSrcFontLockFunctionNameFace">li</text:span>&gt;</text:p>
      <text:p text:style-name="OrgSrcBlock"><text:s/><text:s/><text:s/><text:s/><text:s/><text:s/>&lt;/<text:span text:style-name="OrgSrcFontLockFunctionNameFace">ul</text:span>&gt;</text:p>
      <text:p text:style-name="OrgSrcBlock"/>
      <text:p text:style-name="OrgSrcBlock"><text:s/><text:s/><text:s/><text:s/><text:s/><text:s/><text:span text:style-name="OrgSrcFontLockCommentDelimiterFace">&lt;</text:span><text:span text:style-name="OrgSrcFontLockCommentDelimiterFace">!--<text:s/></text:span><text:span text:style-name="OrgSrcFontLockCommentFace">search<text:s/>mechanism</text:span></text:p>
      <text:p text:style-name="OrgSrcBlock"><text:span text:style-name="OrgSrcFontLockCommentFace"><text:s/><text:s/><text:s/><text:s/><text:s/><text:s/>&lt;form<text:s/>class=</text:span><text:span text:style-name="OrgSrcFontLockCommentFace">"</text:span><text:span text:style-name="OrgSrcFontLockCommentFace">navbar-form<text:s/>navbar-left</text:span><text:span text:style-name="OrgSrcFontLockCommentFace">"</text:span><text:span text:style-name="OrgSrcFontLockCommentFace"><text:s/>role=</text:span><text:span text:style-name="OrgSrcFontLockCommentFace">"</text:span><text:span text:style-name="OrgSrcFontLockCommentFace">search</text:span><text:span text:style-name="OrgSrcFontLockCommentFace">"</text:span><text:span text:style-name="OrgSrcFontLockCommentFace">&gt;</text:span></text:p>
      <text:p text:style-name="OrgSrcBlock"><text:span text:style-name="OrgSrcFontLockCommentFace"><text:s/><text:s/><text:s/><text:s/><text:s/><text:s/><text:s/><text:s/>&lt;div<text:s/>class=</text:span><text:span text:style-name="OrgSrcFontLockCommentFace">"</text:span><text:span text:style-name="OrgSrcFontLockCommentFace">form-group</text:span><text:span text:style-name="OrgSrcFontLockCommentFace">"</text:span><text:span text:style-name="OrgSrcFontLockCommentFace">&gt;</text:span></text:p>
      <text:p text:style-name="OrgSrcBlock"><text:span text:style-name="OrgSrcFontLockCommentFace"><text:s/><text:s/><text:s/><text:s/><text:s/><text:s/><text:s/><text:s/><text:s/><text:s/>&lt;input<text:s/>type=</text:span><text:span text:style-name="OrgSrcFontLockCommentFace">"</text:span><text:span text:style-name="OrgSrcFontLockCommentFace">text</text:span><text:span text:style-name="OrgSrcFontLockCommentFace">"</text:span><text:span text:style-name="OrgSrcFontLockCommentFace"><text:s/>class=</text:span><text:span text:style-name="OrgSrcFontLockCommentFace">"</text:span><text:span text:style-name="OrgSrcFontLockCommentFace">form-control</text:span><text:span text:style-name="OrgSrcFontLockCommentFace">"</text:span><text:span text:style-name="OrgSrcFontLockCommentFace"><text:s/>placeholder=</text:span><text:span text:style-name="OrgSrcFontLockCommentFace">"</text:span><text:span text:style-name="OrgSrcFontLockCommentFace">Search</text:span><text:span text:style-name="OrgSrcFontLockCommentFace">"</text:span><text:span text:style-name="OrgSrcFontLockCommentFace">&gt;</text:span></text:p>
      <text:p text:style-name="OrgSrcBlock"><text:span text:style-name="OrgSrcFontLockCommentFace"><text:s/><text:s/><text:s/><text:s/><text:s/><text:s/><text:s/><text:s/>&lt;/div&gt;</text:span></text:p>
      <text:p text:style-name="OrgSrcBlock"><text:span text:style-name="OrgSrcFontLockCommentFace"><text:s/><text:s/><text:s/><text:s/><text:s/><text:s/><text:s/><text:s/>&lt;button<text:s/>type=</text:span><text:span text:style-name="OrgSrcFontLockCommentFace">"</text:span><text:span text:style-name="OrgSrcFontLockCommentFace">submit</text:span><text:span text:style-name="OrgSrcFontLockCommentFace">"</text:span><text:span text:style-name="OrgSrcFontLockCommentFace"><text:s/>class=</text:span><text:span text:style-name="OrgSrcFontLockCommentFace">"</text:span><text:span text:style-name="OrgSrcFontLockCommentFace">btn<text:s/>btn-default</text:span><text:span text:style-name="OrgSrcFontLockCommentFace">"</text:span><text:span text:style-name="OrgSrcFontLockCommentFace">&gt;Submit&lt;/button&gt;</text:span></text:p>
      <text:p text:style-name="OrgSrcBlock"><text:span text:style-name="OrgSrcFontLockCommentFace"><text:s/><text:s/><text:s/><text:s/><text:s/><text:s/>&lt;/form&gt;</text:span></text:p>
      <text:p text:style-name="OrgSrcBlock"><text:span text:style-name="OrgSrcFontLockCommentFace"><text:s/><text:s/><text:s/><text:s/><text:s/><text:s/>//</text:span><text:span text:style-name="OrgSrcFontLockCommentDelimiterFace">--</text:span><text:span text:style-name="OrgSrcFontLockCommentDelimiterFace">&gt;</text:span></text:p>
      <text:p text:style-name="OrgSrcBlock"/>
      <text:p text:style-name="OrgSrcBlock"><text:s/><text:s/><text:s/><text:s/><text:s/><text:s/>&lt;<text:span text:style-name="OrgSrcFontLockFunctionNameFace">ul</text:span><text:s/><text:span text:style-name="OrgSrcFontLockVariableNameFace">class</text:span>=<text:span text:style-name="OrgSrcFontLockStringFace">"nav<text:s/>navbar-nav<text:s/>navbar-right"</text:span>&gt;</text:p>
      <text:p text:style-name="OrgSrcBlock"><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text:span>&gt;DefineSweet&lt;/<text:span text:style-name="OrgSrcFontLockFunctionNameFace">a</text:span>&gt;&lt;/<text:span text:style-name="OrgSrcFontLockFunctionNameFace">li</text:span>&gt;</text:p>
      <text:p text:style-name="OrgSrcBlock"><text:s/><text:s/><text:s/><text:s/><text:s/><text:s/><text:s/><text:s/>&lt;<text:span text:style-name="OrgSrcFontLockFunctionNameFace">li</text:span><text:s/><text:span text:style-name="OrgSrcFontLockVariableNameFace">class</text:span>=<text:span text:style-name="OrgSrcFontLockStringFace">"dropdown"</text:span>&gt;</text:p>
      <text:p text:style-name="OrgSrcBlock"><text:s/><text:s/><text:s/><text:s/><text:s/><text:s/><text:s/><text:s/><text:s/><text:s/>&lt;<text:span text:style-name="OrgSrcFontLockFunctionNameFace">a</text:span><text:s/><text:span text:style-name="OrgSrcFontLockVariableNameFace">href</text:span>=<text:span text:style-name="OrgSrcFontLockStringFace">"#"</text:span><text:s/><text:span text:style-name="OrgSrcFontLockVariableNameFace">class</text:span>=<text:span text:style-name="OrgSrcFontLockStringFace">"dropdown-toggle"</text:span><text:s/><text:span text:style-name="OrgSrcFontLockVariableNameFace">data-toggle</text:span>=<text:span text:style-name="OrgSrcFontLockStringFace">"dropdown"</text:span>&gt;User&lt;<text:span text:style-name="OrgSrcFontLockFunctionNameFace">b</text:span><text:s/><text:span text:style-name="OrgSrcFontLockVariableNameFace">class</text:span>=<text:span text:style-name="OrgSrcFontLockStringFace">"caret"</text:span>&gt;&lt;/<text:span text:style-name="OrgSrcFontLockFunctionNameFace">b</text:span>&gt;&lt;/<text:span text:style-name="OrgSrcFontLockFunctionNameFace">a</text:span>&gt;</text:p>
      <text:p text:style-name="OrgSrcBlock"><text:s/><text:s/><text:s/><text:s/><text:s/><text:s/><text:s/><text:s/><text:s/><text:s/>&lt;<text:span text:style-name="OrgSrcFontLockFunctionNameFace">ul</text:span><text:s/><text:span text:style-name="OrgSrcFontLockVariableNameFace">class</text:span>=<text:span text:style-name="OrgSrcFontLockStringFace">"dropdown-menu"</text:span>&gt;</text:p>
      <text:p text:style-name="OrgSrcBlock"><text:s/><text:s/><text:s/><text:s/><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login"</text:span>&gt;Login&lt;/<text:span text:style-name="OrgSrcFontLockFunctionNameFace">a</text:span>&gt;&lt;/<text:span text:style-name="OrgSrcFontLockFunctionNameFace">li</text:span>&gt;</text:p>
      <text:p text:style-name="OrgSrcBlock"><text:s/><text:s/><text:s/><text:s/><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text:span>&gt;About&lt;/<text:span text:style-name="OrgSrcFontLockFunctionNameFace">a</text:span>&gt;&lt;/<text:span text:style-name="OrgSrcFontLockFunctionNameFace">li</text:span>&gt;</text:p>
      <text:p text:style-name="OrgSrcBlock"><text:s/><text:s/><text:s/><text:s/><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text:span>&gt;Action<text:s/>1&lt;/<text:span text:style-name="OrgSrcFontLockFunctionNameFace">a</text:span>&gt;&lt;/<text:span text:style-name="OrgSrcFontLockFunctionNameFace">li</text:span>&gt;</text:p>
      <text:p text:style-name="OrgSrcBlock"><text:s/><text:s/><text:s/><text:s/><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text:span>&gt;Action<text:s/>2&lt;/<text:span text:style-name="OrgSrcFontLockFunctionNameFace">a</text:span>&gt;&lt;/<text:span text:style-name="OrgSrcFontLockFunctionNameFace">li</text:span>&gt;</text:p>
      <text:p text:style-name="OrgSrcBlock"><text:s/><text:s/><text:s/><text:s/><text:s/><text:s/><text:s/><text:s/><text:s/><text:s/><text:s/><text:s/>&lt;<text:span text:style-name="OrgSrcFontLockFunctionNameFace">li</text:span><text:s/><text:span text:style-name="OrgSrcFontLockVariableNameFace">class</text:span>=<text:span text:style-name="OrgSrcFontLockStringFace">"divider"</text:span>&gt;&lt;/<text:span text:style-name="OrgSrcFontLockFunctionNameFace">li</text:span>&gt;</text:p>
      <text:p text:style-name="OrgSrcBlock"><text:s/><text:s/><text:s/><text:s/><text:s/><text:s/><text:s/><text:s/><text:s/><text:s/><text:s/><text:s/>&lt;<text:span text:style-name="OrgSrcFontLockFunctionNameFace">li</text:span>&gt;&lt;<text:span text:style-name="OrgSrcFontLockFunctionNameFace">a</text:span><text:s/><text:span text:style-name="OrgSrcFontLockVariableNameFace">href</text:span>=<text:span text:style-name="OrgSrcFontLockStringFace">"/logout"</text:span>&gt;Signout&lt;/<text:span text:style-name="OrgSrcFontLockFunctionNameFace">a</text:span>&gt;&lt;/<text:span text:style-name="OrgSrcFontLockFunctionNameFace">li</text:span>&gt;</text:p>
      <text:p text:style-name="OrgSrcBlock"><text:s/><text:s/><text:s/><text:s/><text:s/><text:s/><text:s/><text:s/><text:s/><text:s/>&lt;/<text:span text:style-name="OrgSrcFontLockFunctionNameFace">ul</text:span>&gt;</text:p>
      <text:p text:style-name="OrgSrcBlock"><text:s/><text:s/><text:s/><text:s/><text:s/><text:s/><text:s/><text:s/>&lt;/<text:span text:style-name="OrgSrcFontLockFunctionNameFace">li</text:span>&gt;</text:p>
      <text:p text:style-name="OrgSrcBlock"><text:s/><text:s/><text:s/><text:s/><text:s/><text:s/>&lt;/<text:span text:style-name="OrgSrcFontLockFunctionNameFace">ul</text:span>&gt;</text:p>
      <text:p text:style-name="OrgSrcBlock"><text:s/><text:s/><text:s/><text:s/>&lt;/<text:span text:style-name="OrgSrcFontLockFunctionNameFace">div</text:span>&gt;<text:span text:style-name="OrgSrcFontLockCommentDelimiterFace">&lt;</text:span><text:span text:style-name="OrgSrcFontLockCommentDelimiterFace">!--<text:s/></text:span><text:span text:style-name="OrgSrcFontLockCommentFace">/.navbar-collapse<text:s/></text:span><text:span text:style-name="OrgSrcFontLockCommentDelimiterFace">--</text:span><text:span text:style-name="OrgSrcFontLockCommentDelimiterFace">&gt;</text:span></text:p>
      <text:p text:style-name="OrgSrcBlock"><text:s/><text:s/>&lt;/<text:span text:style-name="OrgSrcFontLockFunctionNameFace">div</text:span>&gt;<text:span text:style-name="OrgSrcFontLockCommentDelimiterFace">&lt;</text:span><text:span text:style-name="OrgSrcFontLockCommentDelimiterFace">!--<text:s/></text:span><text:span text:style-name="OrgSrcFontLockCommentFace">/.container-fluid<text:s/></text:span><text:span text:style-name="OrgSrcFontLockCommentDelimiterFace">--</text:span><text:span text:style-name="OrgSrcFontLockCommentDelimiterFace">&gt;</text:span></text:p>
      <text:p text:style-name="OrgSrcBlockLastLine">&lt;/<text:span text:style-name="OrgSrcFontLockFunctionNameFace">nav</text:span>&gt;</text:p>
      <text:p text:style-name="Text_20_body">
Here is the macro I use to ensure that my navigator bar highlights the
page that I am actively on.

</text:p>
      <text:p text:style-name="OrgSrcBlock">{%<text:s/>macro<text:s/>nav_link(endpoint,<text:s/>name)<text:s/>%}</text:p>
      <text:p text:style-name="OrgSrcBlock">{%<text:s/>if<text:s/>request.endpoint.endswith(endpoint)<text:s/>%}</text:p>
      <text:p text:style-name="OrgSrcBlock"><text:s/><text:s/>&lt;<text:span text:style-name="OrgSrcFontLockFunctionNameFace">li</text:span><text:s/><text:span text:style-name="OrgSrcFontLockVariableNameFace">class</text:span>=<text:span text:style-name="OrgSrcFontLockStringFace">"active"</text:span>&gt;&lt;<text:span text:style-name="OrgSrcFontLockFunctionNameFace">a</text:span><text:s/><text:span text:style-name="OrgSrcFontLockVariableNameFace">href</text:span>=<text:span text:style-name="OrgSrcFontLockStringFace">"{{<text:s/>url_for(endpoint)<text:s/>}}"</text:span>&gt;{{name}}&lt;/<text:span text:style-name="OrgSrcFontLockFunctionNameFace">a</text:span>&gt;&lt;/<text:span text:style-name="OrgSrcFontLockFunctionNameFace">li</text:span>&gt;</text:p>
      <text:p text:style-name="OrgSrcBlock">{%<text:s/>else<text:s/>%}</text:p>
      <text:p text:style-name="OrgSrcBlock"><text:s/><text:s/>&lt;<text:span text:style-name="OrgSrcFontLockFunctionNameFace">li</text:span>&gt;&lt;<text:span text:style-name="OrgSrcFontLockFunctionNameFace">a</text:span><text:s/><text:span text:style-name="OrgSrcFontLockVariableNameFace">href</text:span>=<text:span text:style-name="OrgSrcFontLockStringFace">"{{<text:s/>url_for(endpoint)<text:s/>}}"</text:span>&gt;{{name}}&lt;/<text:span text:style-name="OrgSrcFontLockFunctionNameFace">a</text:span>&gt;&lt;/<text:span text:style-name="OrgSrcFontLockFunctionNameFace">li</text:span>&gt;</text:p>
      <text:p text:style-name="OrgSrcBlock">{%<text:s/>endif<text:s/>%}</text:p>
      <text:p text:style-name="OrgSrcBlockLastLine">{%<text:s/>endmacro<text:s/>%}</text:p>
      <text:p text:style-name="Text_20_body">
Here is the content for dealing with Mozilla's Persona based
authentication

</text:p>
      <text:p text:style-name="OrgSrcBlock">&lt;<text:span text:style-name="OrgSrcFontLockFunctionNameFace">meta</text:span><text:s/><text:span text:style-name="OrgSrcFontLockVariableNameFace">http-equiv</text:span>=<text:span text:style-name="OrgSrcFontLockStringFace">"X-UA-Compatible"</text:span><text:s/><text:span text:style-name="OrgSrcFontLockVariableNameFace">content</text:span>=<text:span text:style-name="OrgSrcFontLockStringFace">"IE=Edge"</text:span>&gt;</text:p>
      <text:p text:style-name="OrgSrcBlock">&lt;<text:span text:style-name="OrgSrcFontLockFunctionNameFace">script</text:span><text:s/><text:span text:style-name="OrgSrcFontLockVariableNameFace">src</text:span>=<text:span text:style-name="OrgSrcFontLockStringFace">"{{<text:s/>config.PERSONA_JS<text:s/>}}"</text:span>&gt;&lt;/<text:span text:style-name="OrgSrcFontLockFunctionNameFace">script</text:span>&gt;</text:p>
      <text:p text:style-name="OrgSrcBlock">&lt;<text:span text:style-name="OrgSrcFontLockFunctionNameFace">script</text:span><text:s/><text:span text:style-name="OrgSrcFontLockVariableNameFace">src</text:span>=<text:span text:style-name="OrgSrcFontLockStringFace">"//ajax.googleapis.com/ajax/libs/jquery/1.10.1/jquery.min.js"</text:span>&gt;&lt;/<text:span text:style-name="OrgSrcFontLockFunctionNameFace">script</text:span>&gt;</text:p>
      <text:p text:style-name="OrgSrcBlock">&lt;<text:span text:style-name="OrgSrcFontLockFunctionNameFace">script</text:span>&gt;</text:p>
      <text:p text:style-name="OrgSrcBlock"><text:s/><text:s/>/*<text:s/>the<text:s/>url<text:s/>root<text:s/>is<text:s/>useful<text:s/>for<text:s/>doing<text:s/>HTTP<text:s/>requests<text:s/>*/</text:p>
      <text:p text:style-name="OrgSrcBlock"><text:s/><text:s/>var<text:s/>$URL_ROOT<text:s/>=<text:s/>{{<text:s/>request.url_root|tojson<text:s/>}};</text:p>
      <text:p text:style-name="OrgSrcBlock"><text:s/><text:s/>/*<text:s/>we<text:s/>store<text:s/>the<text:s/>current<text:s/>user<text:s/>here<text:s/>so<text:s/>that<text:s/>the<text:s/>persona</text:p>
      <text:p text:style-name="OrgSrcBlock"><text:s/><text:s/><text:s/><text:s/><text:s/>javascript<text:s/>support<text:s/>knows<text:s/>about<text:s/>the<text:s/>current<text:s/>user<text:s/>*/</text:p>
      <text:p text:style-name="OrgSrcBlock"><text:s/><text:s/>var<text:s/>$CURRENT_USER<text:s/>=<text:s/>{{<text:s/>g.user|tojson<text:s/>}};</text:p>
      <text:p text:style-name="OrgSrcBlock">&lt;/<text:span text:style-name="OrgSrcFontLockFunctionNameFace">script</text:span>&gt;</text:p>
      <text:p text:style-name="OrgSrcBlock">&lt;<text:span text:style-name="OrgSrcFontLockFunctionNameFace">script</text:span><text:s/><text:span text:style-name="OrgSrcFontLockVariableNameFace">src</text:span>=<text:span text:style-name="OrgSrcFontLockStringFace">"{{<text:s/>url_for('static',<text:s/>filename='js/persona.js')<text:s/>}}"</text:span>&gt;&lt;/<text:span text:style-name="OrgSrcFontLockFunctionNameFace">script</text:span>&gt;</text:p>
      <text:p text:style-name="OrgSrcBlockLastLine">&lt;<text:span text:style-name="OrgSrcFontLockFunctionNameFace">link</text:span><text:s/><text:span text:style-name="OrgSrcFontLockVariableNameFace">rel</text:span>=<text:span text:style-name="OrgSrcFontLockStringFace">"stylesheet"</text:span><text:s/><text:span text:style-name="OrgSrcFontLockVariableNameFace">href</text:span>=<text:span text:style-name="OrgSrcFontLockStringFace">"{{<text:s/>url_for('static',<text:s/>filename='css/style.css')<text:s/>}}"</text:span>&gt;</text:p>
      <text:p text:style-name="Text_20_body">
 
Here is code for indicating the status of user authentication 

</text:p>
      <text:p text:style-name="OrgSrcBlock">&lt;<text:span text:style-name="OrgSrcFontLockFunctionNameFace">div</text:span><text:s/><text:span text:style-name="OrgSrcFontLockVariableNameFace">class</text:span>=<text:span text:style-name="OrgSrcFontLockStringFace">"authbar"</text:span>&gt;</text:p>
      <text:p text:style-name="OrgSrcBlock"><text:s/><text:s/>{%<text:s/>if<text:s/>g.user<text:s/>%}</text:p>
      <text:p text:style-name="OrgSrcBlock"><text:s/><text:s/><text:s/><text:s/>Signed<text:s/>in<text:s/>as<text:s/>&lt;<text:span text:style-name="OrgSrcFontLockFunctionNameFace">em</text:span>&gt;<text:span text:style-name="OrgSrcItalic">{{<text:s/>g.user<text:s/>}}</text:span>&lt;/<text:span text:style-name="OrgSrcFontLockFunctionNameFace">em</text:span>&gt;</text:p>
      <text:p text:style-name="OrgSrcBlock"><text:s/><text:s/><text:s/><text:s/>(&lt;<text:span text:style-name="OrgSrcFontLockFunctionNameFace">a</text:span><text:s/><text:span text:style-name="OrgSrcFontLockVariableNameFace">href</text:span>=<text:span text:style-name="OrgSrcFontLockStringFace">"#"</text:span><text:s/><text:span text:style-name="OrgSrcFontLockVariableNameFace">class</text:span>=<text:span text:style-name="OrgSrcFontLockStringFace">"signout"</text:span>&gt;Sign<text:s/>out&lt;/<text:span text:style-name="OrgSrcFontLockFunctionNameFace">a</text:span>&gt;)</text:p>
      <text:p text:style-name="OrgSrcBlock"><text:s/><text:s/>{%<text:s/>else<text:s/>%}</text:p>
      <text:p text:style-name="OrgSrcBlock"><text:s/><text:s/><text:s/><text:s/>Not<text:s/>signed<text:s/>in.<text:s/>&lt;<text:span text:style-name="OrgSrcFontLockFunctionNameFace">a</text:span><text:s/><text:span text:style-name="OrgSrcFontLockVariableNameFace">href</text:span>=<text:span text:style-name="OrgSrcFontLockStringFace">"#"</text:span><text:s/><text:span text:style-name="OrgSrcFontLockVariableNameFace">class</text:span>=<text:span text:style-name="OrgSrcFontLockStringFace">"signin"</text:span>&gt;Sign<text:s/>in&lt;/<text:span text:style-name="OrgSrcFontLockFunctionNameFace">a</text:span>&gt;</text:p>
      <text:p text:style-name="OrgSrcBlock"><text:s/><text:s/>{%<text:s/>endif<text:s/>%}</text:p>
      <text:p text:style-name="OrgSrcBlockLastLine">&lt;/<text:span text:style-name="OrgSrcFontLockFunctionNameFace">div</text:span>&gt;</text:p>
      <text:h text:style-name="Heading_20_3" text:outline-level="3"><text:bookmark-start text:name="OrgXref.sec-7-4-2"/><text:bookmark text:name="sec-7-4-2"/>navigation bar template<text:bookmark-end text:name="OrgXref.sec-7-4-2"/></text:h>
      <text:p text:style-name="OrgSrcBlock">{%<text:s/>extends<text:s/><text:span text:style-name="OrgSrcFontLockStringFace">"coreLayout.html"</text:span><text:s/>%}</text:p>
      <text:p text:style-name="OrgSrcBlock">{%<text:s/>set<text:s/>active_page<text:s/>=<text:s/><text:span text:style-name="OrgSrcFontLockStringFace">"index"</text:span><text:s/>%}</text:p>
      <text:p text:style-name="OrgSrcBlock"/>
      <text:p text:style-name="OrgSrcBlock">{%<text:s/>set<text:s/>navigation_bar<text:s/>=<text:s/>[</text:p>
      <text:p text:style-name="OrgSrcBlock"><text:s/><text:s/><text:s/>('/',<text:s/>'index',<text:s/>'Index'),</text:p>
      <text:p text:style-name="OrgSrcBlock"><text:s/><text:s/><text:s/>('/login/',<text:s/>'login,<text:s/>'Login'),</text:p>
      <text:p text:style-name="OrgSrcBlock"><text:s/><text:s/><text:s/>('/logout/',<text:s/>'logout',<text:s/>'Logout),</text:p>
      <text:p text:style-name="OrgSrcBlock"><text:s/><text:s/><text:s/>('/inputurl/',<text:s/>'inputurl',<text:s/>'InputURL')</text:p>
      <text:p text:style-name="OrgSrcBlock">]<text:s/>-%}</text:p>
      <text:p text:style-name="OrgSrcBlock">{%<text:s/>set<text:s/>active_page<text:s/>=<text:s/>active_page<text:s/>|<text:s/>default('index')<text:s/>-%}</text:p>
      <text:p text:style-name="OrgSrcBlock"/>
      <text:p text:style-name="OrgSrcBlock">&lt;<text:span text:style-name="OrgSrcFontLockFunctionNameFace">ul</text:span><text:s/><text:span text:style-name="OrgSrcFontLockVariableNameFace">id</text:span>=<text:span text:style-name="OrgSrcFontLockStringFace">"navigation"</text:span>&gt;</text:p>
      <text:p text:style-name="OrgSrcBlock"><text:s/><text:s/><text:s/>{%<text:s/>for<text:s/>href,<text:s/>id,<text:s/>caption<text:s/>in<text:s/>navigation_bar<text:s/>%}</text:p>
      <text:p text:style-name="OrgSrcBlock"><text:s/><text:s/><text:s/><text:s/><text:s/><text:s/>&lt;<text:span text:style-name="OrgSrcFontLockFunctionNameFace">li</text:span><text:s/>{%<text:s/>if<text:s/>id<text:s/>==<text:s/>active_page<text:s/>%}<text:s/><text:span text:style-name="OrgSrcFontLockVariableNameFace">class</text:span>=<text:span text:style-name="OrgSrcFontLockStringFace">"active"</text:span><text:s/></text:p>
      <text:p text:style-name="OrgSrcBlock"><text:s/><text:s/><text:s/><text:s/><text:s/><text:s/><text:s/><text:s/><text:s/><text:s/>{%<text:s/>endif<text:s/>%}&gt;&lt;<text:span text:style-name="OrgSrcFontLockFunctionNameFace">a</text:span><text:s/><text:span text:style-name="OrgSrcFontLockVariableNameFace">href</text:span>=<text:span text:style-name="OrgSrcFontLockStringFace">"{{<text:s/>href|e<text:s/>}}"</text:span>&gt;{{<text:s/>caption|e<text:s/>}}&lt;/<text:span text:style-name="OrgSrcFontLockFunctionNameFace">a</text:span>&gt;&lt;/<text:span text:style-name="OrgSrcFontLockFunctionNameFace">li</text:span>&gt;</text:p>
      <text:p text:style-name="OrgSrcBlock"><text:s/><text:s/><text:s/>{%<text:s/>endfor<text:s/>%}</text:p>
      <text:p text:style-name="OrgSrcBlockLastLine">&lt;/<text:span text:style-name="OrgSrcFontLockFunctionNameFace">ul</text:span>&gt;</text:p>
      <text:h text:style-name="Heading_20_3" text:outline-level="3"><text:bookmark-start text:name="OrgXref.sec-7-4-3"/><text:bookmark text:name="sec-7-4-3"/>how I intend to show sweets<text:bookmark-end text:name="OrgXref.sec-7-4-3"/></text:h>
      <text:p text:style-name="Text_20_body">
Here is the template on which I will show the Sweets. Pls note that
it is enhancing the core or base template. 

</text:p>
      <text:p text:style-name="OrgSrcBlock">{%<text:s/>extends<text:s/><text:span text:style-name="OrgSrcFontLockStringFace">"coreLayout.html"</text:span><text:s/>%}</text:p>
      <text:p text:style-name="OrgSrcBlock">{%<text:s/>block<text:s/>body<text:s/>%}</text:p>
      <text:p text:style-name="OrgSrcBlock"><text:s/><text:s/>&lt;<text:span text:style-name="OrgSrcFontLockFunctionNameFace">ul</text:span><text:s/>class=entries&gt;</text:p>
      <text:p text:style-name="OrgSrcBlock"><text:s/><text:s/>&lt;<text:span text:style-name="OrgSrcFontLockFunctionNameFace">p</text:span>&gt;<text:s/>Here<text:s/>is<text:s/>the<text:s/>Raw<text:s/>Sweet<text:s/>Array:<text:s/>{{<text:s/>sweet_array<text:s/>}}<text:s/>&lt;/<text:span text:style-name="OrgSrcFontLockFunctionNameFace">p</text:span>&gt;</text:p>
      <text:p text:style-name="OrgSrcBlock"><text:s/><text:s/>&lt;<text:span text:style-name="OrgSrcFontLockFunctionNameFace">h2</text:span>&gt;<text:span text:style-name="OrgSrcBoldItalic"><text:s/>here<text:s/>are<text:s/>your<text:s/>sweets:<text:s/></text:span>&lt;/<text:span text:style-name="OrgSrcFontLockFunctionNameFace">h2</text:span>&gt;</text:p>
      <text:p text:style-name="OrgSrcBlock"><text:s/><text:s/>{%<text:s/>for<text:s/>swt<text:s/>in<text:s/>sweet_array<text:s/>%}</text:p>
      <text:p text:style-name="OrgSrcBlock"><text:s/><text:s/><text:s/><text:s/><text:s/>&lt;<text:span text:style-name="OrgSrcFontLockFunctionNameFace">ul</text:span>&gt;<text:s/>ID:<text:s/>{{<text:s/>swt.id<text:s/>}}<text:s/>&lt;/<text:span text:style-name="OrgSrcFontLockFunctionNameFace">ul</text:span>&gt;</text:p>
      <text:p text:style-name="OrgSrcBlock"><text:s/><text:s/><text:s/><text:s/><text:s/>&lt;<text:span text:style-name="OrgSrcFontLockFunctionNameFace">ul</text:span>&gt;<text:s/>Who:<text:s/>{{<text:s/>swt.who<text:s/>}}<text:s/>&lt;/<text:span text:style-name="OrgSrcFontLockFunctionNameFace">ul</text:span>&gt;</text:p>
      <text:p text:style-name="OrgSrcBlock"><text:s/><text:s/><text:s/><text:s/><text:s/>&lt;<text:span text:style-name="OrgSrcFontLockFunctionNameFace">ul</text:span>&gt;<text:s/>Context<text:s/>ID:<text:s/>{{<text:s/>swt.context_id<text:s/>}}<text:s/>&lt;/<text:span text:style-name="OrgSrcFontLockFunctionNameFace">ul</text:span>&gt;</text:p>
      <text:p text:style-name="OrgSrcBlock"><text:s/><text:s/><text:s/><text:s/><text:s/>&lt;<text:span text:style-name="OrgSrcFontLockFunctionNameFace">ul</text:span>&gt;<text:s/>What:<text:s/>{{<text:s/>swt.what<text:s/>}}<text:s/>&lt;/<text:span text:style-name="OrgSrcFontLockFunctionNameFace">ul</text:span>&gt;</text:p>
      <text:p text:style-name="OrgSrcBlock"><text:s/><text:s/><text:s/><text:s/><text:s/>&lt;<text:span text:style-name="OrgSrcFontLockFunctionNameFace">ul</text:span>&gt;<text:s/>Where:<text:s/>{{<text:s/>swt.where<text:s/>}}<text:s/>&lt;/<text:span text:style-name="OrgSrcFontLockFunctionNameFace">ul</text:span>&gt;</text:p>
      <text:p text:style-name="OrgSrcBlock"><text:s/><text:s/><text:s/><text:s/><text:s/>&lt;<text:span text:style-name="OrgSrcFontLockFunctionNameFace">br</text:span>&gt;</text:p>
      <text:p text:style-name="OrgSrcBlock"><text:s/><text:s/>{%<text:s/>else<text:s/>%}</text:p>
      <text:p text:style-name="OrgSrcBlock"><text:s/><text:s/><text:s/><text:s/>&lt;<text:span text:style-name="OrgSrcFontLockFunctionNameFace">li</text:span>&gt;&lt;<text:span text:style-name="OrgSrcFontLockFunctionNameFace">em</text:span>&gt;<text:span text:style-name="OrgSrcItalic">Unbelievable.<text:s/>No<text:s/>Sweets<text:s/>here<text:s/>so<text:s/>far!</text:span>&lt;/<text:span text:style-name="OrgSrcFontLockFunctionNameFace">em</text:span>&gt;</text:p>
      <text:p text:style-name="OrgSrcBlock"><text:s/><text:s/>{%<text:s/>endfor<text:s/>%}</text:p>
      <text:p text:style-name="OrgSrcBlock"><text:s/><text:s/>&lt;/<text:span text:style-name="OrgSrcFontLockFunctionNameFace">ul</text:span>&gt;</text:p>
      <text:p text:style-name="OrgSrcBlockLastLine">{%<text:s/>endblock<text:s/>%}</text:p>
      <text:h text:style-name="Heading_20_3" text:outline-level="3"><text:bookmark-start text:name="OrgXref.sec-7-4-4"/><text:bookmark text:name="sec-7-4-4"/>my page for getting Sweet User ID<text:bookmark-end text:name="OrgXref.sec-7-4-4"/></text:h>
      <text:p text:style-name="Text_20_body">
Authentication of the user is done by Mozilla Firefox Persona
utility. Here I am registering the ID that user may want to use for
composing Sweets. 

</text:p>
      <text:p text:style-name="OrgSrcBlock"><text:span text:style-name="OrgSrcFontLockCommentDelimiterFace">&lt;</text:span><text:span text:style-name="OrgSrcFontLockCommentDelimiterFace">!--<text:s/></text:span><text:span text:style-name="OrgSrcFontLockCommentFace">extend<text:s/>from<text:s/>base<text:s/>coreLayout.html<text:s/></text:span><text:span text:style-name="OrgSrcFontLockCommentDelimiterFace">--</text:span><text:span text:style-name="OrgSrcFontLockCommentDelimiterFace">&gt;</text:span></text:p>
      <text:p text:style-name="OrgSrcBlock">{%<text:s/>extends<text:s/><text:span text:style-name="OrgSrcFontLockStringFace">"coreLayout.html"</text:span><text:s/>%}</text:p>
      <text:p text:style-name="OrgSrcBlock"/>
      <text:p text:style-name="OrgSrcBlock">{%<text:s/>block<text:s/>body<text:s/>%}</text:p>
      <text:p text:style-name="OrgSrcBlock">&lt;<text:span text:style-name="OrgSrcFontLockFunctionNameFace">form</text:span><text:s/><text:span text:style-name="OrgSrcFontLockVariableNameFace">action</text:span>=<text:span text:style-name="OrgSrcFontLockStringFace">""</text:span><text:s/><text:span text:style-name="OrgSrcFontLockVariableNameFace">method</text:span>=<text:span text:style-name="OrgSrcFontLockStringFace">"post"</text:span><text:s/><text:span text:style-name="OrgSrcFontLockVariableNameFace">name</text:span>=<text:span text:style-name="OrgSrcFontLockStringFace">"login"</text:span>&gt;</text:p>
      <text:p text:style-name="OrgSrcBlock"><text:s/><text:s/><text:s/><text:s/><text:s/>{{<text:s/>form.hidden_tag()<text:s/>}}</text:p>
      <text:p text:style-name="OrgSrcBlock"><text:s/><text:s/><text:s/><text:s/><text:s/>&lt;<text:span text:style-name="OrgSrcFontLockFunctionNameFace">p</text:span>&gt;<text:s/>Please<text:s/>enter<text:s/>your<text:s/>Sweet<text:s/>ID:<text:s/>&lt;<text:span text:style-name="OrgSrcFontLockFunctionNameFace">br</text:span>&gt;</text:p>
      <text:p text:style-name="OrgSrcBlock"><text:s/><text:s/><text:s/><text:s/><text:s/><text:s/><text:s/><text:s/><text:s/>{{<text:s/>form.usr_name(size=10)<text:s/>}}&lt;<text:span text:style-name="OrgSrcFontLockFunctionNameFace">br</text:span>&gt;</text:p>
      <text:p text:style-name="OrgSrcBlock"><text:s/><text:s/><text:s/><text:s/><text:s/>&lt;/<text:span text:style-name="OrgSrcFontLockFunctionNameFace">p</text:span>&gt;</text:p>
      <text:p text:style-name="OrgSrcBlock"/>
      <text:p text:style-name="OrgSrcBlock"><text:s/><text:s/><text:s/><text:s/><text:s/>&lt;<text:span text:style-name="OrgSrcFontLockFunctionNameFace">p</text:span>&gt;{{<text:s/>form.remember_me<text:s/>}}<text:s/>Remember<text:s/>Me<text:s/>&lt;/<text:span text:style-name="OrgSrcFontLockFunctionNameFace">p</text:span>&gt;</text:p>
      <text:p text:style-name="OrgSrcBlock"/>
      <text:p text:style-name="OrgSrcBlock"><text:s/><text:s/><text:s/><text:s/><text:s/>&lt;<text:span text:style-name="OrgSrcFontLockFunctionNameFace">p</text:span>&gt;&lt;<text:span text:style-name="OrgSrcFontLockFunctionNameFace">input</text:span><text:s/><text:span text:style-name="OrgSrcFontLockVariableNameFace">type</text:span>=<text:span text:style-name="OrgSrcFontLockStringFace">"submit"</text:span><text:s/><text:span text:style-name="OrgSrcFontLockVariableNameFace">value</text:span>=<text:span text:style-name="OrgSrcFontLockStringFace">"Sign<text:s/>In"</text:span>&gt;&lt;/<text:span text:style-name="OrgSrcFontLockFunctionNameFace">p</text:span>&gt;</text:p>
      <text:p text:style-name="OrgSrcBlock">&lt;/<text:span text:style-name="OrgSrcFontLockFunctionNameFace">form</text:span>&gt;</text:p>
      <text:p text:style-name="OrgSrcBlockLastLine">{%<text:s/>endblock<text:s/>%}</text:p>
      <text:h text:style-name="Heading_20_3" text:outline-level="3"><text:bookmark-start text:name="OrgXref.sec-7-4-5"/><text:bookmark text:name="sec-7-4-5"/>Submit page<text:bookmark-end text:name="OrgXref.sec-7-4-5"/></text:h>
      <text:p text:style-name="Text_20_body">
Here is my submit page in HTML

</text:p>
      <text:p text:style-name="OrgSrcBlock"><text:span text:style-name="OrgSrcFontLockCommentDelimiterFace">&lt;</text:span><text:span text:style-name="OrgSrcFontLockCommentDelimiterFace">!--</text:span><text:span text:style-name="OrgSrcFontLockCommentFace">extend<text:s/>from<text:s/>base<text:s/>coreLayout.html<text:s/></text:span><text:span text:style-name="OrgSrcFontLockCommentDelimiterFace">--</text:span><text:span text:style-name="OrgSrcFontLockCommentDelimiterFace">&gt;</text:span></text:p>
      <text:p text:style-name="OrgSrcBlock">{%<text:s/>extends<text:s/><text:span text:style-name="OrgSrcFontLockStringFace">"coreLayout.html"</text:span><text:s/>%}</text:p>
      <text:p text:style-name="OrgSrcBlock"/>
      <text:p text:style-name="OrgSrcBlock">{%<text:s/>block<text:s/>body<text:s/>%}</text:p>
      <text:p text:style-name="OrgSrcBlock">&lt;<text:span text:style-name="OrgSrcFontLockFunctionNameFace">form</text:span><text:s/><text:span text:style-name="OrgSrcFontLockVariableNameFace">method</text:span>=<text:span text:style-name="OrgSrcFontLockStringFace">"POST"</text:span><text:s/><text:span text:style-name="OrgSrcFontLockVariableNameFace">action</text:span>=<text:span text:style-name="OrgSrcFontLockStringFace">"/"</text:span>&gt;</text:p>
      <text:p text:style-name="OrgSrcBlock"><text:s/><text:s/><text:s/><text:s/>{{<text:s/>form.hidden_tag<text:s/>}}</text:p>
      <text:p text:style-name="OrgSrcBlock"><text:s/><text:s/><text:s/><text:s/>{{<text:s/>form.usr_name.label<text:s/>}}<text:s/>{{<text:s/>form.usr_name(size=20)<text:s/>}}</text:p>
      <text:p text:style-name="OrgSrcBlock"><text:s/><text:s/><text:s/><text:s/>&lt;<text:span text:style-name="OrgSrcFontLockFunctionNameFace">input</text:span><text:s/><text:span text:style-name="OrgSrcFontLockVariableNameFace">type</text:span>=<text:span text:style-name="OrgSrcFontLockStringFace">"submit"</text:span><text:s/><text:span text:style-name="OrgSrcFontLockVariableNameFace">value</text:span>=<text:span text:style-name="OrgSrcFontLockStringFace">"Go"</text:span>&gt;</text:p>
      <text:p text:style-name="OrgSrcBlock">&lt;/<text:span text:style-name="OrgSrcFontLockFunctionNameFace">form</text:span>&gt;</text:p>
      <text:p text:style-name="OrgSrcBlockLastLine">{%<text:s/>endblock<text:s/>%}</text:p>
      <text:h text:style-name="Heading_20_3" text:outline-level="3"><text:bookmark-start text:name="OrgXref.sec-7-4-6"/><text:bookmark text:name="sec-7-4-6"/>success page<text:bookmark-end text:name="OrgXref.sec-7-4-6"/></text:h>
      <text:h text:style-name="Heading_20_3" text:outline-level="3"><text:bookmark-start text:name="OrgXref.sec-7-4-7"/><text:bookmark text:name="sec-7-4-7"/>Here is my success page in HTML<text:bookmark-end text:name="OrgXref.sec-7-4-7"/></text:h>
      <text:p text:style-name="OrgSrcBlock"><text:span text:style-name="OrgSrcFontLockCommentDelimiterFace">&lt;</text:span><text:span text:style-name="OrgSrcFontLockCommentDelimiterFace">!--<text:s/></text:span><text:span text:style-name="OrgSrcFontLockCommentFace">extend<text:s/>from<text:s/>base<text:s/>coreLayout.html<text:s/></text:span><text:span text:style-name="OrgSrcFontLockCommentDelimiterFace">--</text:span><text:span text:style-name="OrgSrcFontLockCommentDelimiterFace">&gt;</text:span></text:p>
      <text:p text:style-name="OrgSrcBlock">{%<text:s/>extends<text:s/><text:span text:style-name="OrgSrcFontLockStringFace">"coreLayout.html"</text:span><text:s/>%}</text:p>
      <text:p text:style-name="OrgSrcBlock"/>
      <text:p text:style-name="OrgSrcBlock">{%<text:s/>block<text:s/>body<text:s/>%}</text:p>
      <text:p text:style-name="OrgSrcBlock">&lt;<text:span text:style-name="OrgSrcFontLockFunctionNameFace">h1</text:span>&gt;<text:span text:style-name="OrgSrcBold">SweetSai<text:s/>Success<text:s/>page<text:s/></text:span>&lt;/<text:span text:style-name="OrgSrcFontLockFunctionNameFace">h1</text:span>&gt;</text:p>
      <text:p text:style-name="OrgSrcBlockLastLine">{%<text:s/>endblock<text:s/>%}</text:p>
      <text:h text:style-name="Heading_20_3" text:outline-level="3"><text:bookmark-start text:name="OrgXref.sec-7-4-8"/><text:bookmark text:name="sec-7-4-8"/>my logout page<text:bookmark-end text:name="OrgXref.sec-7-4-8"/></text:h>
      <text:p text:style-name="Text_20_body">
Here is the code for my logout page<text:bookmark-start text:name="OrgXref.sources"/><text:bookmark text:name="sources"/>sources<text:bookmark-end text:name="OrgXref.sources"/> 

</text:p>
      <text:p text:style-name="OrgSrcBlock"><text:span text:style-name="OrgSrcFontLockCommentDelimiterFace">&lt;</text:span><text:span text:style-name="OrgSrcFontLockCommentDelimiterFace">!--<text:s/></text:span><text:span text:style-name="OrgSrcFontLockCommentFace">extend<text:s/>from<text:s/>base<text:s/>coreLayout.html<text:s/></text:span><text:span text:style-name="OrgSrcFontLockCommentDelimiterFace">--</text:span><text:span text:style-name="OrgSrcFontLockCommentDelimiterFace">&gt;</text:span></text:p>
      <text:p text:style-name="OrgSrcBlock">{%<text:s/>extends<text:s/><text:span text:style-name="OrgSrcFontLockStringFace">"coreLayout.html"</text:span><text:s/>%}</text:p>
      <text:p text:style-name="OrgSrcBlock"/>
      <text:p text:style-name="OrgSrcBlock">{%<text:s/>block<text:s/>body<text:s/>%}</text:p>
      <text:p text:style-name="OrgSrcBlock">&lt;<text:span text:style-name="OrgSrcFontLockFunctionNameFace">h1</text:span>&gt;<text:span text:style-name="OrgSrcBold"><text:s/>this<text:s/>is<text:s/>the<text:s/>logOUT<text:s/>page<text:s/></text:span>&lt;/<text:span text:style-name="OrgSrcFontLockFunctionNameFace">h1</text:span>&gt;</text:p>
      <text:p text:style-name="OrgSrcBlockLastLine">{%<text:s/>endblock<text:s/>%}</text:p>
      <text:h text:style-name="Heading_20_3" text:outline-level="3"><text:bookmark-start text:name="OrgXref.sec-7-4-9"/><text:bookmark text:name="sec-7-4-9"/>my LoginForm page<text:bookmark-end text:name="OrgXref.sec-7-4-9"/></text:h>
      <text:p text:style-name="OrgSrcBlock"><text:span text:style-name="OrgSrcFontLockCommentDelimiterFace">&lt;</text:span><text:span text:style-name="OrgSrcFontLockCommentDelimiterFace">!--<text:s/></text:span><text:span text:style-name="OrgSrcFontLockCommentFace">extend<text:s/>from<text:s/>base<text:s/>coreLayout.html<text:s/></text:span><text:span text:style-name="OrgSrcFontLockCommentDelimiterFace">--</text:span><text:span text:style-name="OrgSrcFontLockCommentDelimiterFace">&gt;</text:span></text:p>
      <text:p text:style-name="OrgSrcBlock">{%<text:s/>extends<text:s/><text:span text:style-name="OrgSrcFontLockStringFace">"coreLayout.html"</text:span><text:s/>%}</text:p>
      <text:p text:style-name="OrgSrcBlock"/>
      <text:p text:style-name="OrgSrcBlock">{%<text:s/>block<text:s/>body<text:s/>%}</text:p>
      <text:p text:style-name="OrgSrcBlock">&lt;<text:span text:style-name="OrgSrcFontLockFunctionNameFace">form</text:span><text:s/><text:span text:style-name="OrgSrcFontLockVariableNameFace">action</text:span>=<text:span text:style-name="OrgSrcFontLockStringFace">""</text:span><text:s/><text:span text:style-name="OrgSrcFontLockVariableNameFace">method</text:span>=<text:span text:style-name="OrgSrcFontLockStringFace">"post"</text:span><text:s/><text:span text:style-name="OrgSrcFontLockVariableNameFace">name</text:span>=<text:span text:style-name="OrgSrcFontLockStringFace">"login"</text:span>&gt;</text:p>
      <text:p text:style-name="OrgSrcBlock"><text:s/><text:s/><text:s/><text:s/><text:s/>{{<text:s/>form.hidden_tag()<text:s/>}}</text:p>
      <text:p text:style-name="OrgSrcBlock"><text:s/><text:s/><text:s/><text:s/><text:s/>&lt;<text:span text:style-name="OrgSrcFontLockFunctionNameFace">p</text:span>&gt;<text:s/>Please<text:s/>enter<text:s/>your<text:s/>Sweet<text:s/>ID:<text:s/>&lt;<text:span text:style-name="OrgSrcFontLockFunctionNameFace">br</text:span>&gt;</text:p>
      <text:p text:style-name="OrgSrcBlock"><text:s/><text:s/><text:s/><text:s/><text:s/><text:s/><text:s/><text:s/><text:s/>{{<text:s/>form.usr_name(size=10)<text:s/>}}&lt;<text:span text:style-name="OrgSrcFontLockFunctionNameFace">br</text:span>&gt;</text:p>
      <text:p text:style-name="OrgSrcBlock"><text:s/><text:s/><text:s/><text:s/><text:s/>&lt;/<text:span text:style-name="OrgSrcFontLockFunctionNameFace">p</text:span>&gt;</text:p>
      <text:p text:style-name="OrgSrcBlock"/>
      <text:p text:style-name="OrgSrcBlock"><text:s/><text:s/><text:s/><text:s/><text:s/>&lt;<text:span text:style-name="OrgSrcFontLockFunctionNameFace">p</text:span>&gt;{{<text:s/>form.remember_me<text:s/>}}<text:s/>Remember<text:s/>Me<text:s/>&lt;/<text:span text:style-name="OrgSrcFontLockFunctionNameFace">p</text:span>&gt;</text:p>
      <text:p text:style-name="OrgSrcBlock"/>
      <text:p text:style-name="OrgSrcBlock"><text:s/><text:s/><text:s/><text:s/><text:s/>&lt;<text:span text:style-name="OrgSrcFontLockFunctionNameFace">p</text:span>&gt;&lt;<text:span text:style-name="OrgSrcFontLockFunctionNameFace">input</text:span><text:s/><text:span text:style-name="OrgSrcFontLockVariableNameFace">type</text:span>=<text:span text:style-name="OrgSrcFontLockStringFace">"submit"</text:span><text:s/><text:span text:style-name="OrgSrcFontLockVariableNameFace">value</text:span>=<text:span text:style-name="OrgSrcFontLockStringFace">"Sign<text:s/>In"</text:span>&gt;&lt;/<text:span text:style-name="OrgSrcFontLockFunctionNameFace">p</text:span>&gt;</text:p>
      <text:p text:style-name="OrgSrcBlock">&lt;/<text:span text:style-name="OrgSrcFontLockFunctionNameFace">form</text:span>&gt;</text:p>
      <text:p text:style-name="OrgSrcBlockLastLine">{%<text:s/>endblock<text:s/>%}</text:p>
      <text:h text:style-name="Heading_20_3" text:outline-level="3"><text:bookmark-start text:name="OrgXref.sec-7-4-10"/><text:bookmark text:name="sec-7-4-10"/>style.css file<text:bookmark-end text:name="OrgXref.sec-7-4-10"/></text:h>
      <text:p text:style-name="Text_20_body">
Here is the style sheet that I use for my Mozilla Persona authorization

</text:p>
      <text:p text:style-name="OrgSrcBlock">html<text:s/>{</text:p>
      <text:p text:style-name="OrgSrcBlock"><text:s/><text:s/><text:s/><text:s/>background:<text:s/>#eee;</text:p>
      <text:p text:style-name="OrgSrcBlock">}</text:p>
      <text:p text:style-name="OrgSrcBlock"/>
      <text:p text:style-name="OrgSrcBlock">body<text:s/>{</text:p>
      <text:p text:style-name="OrgSrcBlock"><text:s/><text:s/><text:s/><text:s/>font-family:<text:s/>'Verdana',<text:s/>sans-serif;</text:p>
      <text:p text:style-name="OrgSrcBlock"><text:s/><text:s/><text:s/><text:s/>font-size:<text:s/>15px;</text:p>
      <text:p text:style-name="OrgSrcBlock"><text:s/><text:s/><text:s/><text:s/>margin:<text:s/>30px<text:s/>auto;</text:p>
      <text:p text:style-name="OrgSrcBlock"><text:s/><text:s/><text:s/><text:s/>width:<text:s/>720px;</text:p>
      <text:p text:style-name="OrgSrcBlock"><text:s/><text:s/><text:s/><text:s/>background:<text:s/>white;</text:p>
      <text:p text:style-name="OrgSrcBlock"><text:s/><text:s/><text:s/><text:s/>padding:<text:s/>30px;</text:p>
      <text:p text:style-name="OrgSrcBlock">}</text:p>
      <text:p text:style-name="OrgSrcBlock"/>
      <text:p text:style-name="OrgSrcBlock">h1<text:s/>{</text:p>
      <text:p text:style-name="OrgSrcBlock"><text:s/><text:s/><text:s/><text:s/>margin:<text:s/>0;</text:p>
      <text:p text:style-name="OrgSrcBlock">}</text:p>
      <text:p text:style-name="OrgSrcBlock"/>
      <text:p text:style-name="OrgSrcBlock">h1,<text:s/>h2,<text:s/>a<text:s/>{</text:p>
      <text:p text:style-name="OrgSrcBlock"><text:s/><text:s/><text:s/><text:s/>color:<text:s/>#d00;</text:p>
      <text:p text:style-name="OrgSrcBlock">}</text:p>
      <text:p text:style-name="OrgSrcBlock"/>
      <text:p text:style-name="OrgSrcBlock">div.authbar<text:s/>{</text:p>
      <text:p text:style-name="OrgSrcBlock"><text:s/><text:s/><text:s/><text:s/>background:<text:s/>#eee;</text:p>
      <text:p text:style-name="OrgSrcBlock"><text:s/><text:s/><text:s/><text:s/>padding:<text:s/>0<text:s/>15px;</text:p>
      <text:p text:style-name="OrgSrcBlock"><text:s/><text:s/><text:s/><text:s/>margin:<text:s/>10px<text:s/>-15px;</text:p>
      <text:p text:style-name="OrgSrcBlock"><text:s/><text:s/><text:s/><text:s/>line-height:<text:s/>25px;</text:p>
      <text:p text:style-name="OrgSrcBlock"><text:s/><text:s/><text:s/><text:s/>height:<text:s/>25px;</text:p>
      <text:p text:style-name="OrgSrcBlock"><text:s/><text:s/><text:s/><text:s/>vertical-align:<text:s/>middle;</text:p>
      <text:p text:style-name="OrgSrcBlock">}</text:p>
      <text:p text:style-name="OrgSrcBlock"/>
      <text:p text:style-name="OrgSrcBlock">div.signinprogress<text:s/>{</text:p>
      <text:p text:style-name="OrgSrcBlock"><text:s/><text:s/><text:s/><text:s/>position:<text:s/>fixed;</text:p>
      <text:p text:style-name="OrgSrcBlock"><text:s/><text:s/><text:s/><text:s/>top:<text:s/>0;</text:p>
      <text:p text:style-name="OrgSrcBlock"><text:s/><text:s/><text:s/><text:s/>left:<text:s/>0;</text:p>
      <text:p text:style-name="OrgSrcBlock"><text:s/><text:s/><text:s/><text:s/>right:<text:s/>0;</text:p>
      <text:p text:style-name="OrgSrcBlock"><text:s/><text:s/><text:s/><text:s/>bottom:<text:s/>0;</text:p>
      <text:p text:style-name="OrgSrcBlock"><text:s/><text:s/><text:s/><text:s/>background:<text:s/>rgba(255,<text:s/>255,<text:s/>255,<text:s/>0.8)<text:s/>url(spinner.png)<text:s/>center<text:s/>center<text:s/>no-repeat;</text:p>
      <text:p text:style-name="OrgSrcBlock"><text:s/><text:s/><text:s/><text:s/>font-size:<text:s/>0;</text:p>
      <text:p text:style-name="OrgSrcBlockLastLine">}</text:p>
      <text:h text:style-name="Heading_20_1" text:outline-level="1"><text:bookmark-start text:name="OrgXref.sec-8"/><text:bookmark text:name="sec-8"/>Client-side or Front-End Development work<text:bookmark-end text:name="OrgXref.sec-8"/></text:h>
      <text:p text:style-name="Text_20_body">
The front-end development work is being done using Angular JS
framework. It is being written in JavaScript. The page that is being
displayed, or the page which triggers the JavaScript is a HTML page.

</text:p>
      <text:p text:style-name="Text_20_body">

The coding details of these two are discussed below.

</text:p>
      <text:h text:style-name="Heading_20_2" text:outline-level="2"><text:bookmark-start text:name="OrgXref.sec-8-1"/><text:bookmark text:name="sec-8-1"/>JavaScript code for front-end<text:bookmark-end text:name="OrgXref.sec-8-1"/></text:h>
      <text:p text:style-name="Text_20_body">
Here is the code for the basic Angular JS APP component

</text:p>
      <text:p text:style-name="OrgSrcBlockLastLine"><text:span text:style-name="OrgSrcFontLockKeywordFace">var</text:span><text:s/><text:span text:style-name="OrgSrcFontLockVariableNameFace">app</text:span><text:s/>=<text:s/>angular.module(<text:span text:style-name="OrgSrcFontLockStringFace">'GetPage'</text:span>,<text:s/>[]);</text:p>
      <text:p text:style-name="Text_20_body">
This is the JavaScript code for the controller for the Angular JS app that I have created.

</text:p>
      <text:p text:style-name="OrgSrcBlock"><text:span text:style-name="OrgSrcFontLockCommentDelimiterFace">//</text:span><text:span text:style-name="OrgSrcFontLockCommentFace">exposing<text:s/>expose<text:s/>variables<text:s/>and<text:s/>functionality<text:s/>to<text:s/>expressions<text:s/>and<text:s/>directives<text:s/>in<text:s/>Template</text:span></text:p>
      <text:p text:style-name="OrgSrcBlock">app.controller(<text:span text:style-name="OrgSrcFontLockStringFace">'GetPageController'</text:span>,<text:s/><text:span text:style-name="OrgSrcFontLockKeywordFace">function</text:span><text:s/>(<text:span text:style-name="OrgSrcFontLockVariableNameFace">$scope</text:span>,<text:s/><text:span text:style-name="OrgSrcFontLockVariableNameFace">$http</text:span>)<text:s/>{<text:s/></text:p>
      <text:p text:style-name="OrgSrcBlock"><text:s/><text:s/><text:s/><text:s/><text:s/><text:s/><text:s/><text:s/>$scope.inputURL<text:s/>=<text:s/><text:span text:style-name="OrgSrcFontLockStringFace">"http://teststore.swtr.us/"</text:span>;</text:p>
      <text:p text:style-name="OrgSrcBlock"><text:s/><text:s/><text:s/><text:s/><text:s/><text:s/><text:s/><text:s/>$scope.show<text:s/>=<text:s/><text:span text:style-name="OrgSrcFontLockKeywordFace">function</text:span>()<text:s/>{</text:p>
      <text:p text:style-name="OrgSrcBlock"><text:s/><text:s/><text:s/><text:s/><text:s/><text:s/><text:s/><text:s/><text:s/><text:s/><text:s/><text:s/><text:s/><text:s/><text:s/><text:s/><text:span text:style-name="OrgSrcFontLockKeywordFace">var</text:span><text:s/><text:span text:style-name="OrgSrcFontLockVariableNameFace">returnPromise</text:span><text:s/>=<text:s/>$http.get($scope.inputURL);</text:p>
      <text:p text:style-name="OrgSrcBlock"><text:s/><text:s/><text:s/><text:s/><text:s/><text:s/><text:s/><text:s/><text:s/><text:s/><text:s/><text:s/><text:s/><text:s/><text:s/><text:s/>returnPromise.then(</text:p>
      <text:p text:style-name="OrgSrcBlock"><text:s/><text:s/><text:s/><text:s/><text:s/><text:s/><text:s/><text:s/><text:s/><text:s/><text:s/><text:s/><text:s/><text:s/><text:s/><text:s/><text:s/><text:s/><text:s/><text:s/><text:span text:style-name="OrgSrcFontLockCommentDelimiterFace">//</text:span><text:span text:style-name="OrgSrcFontLockCommentFace">success</text:span></text:p>
      <text:p text:style-name="OrgSrcBlock"><text:s/><text:s/><text:s/><text:s/><text:s/><text:s/><text:s/><text:s/><text:s/><text:s/><text:s/><text:s/><text:s/><text:s/><text:s/><text:s/><text:s/><text:s/><text:s/><text:s/><text:span text:style-name="OrgSrcFontLockKeywordFace">function</text:span>(<text:span text:style-name="OrgSrcFontLockVariableNameFace">data</text:span>,<text:s/><text:span text:style-name="OrgSrcFontLockVariableNameFace">status</text:span>,<text:s/><text:span text:style-name="OrgSrcFontLockVariableNameFace">headers</text:span>,<text:s/><text:span text:style-name="OrgSrcFontLockVariableNameFace">config</text:span>)<text:s/>{</text:p>
      <text:p text:style-name="OrgSrcBlock"><text:s/><text:s/><text:s/><text:s/><text:s/><text:s/><text:s/><text:s/><text:s/><text:s/><text:s/><text:s/><text:s/><text:s/><text:s/><text:s/><text:s/><text:s/><text:s/><text:s/><text:s/><text:s/><text:s/><text:s/><text:s/><text:s/><text:s/>console.log(<text:span text:style-name="OrgSrcFontLockStringFace">"Server<text:s/>responded:<text:s/>Success<text:s/>in<text:s/>getting:<text:s/>"</text:span>,<text:s/>$scope.inputURL);<text:s/><text:s/><text:s/><text:s/><text:s/><text:s/></text:p>
      <text:p text:style-name="OrgSrcBlock"><text:s/><text:s/><text:s/><text:s/><text:s/><text:s/><text:s/><text:s/><text:s/><text:s/><text:s/><text:s/><text:s/><text:s/><text:s/><text:s/><text:s/><text:s/><text:s/><text:s/><text:s/><text:s/><text:s/><text:s/><text:s/><text:s/><text:s/>$scope.expression<text:s/>=<text:s/>data;</text:p>
      <text:p text:style-name="OrgSrcBlock"><text:s/><text:s/><text:s/><text:s/><text:s/><text:s/><text:s/><text:s/><text:s/><text:s/><text:s/><text:s/><text:s/><text:s/><text:s/><text:s/><text:s/><text:s/><text:s/><text:s/><text:s/><text:s/><text:s/><text:s/><text:s/><text:s/><text:s/>},</text:p>
      <text:p text:style-name="OrgSrcBlock"><text:s/><text:s/><text:s/><text:s/><text:s/><text:s/><text:s/><text:s/><text:s/><text:s/><text:s/><text:s/><text:s/><text:s/><text:s/><text:s/><text:s/><text:s/><text:s/><text:s/><text:s/><text:s/><text:s/><text:s/><text:span text:style-name="OrgSrcFontLockCommentDelimiterFace">//</text:span><text:span text:style-name="OrgSrcFontLockCommentFace">error<text:s/><text:s/><text:s/></text:span></text:p>
      <text:p text:style-name="OrgSrcBlock"><text:s/><text:s/><text:s/><text:s/><text:s/><text:s/><text:s/><text:s/><text:s/><text:s/><text:s/><text:s/><text:s/><text:s/><text:s/><text:s/><text:s/><text:s/><text:s/><text:s/><text:span text:style-name="OrgSrcFontLockKeywordFace">function</text:span>(<text:span text:style-name="OrgSrcFontLockVariableNameFace">data</text:span>,<text:s/><text:span text:style-name="OrgSrcFontLockVariableNameFace">status</text:span>,<text:s/><text:span text:style-name="OrgSrcFontLockVariableNameFace">headers</text:span>,<text:s/><text:span text:style-name="OrgSrcFontLockVariableNameFace">config</text:span>)<text:s/>{</text:p>
      <text:p text:style-name="OrgSrcBlock"><text:s/><text:s/><text:s/><text:s/><text:s/><text:s/><text:s/><text:s/><text:s/><text:s/><text:s/><text:s/><text:s/><text:s/><text:s/>log($scope.inputURL);<text:s/><text:s/><text:s/><text:s/><text:s/><text:s/><text:s/><text:s/><text:s/><text:s/><text:s/><text:s/></text:p>
      <text:p text:style-name="OrgSrcBlock"><text:s/><text:s/><text:s/><text:s/><text:s/><text:s/><text:s/><text:s/><text:s/><text:s/><text:s/><text:s/><text:s/><text:s/><text:s/><text:s/><text:s/><text:s/><text:s/><text:s/><text:s/><text:s/><text:s/><text:s/><text:s/><text:s/><text:s/>console.log(<text:span text:style-name="OrgSrcFontLockStringFace">"Server<text:s/>responded:<text:s/>Error<text:s/>in<text:s/>getting:<text:s/>"</text:span>,<text:s/>$scope.inputURL);</text:p>
      <text:p text:style-name="OrgSrcBlock"><text:s/><text:s/><text:s/><text:s/><text:s/><text:s/><text:s/><text:s/><text:s/><text:s/><text:s/><text:s/><text:s/><text:s/><text:s/><text:s/><text:s/><text:s/><text:s/><text:s/><text:s/><text:s/><text:s/><text:s/><text:s/><text:s/><text:s/>},</text:p>
      <text:p text:style-name="OrgSrcBlock"><text:s/><text:s/><text:s/><text:s/><text:s/><text:s/><text:s/><text:s/><text:s/><text:s/><text:s/><text:s/><text:s/><text:s/><text:s/><text:s/><text:s/><text:s/><text:s/><text:s/><text:s/><text:s/><text:s/><text:s/><text:span text:style-name="OrgSrcFontLockCommentDelimiterFace">//</text:span><text:span text:style-name="OrgSrcFontLockCommentFace">progress<text:s/><text:s/><text:s/></text:span></text:p>
      <text:p text:style-name="OrgSrcBlock"><text:s/><text:s/><text:s/><text:s/><text:s/><text:s/><text:s/><text:s/><text:s/><text:s/><text:s/><text:s/><text:s/><text:s/><text:s/><text:s/><text:s/><text:s/><text:s/><text:s/><text:s/><text:s/><text:s/><text:s/><text:span text:style-name="OrgSrcFontLockKeywordFace">function</text:span>(<text:span text:style-name="OrgSrcFontLockVariableNameFace">data</text:span>,<text:s/><text:span text:style-name="OrgSrcFontLockVariableNameFace">status</text:span>,<text:s/><text:span text:style-name="OrgSrcFontLockVariableNameFace">headers</text:span>,<text:s/><text:span text:style-name="OrgSrcFontLockVariableNameFace">config</text:span>)<text:s/>{</text:p>
      <text:p text:style-name="OrgSrcBlock"><text:s/><text:s/><text:s/><text:s/><text:s/><text:s/><text:s/><text:s/><text:s/><text:s/><text:s/><text:s/><text:s/><text:s/><text:s/><text:s/><text:s/><text:s/><text:s/><text:s/><text:s/><text:s/><text:s/><text:s/><text:s/><text:s/><text:s/>console.log(<text:span text:style-name="OrgSrcFontLockStringFace">"Server<text:s/>responded:<text:s/>Progress<text:s/>in<text:s/>getting:<text:s/>"</text:span>,<text:s/>$scope.inputURL);<text:s/><text:s/><text:s/><text:s/><text:s/></text:p>
      <text:p text:style-name="OrgSrcBlock"><text:s/><text:s/><text:s/><text:s/><text:s/><text:s/><text:s/><text:s/><text:s/><text:s/><text:s/><text:s/><text:s/><text:s/><text:s/><text:s/><text:s/><text:s/><text:s/><text:s/><text:s/><text:s/><text:s/><text:s/><text:s/><text:s/><text:s/>});</text:p>
      <text:p text:style-name="OrgSrcBlock"><text:s/><text:s/><text:s/><text:s/><text:s/><text:s/><text:s/><text:s/><text:s/><text:s/><text:s/><text:s/><text:s/><text:s/><text:s/><text:s/>log($scope.inputURL);<text:s/><text:s/><text:s/><text:s/><text:s/><text:s/></text:p>
      <text:p text:style-name="OrgSrcBlock"><text:s/><text:s/><text:s/><text:s/><text:s/><text:s/><text:s/><text:s/><text:s/><text:s/><text:s/><text:s/><text:s/><text:s/><text:s/><text:s/>console.log(<text:span text:style-name="OrgSrcFontLockStringFace">"I<text:s/>created<text:s/>an<text:s/>Asynch<text:s/>call<text:s/>and<text:s/>am<text:s/>exiting<text:s/>the<text:s/>Show()<text:s/>function"</text:span>);<text:s/><text:s/><text:s/><text:s/><text:s/></text:p>
      <text:p text:style-name="OrgSrcBlock"><text:s/><text:s/><text:s/><text:s/><text:s/><text:s/><text:s/><text:s/><text:s/><text:s/><text:s/><text:s/><text:s/><text:s/><text:s/><text:s/>};</text:p>
      <text:p text:style-name="OrgSrcBlockLastLine"><text:s/><text:s/><text:s/><text:s/><text:s/><text:s/><text:s/><text:s/>});</text:p>
      <text:p text:style-name="Text_20_body">
This function is used for logging debug messages directly to the HTML
page on the browser. 

</text:p>
      <text:p text:style-name="OrgSrcBlock"><text:span text:style-name="OrgSrcFontLockKeywordFace">function</text:span><text:s/><text:span text:style-name="OrgSrcFontLockFunctionNameFace">log</text:span>(<text:span text:style-name="OrgSrcFontLockVariableNameFace">str</text:span>){</text:p>
      <text:p text:style-name="OrgSrcBlock"><text:s/><text:s/><text:span text:style-name="OrgSrcFontLockKeywordFace">var</text:span><text:s/><text:span text:style-name="OrgSrcFontLockVariableNameFace">log</text:span><text:s/>=<text:s/>document.getElementById(<text:span text:style-name="OrgSrcFontLockStringFace">"log"</text:span>)</text:p>
      <text:p text:style-name="OrgSrcBlock"><text:s/><text:s/><text:span text:style-name="OrgSrcFontLockKeywordFace">if</text:span><text:s/>(log){<text:s/></text:p>
      <text:p text:style-name="OrgSrcBlock"><text:s/><text:s/><text:s/><text:s/><text:s/><text:s/><text:s/><text:s/><text:s/><text:span text:style-name="OrgSrcFontLockCommentDelimiterFace">//<text:s/></text:span><text:span text:style-name="OrgSrcFontLockCommentFace">let's<text:s/>be<text:s/>safe...</text:span></text:p>
      <text:p text:style-name="OrgSrcBlock"><text:s/><text:s/><text:s/><text:s/><text:s/>log.innerHTML<text:s/>+=<text:s/>str<text:s/>+<text:s/><text:span text:style-name="OrgSrcFontLockStringFace">"&lt;br/&gt;"</text:span>;</text:p>
      <text:p text:style-name="OrgSrcBlock"><text:s/><text:s/><text:s/><text:s/><text:s/>}</text:p>
      <text:p text:style-name="OrgSrcBlockLastLine">};</text:p>
      <text:h text:style-name="Heading_20_2" text:outline-level="2"><text:bookmark-start text:name="OrgXref.sec-8-2"/><text:bookmark text:name="sec-8-2"/>HTML code for front-end<text:bookmark-end text:name="OrgXref.sec-8-2"/></text:h>
      <text:p text:style-name="Text_20_body">
Here is the HTML page that gets loaded to get / show Sweets.

</text:p>
      <text:p text:style-name="OrgSrcBlock">&lt;<text:span text:style-name="OrgSrcFontLockKeywordFace">!DOCTYPE</text:span><text:s/>HTML<text:s/>PUBLIC<text:s/><text:span text:style-name="OrgSrcFontLockStringFace">"-//W3C//DTD<text:s/>HTML<text:s/>4.01//EN"</text:span><text:s/></text:p>
      <text:p text:style-name="OrgSrcBlock"><text:s/><text:span text:style-name="OrgSrcFontLockStringFace">"http://www.w3.org/TR/html4/strict.dtd"</text:span>&gt;</text:p>
      <text:p text:style-name="OrgSrcBlock">&lt;<text:span text:style-name="OrgSrcFontLockFunctionNameFace">html</text:span>&gt;</text:p>
      <text:p text:style-name="OrgSrcBlock"><text:s/><text:s/><text:s/>&lt;<text:span text:style-name="OrgSrcFontLockFunctionNameFace">head</text:span>&gt;</text:p>
      <text:p text:style-name="OrgSrcBlock"><text:s/><text:s/><text:s/><text:s/><text:s/><text:s/>&lt;<text:span text:style-name="OrgSrcFontLockFunctionNameFace">link</text:span><text:s/><text:span text:style-name="OrgSrcFontLockVariableNameFace">href</text:span>=<text:span text:style-name="OrgSrcFontLockStringFace">"//fonts.googleapis.com/css?family=Roboto:100,300"</text:span></text:p>
      <text:p text:style-name="OrgSrcBlock"><text:s/><text:s/><text:s/><text:s/><text:s/><text:s/><text:s/><text:s/><text:s/><text:s/><text:s/><text:s/><text:span text:style-name="OrgSrcFontLockVariableNameFace">rel</text:span>=<text:span text:style-name="OrgSrcFontLockStringFace">"stylesheet"</text:span><text:s/><text:span text:style-name="OrgSrcFontLockVariableNameFace">type</text:span>=<text:span text:style-name="OrgSrcFontLockStringFace">"text/css"</text:span><text:s/>/&gt;</text:p>
      <text:p text:style-name="OrgSrcBlock"><text:s/><text:s/><text:s/><text:s/><text:s/><text:s/>&lt;<text:span text:style-name="OrgSrcFontLockFunctionNameFace">link</text:span><text:s/><text:span text:style-name="OrgSrcFontLockVariableNameFace">rel</text:span>=<text:span text:style-name="OrgSrcFontLockStringFace">"stylesheet"</text:span><text:s/>href={{<text:s/>url_for('static',<text:s/><text:span text:style-name="OrgSrcFontLockVariableNameFace">filename</text:span>='css/SwtFrntStyle.css')<text:s/>}}<text:s/>/&gt;</text:p>
      <text:p text:style-name="OrgSrcBlock"><text:s/><text:s/><text:s/>&lt;/<text:span text:style-name="OrgSrcFontLockFunctionNameFace">head</text:span>&gt;</text:p>
      <text:p text:style-name="OrgSrcBlock"/>
      <text:p text:style-name="OrgSrcBlock"><text:s/><text:s/><text:s/>&lt;<text:span text:style-name="OrgSrcFontLockFunctionNameFace">body</text:span><text:s/><text:span text:style-name="OrgSrcFontLockVariableNameFace">data-ng-app</text:span>=<text:span text:style-name="OrgSrcFontLockStringFace">"GetPage"</text:span>&gt;</text:p>
      <text:p text:style-name="OrgSrcBlock"><text:s/><text:s/><text:s/><text:s/><text:s/><text:s/>&lt;<text:span text:style-name="OrgSrcFontLockFunctionNameFace">div</text:span><text:s/><text:span text:style-name="OrgSrcFontLockVariableNameFace">class</text:span>=<text:span text:style-name="OrgSrcFontLockStringFace">"page-container"</text:span><text:s/><text:span text:style-name="OrgSrcFontLockVariableNameFace">id</text:span>=<text:span text:style-name="OrgSrcFontLockStringFace">"log"</text:span><text:s/><text:span text:style-name="OrgSrcFontLockVariableNameFace">data-ng-controller</text:span>=<text:span text:style-name="OrgSrcFontLockStringFace">"GetPageController"</text:span>&gt;</text:p>
      <text:p text:style-name="OrgSrcBlock"><text:s/><text:s/><text:s/><text:s/><text:s/><text:s/><text:s/><text:s/><text:s/>&lt;<text:span text:style-name="OrgSrcFontLockFunctionNameFace">h2</text:span>&gt;<text:span text:style-name="OrgSrcBoldItalic"><text:s/>SaiGo's<text:s/>Sweet<text:s/>Page<text:s/></text:span>&lt;/<text:span text:style-name="OrgSrcFontLockFunctionNameFace">h2</text:span>&gt;</text:p>
      <text:p text:style-name="OrgSrcBlock"><text:s/><text:s/><text:s/><text:s/><text:s/><text:s/><text:s/><text:s/><text:s/>&lt;<text:span text:style-name="OrgSrcFontLockFunctionNameFace">div</text:span>&gt;<text:s/></text:p>
      <text:p text:style-name="OrgSrcBlock"><text:s/><text:s/><text:s/><text:s/><text:s/><text:s/><text:s/><text:s/><text:s/><text:s/><text:s/><text:s/>input<text:s/>URL:<text:s/>&lt;<text:span text:style-name="OrgSrcFontLockFunctionNameFace">input</text:span><text:s/><text:span text:style-name="OrgSrcFontLockVariableNameFace">type</text:span>=<text:span text:style-name="OrgSrcFontLockStringFace">"url"</text:span><text:s/><text:span text:style-name="OrgSrcFontLockVariableNameFace">data-ng-model</text:span>=<text:span text:style-name="OrgSrcFontLockStringFace">"inputURL"</text:span><text:s/>required&gt;</text:p>
      <text:p text:style-name="OrgSrcBlock"><text:s/><text:s/><text:s/><text:s/><text:s/><text:s/><text:s/><text:s/><text:s/><text:s/><text:s/><text:s/>&lt;<text:span text:style-name="OrgSrcFontLockFunctionNameFace">button</text:span><text:s/><text:span text:style-name="OrgSrcFontLockVariableNameFace">class</text:span>=<text:span text:style-name="OrgSrcFontLockStringFace">"btn"</text:span><text:s/><text:span text:style-name="OrgSrcFontLockVariableNameFace">data-ng-click</text:span>=<text:span text:style-name="OrgSrcFontLockStringFace">"show()"</text:span>&gt;Show&lt;/<text:span text:style-name="OrgSrcFontLockFunctionNameFace">button</text:span>&gt;</text:p>
      <text:p text:style-name="OrgSrcBlock"><text:s/><text:s/><text:s/><text:s/><text:s/><text:s/><text:s/><text:s/><text:s/>&lt;/<text:span text:style-name="OrgSrcFontLockFunctionNameFace">div</text:span>&gt;</text:p>
      <text:p text:style-name="OrgSrcBlock"><text:s/><text:s/><text:s/><text:s/><text:s/><text:s/><text:s/><text:s/><text:s/>&lt;<text:span text:style-name="OrgSrcFontLockFunctionNameFace">div</text:span><text:s/><text:span text:style-name="OrgSrcFontLockVariableNameFace">data-ng-bind-html-unsafe</text:span>=<text:span text:style-name="OrgSrcFontLockStringFace">"expression"</text:span>&gt;<text:s/>&lt;/<text:span text:style-name="OrgSrcFontLockFunctionNameFace">div</text:span>&gt;</text:p>
      <text:p text:style-name="OrgSrcBlock"><text:s/><text:s/><text:s/><text:s/><text:s/><text:s/>&lt;/<text:span text:style-name="OrgSrcFontLockFunctionNameFace">div</text:span>&gt;<text:s/><text:s/><text:s/><text:s/></text:p>
      <text:p text:style-name="OrgSrcBlock"><text:s/><text:s/><text:s/><text:s/><text:s/><text:s/>&lt;<text:span text:style-name="OrgSrcFontLockFunctionNameFace">script</text:span><text:s/><text:span text:style-name="OrgSrcFontLockVariableNameFace">src</text:span>=<text:span text:style-name="OrgSrcFontLockStringFace">"http://ajax.googleapis.com/ajax/libs/angularjs/1.3.14/angular.min.js"</text:span>&gt;<text:s/>&lt;/<text:span text:style-name="OrgSrcFontLockFunctionNameFace">script</text:span>&gt;</text:p>
      <text:p text:style-name="OrgSrcBlock"><text:s/><text:s/><text:s/><text:s/><text:s/><text:s/>&lt;<text:span text:style-name="OrgSrcFontLockFunctionNameFace">script</text:span><text:s/>src={{<text:s/>url_for('static',<text:s/><text:span text:style-name="OrgSrcFontLockVariableNameFace">filename</text:span>='js/SwtFrntApp.js')<text:s/><text:s/><text:s/>}}&gt;&lt;/<text:span text:style-name="OrgSrcFontLockFunctionNameFace">script</text:span>&gt;</text:p>
      <text:p text:style-name="OrgSrcBlock"><text:s/><text:s/><text:s/><text:s/><text:s/><text:s/>&lt;<text:span text:style-name="OrgSrcFontLockFunctionNameFace">script</text:span><text:s/>src={{<text:s/>url_for('static',<text:s/><text:span text:style-name="OrgSrcFontLockVariableNameFace">filename</text:span>='js/SwtFrntCntrl.js')<text:s/>}}&gt;&lt;/<text:span text:style-name="OrgSrcFontLockFunctionNameFace">script</text:span>&gt;</text:p>
      <text:p text:style-name="OrgSrcBlock"><text:s/><text:s/><text:s/><text:s/><text:s/><text:s/>&lt;<text:span text:style-name="OrgSrcFontLockFunctionNameFace">script</text:span><text:s/>src={{<text:s/>url_for('static',<text:s/><text:span text:style-name="OrgSrcFontLockVariableNameFace">filename</text:span>='js/SwtFrntLog.js')<text:s/><text:s/><text:s/>}}&gt;&lt;/<text:span text:style-name="OrgSrcFontLockFunctionNameFace">script</text:span>&gt;</text:p>
      <text:p text:style-name="OrgSrcBlock"><text:s/><text:s/><text:s/>&lt;/<text:span text:style-name="OrgSrcFontLockFunctionNameFace">body</text:span>&gt;</text:p>
      <text:p text:style-name="OrgSrcBlock"/>
      <text:p text:style-name="OrgSrcBlockLastLine">&lt;/<text:span text:style-name="OrgSrcFontLockFunctionNameFace">html</text:span>&gt;</text:p>
      <text:p text:style-name="Text_20_body">
Here is the CSS file for the front end tool we are developing.

</text:p>
      <text:p text:style-name="OrgSrcBlock">*<text:s/>{</text:p>
      <text:p text:style-name="OrgSrcBlock"><text:s/><text:s/>box-sizing:<text:s/>border-box;</text:p>
      <text:p text:style-name="OrgSrcBlock"><text:s/><text:s/>font-family:<text:s/>'Roboto',<text:s/>Arial;</text:p>
      <text:p text:style-name="OrgSrcBlock"><text:s/><text:s/>color:<text:s/>#95e2aa;</text:p>
      <text:p text:style-name="OrgSrcBlock">}</text:p>
      <text:p text:style-name="OrgSrcBlock"/>
      <text:p text:style-name="OrgSrcBlock">html,<text:s/>body<text:s/>{</text:p>
      <text:p text:style-name="OrgSrcBlock"><text:s/><text:s/>height:<text:s/>100%;</text:p>
      <text:p text:style-name="OrgSrcBlock"><text:s/><text:s/>width:<text:s/>100%;</text:p>
      <text:p text:style-name="OrgSrcBlock">}</text:p>
      <text:p text:style-name="OrgSrcBlock"/>
      <text:p text:style-name="OrgSrcBlock">body<text:s/>{</text:p>
      <text:p text:style-name="OrgSrcBlock"><text:s/><text:s/>background-attachment:<text:s/>scroll;</text:p>
      <text:p text:style-name="OrgSrcBlock"><text:s/><text:s/>background-clip:<text:s/>border-box;</text:p>
      <text:p text:style-name="OrgSrcBlock"><text:s/><text:s/>background-color:<text:s/>rgba(0,<text:s/>0,<text:s/>0,<text:s/>0);</text:p>
      <text:p text:style-name="OrgSrcBlock"><text:s/><text:s/>background-image:<text:s/>url(http://subtlepatterns.com/patterns/stardust.png);</text:p>
      <text:p text:style-name="OrgSrcBlock"><text:s/><text:s/>background-origin:<text:s/>padding-box;</text:p>
      <text:p text:style-name="OrgSrcBlock"><text:s/><text:s/>background-size:<text:s/>auto;</text:p>
      <text:p text:style-name="OrgSrcBlock">}</text:p>
      <text:p text:style-name="OrgSrcBlock"/>
      <text:p text:style-name="OrgSrcBlock">.rebel<text:s/>{</text:p>
      <text:p text:style-name="OrgSrcBlock"><text:s/><text:s/>color:<text:s/>#ff6450;</text:p>
      <text:p text:style-name="OrgSrcBlock">}</text:p>
      <text:p text:style-name="OrgSrcBlock"/>
      <text:p text:style-name="OrgSrcBlock">.achieve<text:s/>{</text:p>
      <text:p text:style-name="OrgSrcBlock"><text:s/><text:s/>color:<text:s/>#9dc9a8;</text:p>
      <text:p text:style-name="OrgSrcBlock">}</text:p>
      <text:p text:style-name="OrgSrcBlock"/>
      <text:p text:style-name="OrgSrcBlock">.bt<text:s/>{</text:p>
      <text:p text:style-name="OrgSrcBlock"><text:s/><text:s/>width:<text:s/>40px;</text:p>
      <text:p text:style-name="OrgSrcBlock"><text:s/><text:s/>border:<text:s/>none;</text:p>
      <text:p text:style-name="OrgSrcBlock"><text:s/><text:s/>cursor:<text:s/>pointer;</text:p>
      <text:p text:style-name="OrgSrcBlock"><text:s/><text:s/>outline:<text:s/>none;</text:p>
      <text:p text:style-name="OrgSrcBlock">}</text:p>
      <text:p text:style-name="OrgSrcBlock"/>
      <text:p text:style-name="OrgSrcBlock">.bt.bt-rebel<text:s/>{</text:p>
      <text:p text:style-name="OrgSrcBlock"><text:s/><text:s/>background:<text:s/>#ff6450;</text:p>
      <text:p text:style-name="OrgSrcBlock"><text:s/><text:s/>color:<text:s/>#fff;</text:p>
      <text:p text:style-name="OrgSrcBlock">}</text:p>
      <text:p text:style-name="OrgSrcBlock"/>
      <text:p text:style-name="OrgSrcBlock">.bt.bt-achieve<text:s/>{</text:p>
      <text:p text:style-name="OrgSrcBlock"><text:s/><text:s/>background:<text:s/>#9dc9a8;</text:p>
      <text:p text:style-name="OrgSrcBlock"><text:s/><text:s/>color:<text:s/>#444349;</text:p>
      <text:p text:style-name="OrgSrcBlock">}</text:p>
      <text:p text:style-name="OrgSrcBlock"/>
      <text:p text:style-name="OrgSrcBlock">.txt<text:s/>{</text:p>
      <text:p text:style-name="OrgSrcBlock"><text:s/><text:s/>background:<text:s/>transparent;</text:p>
      <text:p text:style-name="OrgSrcBlock"><text:s/><text:s/>width:<text:s/>100%;</text:p>
      <text:p text:style-name="OrgSrcBlock"><text:s/><text:s/>outline:<text:s/>none;</text:p>
      <text:p text:style-name="OrgSrcBlock"><text:s/><text:s/>padding:<text:s/>10px;</text:p>
      <text:p text:style-name="OrgSrcBlock"><text:s/><text:s/>margin:<text:s/>4px<text:s/>0;</text:p>
      <text:p text:style-name="OrgSrcBlock"><text:s/><text:s/>border:<text:s/>1px<text:s/>solid<text:s/>#9dc9a8;</text:p>
      <text:p text:style-name="OrgSrcBlock"><text:s/><text:s/>width:<text:s/>90%;</text:p>
      <text:p text:style-name="OrgSrcBlock"><text:s/><text:s/>font-size:<text:s/>16px;</text:p>
      <text:p text:style-name="OrgSrcBlock"><text:s/><text:s/>position:<text:s/>relative;</text:p>
      <text:p text:style-name="OrgSrcBlock"><text:s/><text:s/>min-height:<text:s/>100%;</text:p>
      <text:p text:style-name="OrgSrcBlock">}</text:p>
      <text:p text:style-name="OrgSrcBlock"/>
      <text:p text:style-name="OrgSrcBlock">.page-container<text:s/>{</text:p>
      <text:p text:style-name="OrgSrcBlock"><text:s/><text:s/>width:<text:s/>90%;</text:p>
      <text:p text:style-name="OrgSrcBlock"><text:s/><text:s/>margin:<text:s/>0<text:s/>auto;</text:p>
      <text:p text:style-name="OrgSrcBlock">}</text:p>
      <text:p text:style-name="OrgSrcBlock"/>
      <text:p text:style-name="OrgSrcBlock">.page-container<text:s/>h2<text:s/>{</text:p>
      <text:p text:style-name="OrgSrcBlock"><text:s/><text:s/>text-align:<text:s/>center;</text:p>
      <text:p text:style-name="OrgSrcBlock"><text:s/><text:s/>font-weight:<text:s/>900;</text:p>
      <text:p text:style-name="OrgSrcBlock">}</text:p>
      <text:p text:style-name="OrgSrcBlock"/>
      <text:p text:style-name="OrgSrcBlock">.add-todo<text:s/>.txt<text:s/>{</text:p>
      <text:p text:style-name="OrgSrcBlock"><text:s/><text:s/>padding:<text:s/>10px;</text:p>
      <text:p text:style-name="OrgSrcBlock">}</text:p>
      <text:p text:style-name="OrgSrcBlock"/>
      <text:p text:style-name="OrgSrcBlock">.todo-list,<text:s/>.add-todo<text:s/>{</text:p>
      <text:p text:style-name="OrgSrcBlock"><text:s/><text:s/>list-style-type:<text:s/>none;</text:p>
      <text:p text:style-name="OrgSrcBlock"><text:s/><text:s/>text-align:<text:s/>left;</text:p>
      <text:p text:style-name="OrgSrcBlock">}</text:p>
      <text:p text:style-name="OrgSrcBlock"/>
      <text:p text:style-name="OrgSrcBlock">.todo-list<text:s/>li<text:s/>{</text:p>
      <text:p text:style-name="OrgSrcBlock"><text:s/><text:s/>padding:<text:s/>10px<text:s/>80px<text:s/>10px<text:s/>10px;</text:p>
      <text:p text:style-name="OrgSrcBlock"><text:s/><text:s/>margin:<text:s/>4px<text:s/>0;</text:p>
      <text:p text:style-name="OrgSrcBlock"><text:s/><text:s/>border:<text:s/>1px<text:s/>solid<text:s/>#9dc9a8;</text:p>
      <text:p text:style-name="OrgSrcBlock"><text:s/><text:s/>width:<text:s/>90%;</text:p>
      <text:p text:style-name="OrgSrcBlock"><text:s/><text:s/>position:<text:s/>relative;</text:p>
      <text:p text:style-name="OrgSrcBlock"><text:s/><text:s/>min-height:<text:s/>100%;</text:p>
      <text:p text:style-name="OrgSrcBlock"><text:s/><text:s/>cursor:<text:s/>pointer;</text:p>
      <text:p text:style-name="OrgSrcBlock">}</text:p>
      <text:p text:style-name="OrgSrcBlock"/>
      <text:p text:style-name="OrgSrcBlock">.todo-list<text:s/>li<text:s/>.bt<text:s/>{</text:p>
      <text:p text:style-name="OrgSrcBlock"><text:s/><text:s/>position:<text:s/>absolute;</text:p>
      <text:p text:style-name="OrgSrcBlock"><text:s/><text:s/>right:<text:s/>0;</text:p>
      <text:p text:style-name="OrgSrcBlock"><text:s/><text:s/>top:<text:s/>0;</text:p>
      <text:p text:style-name="OrgSrcBlock"><text:s/><text:s/>height:<text:s/>100%;</text:p>
      <text:p text:style-name="OrgSrcBlock"><text:s/><text:s/>transition:<text:s/>width<text:s/>0.4s<text:s/>ease-in-out;</text:p>
      <text:p text:style-name="OrgSrcBlock">}</text:p>
      <text:p text:style-name="OrgSrcBlock"/>
      <text:p text:style-name="OrgSrcBlock">.todo-list<text:s/>li<text:s/>.bt:hover<text:s/>{</text:p>
      <text:p text:style-name="OrgSrcBlock"><text:s/><text:s/>width:<text:s/>80px;</text:p>
      <text:p text:style-name="OrgSrcBlockLastLine">}</text:p>
      <text:h text:style-name="Heading_20_1" text:outline-level="1"><text:bookmark-start text:name="OrgXref.sec-9"/><text:bookmark text:name="sec-9"/>clipboard<text:bookmark-end text:name="OrgXref.sec-9"/></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oldItalic" style:family="text">
      <style:text-properties fo:color="#000000"/>
    </style:style>
    <style:style style:name="OrgSrcItalic" style:family="text">
      <style:text-properties fo:color="#000000"/>
    </style:style>
    <style:style style:name="OrgSrcBold" style:family="text">
      <style:text-properties fo:color="#000000"/>
    </style:style>
    <style:style style:name="OrgSrcFontLockFunctionNameFace" style:family="text">
      <style:text-properties fo:color="#0000ff"/>
    </style:style>
    <style:style style:name="OrgSrcFontLockStringFace" style:family="text">
      <style:text-properties fo:color="#8b2252"/>
    </style:style>
    <style:style style:name="OrgSrcFontLockVariableNameFace" style:family="text">
      <style:text-properties fo:color="#a0522d"/>
    </style:style>
    <style:style style:name="OrgSrcFontLockConstantFace" style:family="text">
      <style:text-properties fo:color="#008b8b"/>
    </style:style>
    <style:style style:name="OrgSrcFontLockBuiltinFace" style:family="text">
      <style:text-properties fo:color="#483d8b"/>
    </style:style>
    <style:style style:name="OrgSrcFontLockTypeFace" style:family="text">
      <style:text-properties fo:color="#228b22"/>
    </style:style>
    <style:style style:name="OrgSrcFontLockCommentFace" style:family="text">
      <style:text-properties fo:color="#b22222"/>
    </style:style>
    <style:style style:name="OrgSrcFontLockCommentDelimiterFace" style:family="text">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KeywordFace" style:family="text">
      <style:text-properties fo:color="#a020f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ai Gollapudi</dc:creator>
    <meta:initial-creator>Sai Gollapudi</meta:initial-creator>
    <dc:date>2016-03-02T15:04:41+05:30</dc:date>
    <meta:creation-date>2016-03-02T15:04:41+05:30</meta:creation-date>
    <meta:generator>Org-7.9.3f/Emacs-24.3.1</meta:generator>
    <meta:keyword/>
    <dc:subject/>
    <dc:title>SweetSai - a Sweet based web app dev effort for Semantic Style Sheets</dc:title>
  </office:meta>
</office:document-meta>
</file>